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291in"/>
    </style:style>
    <style:style style:name="co3" style:family="table-column">
      <style:table-column-properties fo:break-before="auto" style:column-width="1.3508in"/>
    </style:style>
    <style:style style:name="co4" style:family="table-column">
      <style:table-column-properties fo:break-before="auto" style:column-width="2.176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LED</text:p>
          </table:table-cell>
          <table:table-cell office:value-type="string" calcext:value-type="string">
            <text:p>Fläche</text:p>
          </table:table-cell>
          <table:table-cell office:value-type="string" calcext:value-type="string">
            <text:p>LED der Fläche</text:p>
          </table:table-cell>
          <table:table-cell office:value-type="string" calcext:value-type="string">
            <text:p>Reihe</text:p>
          </table:table-cell>
          <table:table-cell office:value-type="string" calcext:value-type="string">
            <text:p>Spalt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ons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&quot;LED_&quot;&amp;[.B2]&amp;&quot;_&quot;&amp;[.D2]&amp;&quot;x&quot;&amp;[.E2]" office:value-type="string" office:string-value="LED_O_8x8" calcext:value-type="string">
            <text:p>LED_O_8x8</text:p>
          </table:table-cell>
          <table:table-cell table:formula="of:=&quot;const int &quot;&amp;[.F2]&amp;&quot; = &quot;&amp;[.A2]&amp;&quot;;&quot;" office:value-type="string" office:string-value="const int LED_O_8x8 = 0;" calcext:value-type="string">
            <text:p>const int LED_O_8x8 = 0;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&quot;LED_&quot;&amp;[.B3]&amp;&quot;_&quot;&amp;[.D3]&amp;&quot;x&quot;&amp;[.E3]" office:value-type="string" office:string-value="LED_O_8x7" calcext:value-type="string">
            <text:p>LED_O_8x7</text:p>
          </table:table-cell>
          <table:table-cell table:formula="of:=&quot;const int &quot;&amp;[.F3]&amp;&quot; = &quot;&amp;[.A3]&amp;&quot;;&quot;" office:value-type="string" office:string-value="const int LED_O_8x7 = 1;" calcext:value-type="string">
            <text:p>const int LED_O_8x7 = 1;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&quot;LED_&quot;&amp;[.B4]&amp;&quot;_&quot;&amp;[.D4]&amp;&quot;x&quot;&amp;[.E4]" office:value-type="string" office:string-value="LED_O_8x6" calcext:value-type="string">
            <text:p>LED_O_8x6</text:p>
          </table:table-cell>
          <table:table-cell table:formula="of:=&quot;const int &quot;&amp;[.F4]&amp;&quot; = &quot;&amp;[.A4]&amp;&quot;;&quot;" office:value-type="string" office:string-value="const int LED_O_8x6 = 2;" calcext:value-type="string">
            <text:p>const int LED_O_8x6 = 2;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&quot;LED_&quot;&amp;[.B5]&amp;&quot;_&quot;&amp;[.D5]&amp;&quot;x&quot;&amp;[.E5]" office:value-type="string" office:string-value="LED_O_8x5" calcext:value-type="string">
            <text:p>LED_O_8x5</text:p>
          </table:table-cell>
          <table:table-cell table:formula="of:=&quot;const int &quot;&amp;[.F5]&amp;&quot; = &quot;&amp;[.A5]&amp;&quot;;&quot;" office:value-type="string" office:string-value="const int LED_O_8x5 = 3;" calcext:value-type="string">
            <text:p>const int LED_O_8x5 = 3;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&quot;LED_&quot;&amp;[.B6]&amp;&quot;_&quot;&amp;[.D6]&amp;&quot;x&quot;&amp;[.E6]" office:value-type="string" office:string-value="LED_O_8x4" calcext:value-type="string">
            <text:p>LED_O_8x4</text:p>
          </table:table-cell>
          <table:table-cell table:formula="of:=&quot;const int &quot;&amp;[.F6]&amp;&quot; = &quot;&amp;[.A6]&amp;&quot;;&quot;" office:value-type="string" office:string-value="const int LED_O_8x4 = 4;" calcext:value-type="string">
            <text:p>const int LED_O_8x4 = 4;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O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&quot;LED_&quot;&amp;[.B7]&amp;&quot;_&quot;&amp;[.D7]&amp;&quot;x&quot;&amp;[.E7]" office:value-type="string" office:string-value="LED_O_8x3" calcext:value-type="string">
            <text:p>LED_O_8x3</text:p>
          </table:table-cell>
          <table:table-cell table:formula="of:=&quot;const int &quot;&amp;[.F7]&amp;&quot; = &quot;&amp;[.A7]&amp;&quot;;&quot;" office:value-type="string" office:string-value="const int LED_O_8x3 = 5;" calcext:value-type="string">
            <text:p>const int LED_O_8x3 = 5;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O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&quot;LED_&quot;&amp;[.B8]&amp;&quot;_&quot;&amp;[.D8]&amp;&quot;x&quot;&amp;[.E8]" office:value-type="string" office:string-value="LED_O_8x2" calcext:value-type="string">
            <text:p>LED_O_8x2</text:p>
          </table:table-cell>
          <table:table-cell table:formula="of:=&quot;const int &quot;&amp;[.F8]&amp;&quot; = &quot;&amp;[.A8]&amp;&quot;;&quot;" office:value-type="string" office:string-value="const int LED_O_8x2 = 6;" calcext:value-type="string">
            <text:p>const int LED_O_8x2 = 6;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O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&quot;LED_&quot;&amp;[.B9]&amp;&quot;_&quot;&amp;[.D9]&amp;&quot;x&quot;&amp;[.E9]" office:value-type="string" office:string-value="LED_O_8x1" calcext:value-type="string">
            <text:p>LED_O_8x1</text:p>
          </table:table-cell>
          <table:table-cell table:formula="of:=&quot;const int &quot;&amp;[.F9]&amp;&quot; = &quot;&amp;[.A9]&amp;&quot;;&quot;" office:value-type="string" office:string-value="const int LED_O_8x1 = 7;" calcext:value-type="string">
            <text:p>const int LED_O_8x1 = 7;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&quot;LED_&quot;&amp;[.B10]&amp;&quot;_&quot;&amp;[.D10]&amp;&quot;x&quot;&amp;[.E10]" office:value-type="string" office:string-value="LED_O_7x8" calcext:value-type="string">
            <text:p>LED_O_7x8</text:p>
          </table:table-cell>
          <table:table-cell table:formula="of:=&quot;const int &quot;&amp;[.F10]&amp;&quot; = &quot;&amp;[.A10]&amp;&quot;;&quot;" office:value-type="string" office:string-value="const int LED_O_7x8 = 8;" calcext:value-type="string">
            <text:p>const int LED_O_7x8 = 8;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&quot;LED_&quot;&amp;[.B11]&amp;&quot;_&quot;&amp;[.D11]&amp;&quot;x&quot;&amp;[.E11]" office:value-type="string" office:string-value="LED_O_7x7" calcext:value-type="string">
            <text:p>LED_O_7x7</text:p>
          </table:table-cell>
          <table:table-cell table:formula="of:=&quot;const int &quot;&amp;[.F11]&amp;&quot; = &quot;&amp;[.A11]&amp;&quot;;&quot;" office:value-type="string" office:string-value="const int LED_O_7x7 = 9;" calcext:value-type="string">
            <text:p>const int LED_O_7x7 = 9;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&quot;LED_&quot;&amp;[.B12]&amp;&quot;_&quot;&amp;[.D12]&amp;&quot;x&quot;&amp;[.E12]" office:value-type="string" office:string-value="LED_O_7x6" calcext:value-type="string">
            <text:p>LED_O_7x6</text:p>
          </table:table-cell>
          <table:table-cell table:formula="of:=&quot;const int &quot;&amp;[.F12]&amp;&quot; = &quot;&amp;[.A12]&amp;&quot;;&quot;" office:value-type="string" office:string-value="const int LED_O_7x6 = 10;" calcext:value-type="string">
            <text:p>const int LED_O_7x6 = 10;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O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&quot;LED_&quot;&amp;[.B13]&amp;&quot;_&quot;&amp;[.D13]&amp;&quot;x&quot;&amp;[.E13]" office:value-type="string" office:string-value="LED_O_7x5" calcext:value-type="string">
            <text:p>LED_O_7x5</text:p>
          </table:table-cell>
          <table:table-cell table:formula="of:=&quot;const int &quot;&amp;[.F13]&amp;&quot; = &quot;&amp;[.A13]&amp;&quot;;&quot;" office:value-type="string" office:string-value="const int LED_O_7x5 = 11;" calcext:value-type="string">
            <text:p>const int LED_O_7x5 = 11;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O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formula="of:=&quot;LED_&quot;&amp;[.B14]&amp;&quot;_&quot;&amp;[.D14]&amp;&quot;x&quot;&amp;[.E14]" office:value-type="string" office:string-value="LED_O_7x4" calcext:value-type="string">
            <text:p>LED_O_7x4</text:p>
          </table:table-cell>
          <table:table-cell table:formula="of:=&quot;const int &quot;&amp;[.F14]&amp;&quot; = &quot;&amp;[.A14]&amp;&quot;;&quot;" office:value-type="string" office:string-value="const int LED_O_7x4 = 12;" calcext:value-type="string">
            <text:p>const int LED_O_7x4 = 12;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O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&quot;LED_&quot;&amp;[.B15]&amp;&quot;_&quot;&amp;[.D15]&amp;&quot;x&quot;&amp;[.E15]" office:value-type="string" office:string-value="LED_O_7x3" calcext:value-type="string">
            <text:p>LED_O_7x3</text:p>
          </table:table-cell>
          <table:table-cell table:formula="of:=&quot;const int &quot;&amp;[.F15]&amp;&quot; = &quot;&amp;[.A15]&amp;&quot;;&quot;" office:value-type="string" office:string-value="const int LED_O_7x3 = 13;" calcext:value-type="string">
            <text:p>const int LED_O_7x3 = 13;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O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&quot;LED_&quot;&amp;[.B16]&amp;&quot;_&quot;&amp;[.D16]&amp;&quot;x&quot;&amp;[.E16]" office:value-type="string" office:string-value="LED_O_7x2" calcext:value-type="string">
            <text:p>LED_O_7x2</text:p>
          </table:table-cell>
          <table:table-cell table:formula="of:=&quot;const int &quot;&amp;[.F16]&amp;&quot; = &quot;&amp;[.A16]&amp;&quot;;&quot;" office:value-type="string" office:string-value="const int LED_O_7x2 = 14;" calcext:value-type="string">
            <text:p>const int LED_O_7x2 = 14;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O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&quot;LED_&quot;&amp;[.B17]&amp;&quot;_&quot;&amp;[.D17]&amp;&quot;x&quot;&amp;[.E17]" office:value-type="string" office:string-value="LED_O_7x1" calcext:value-type="string">
            <text:p>LED_O_7x1</text:p>
          </table:table-cell>
          <table:table-cell table:formula="of:=&quot;const int &quot;&amp;[.F17]&amp;&quot; = &quot;&amp;[.A17]&amp;&quot;;&quot;" office:value-type="string" office:string-value="const int LED_O_7x1 = 15;" calcext:value-type="string">
            <text:p>const int LED_O_7x1 = 15;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O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&quot;LED_&quot;&amp;[.B18]&amp;&quot;_&quot;&amp;[.D18]&amp;&quot;x&quot;&amp;[.E18]" office:value-type="string" office:string-value="LED_O_6x8" calcext:value-type="string">
            <text:p>LED_O_6x8</text:p>
          </table:table-cell>
          <table:table-cell table:formula="of:=&quot;const int &quot;&amp;[.F18]&amp;&quot; = &quot;&amp;[.A18]&amp;&quot;;&quot;" office:value-type="string" office:string-value="const int LED_O_6x8 = 16;" calcext:value-type="string">
            <text:p>const int LED_O_6x8 = 16;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O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&quot;LED_&quot;&amp;[.B19]&amp;&quot;_&quot;&amp;[.D19]&amp;&quot;x&quot;&amp;[.E19]" office:value-type="string" office:string-value="LED_O_6x7" calcext:value-type="string">
            <text:p>LED_O_6x7</text:p>
          </table:table-cell>
          <table:table-cell table:formula="of:=&quot;const int &quot;&amp;[.F19]&amp;&quot; = &quot;&amp;[.A19]&amp;&quot;;&quot;" office:value-type="string" office:string-value="const int LED_O_6x7 = 17;" calcext:value-type="string">
            <text:p>const int LED_O_6x7 = 17;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O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&quot;LED_&quot;&amp;[.B20]&amp;&quot;_&quot;&amp;[.D20]&amp;&quot;x&quot;&amp;[.E20]" office:value-type="string" office:string-value="LED_O_6x6" calcext:value-type="string">
            <text:p>LED_O_6x6</text:p>
          </table:table-cell>
          <table:table-cell table:formula="of:=&quot;const int &quot;&amp;[.F20]&amp;&quot; = &quot;&amp;[.A20]&amp;&quot;;&quot;" office:value-type="string" office:string-value="const int LED_O_6x6 = 18;" calcext:value-type="string">
            <text:p>const int LED_O_6x6 = 18;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O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&quot;LED_&quot;&amp;[.B21]&amp;&quot;_&quot;&amp;[.D21]&amp;&quot;x&quot;&amp;[.E21]" office:value-type="string" office:string-value="LED_O_6x5" calcext:value-type="string">
            <text:p>LED_O_6x5</text:p>
          </table:table-cell>
          <table:table-cell table:formula="of:=&quot;const int &quot;&amp;[.F21]&amp;&quot; = &quot;&amp;[.A21]&amp;&quot;;&quot;" office:value-type="string" office:string-value="const int LED_O_6x5 = 19;" calcext:value-type="string">
            <text:p>const int LED_O_6x5 = 19;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O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&quot;LED_&quot;&amp;[.B22]&amp;&quot;_&quot;&amp;[.D22]&amp;&quot;x&quot;&amp;[.E22]" office:value-type="string" office:string-value="LED_O_6x4" calcext:value-type="string">
            <text:p>LED_O_6x4</text:p>
          </table:table-cell>
          <table:table-cell table:formula="of:=&quot;const int &quot;&amp;[.F22]&amp;&quot; = &quot;&amp;[.A22]&amp;&quot;;&quot;" office:value-type="string" office:string-value="const int LED_O_6x4 = 20;" calcext:value-type="string">
            <text:p>const int LED_O_6x4 = 20;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O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&quot;LED_&quot;&amp;[.B23]&amp;&quot;_&quot;&amp;[.D23]&amp;&quot;x&quot;&amp;[.E23]" office:value-type="string" office:string-value="LED_O_6x3" calcext:value-type="string">
            <text:p>LED_O_6x3</text:p>
          </table:table-cell>
          <table:table-cell table:formula="of:=&quot;const int &quot;&amp;[.F23]&amp;&quot; = &quot;&amp;[.A23]&amp;&quot;;&quot;" office:value-type="string" office:string-value="const int LED_O_6x3 = 21;" calcext:value-type="string">
            <text:p>const int LED_O_6x3 = 21;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O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&quot;LED_&quot;&amp;[.B24]&amp;&quot;_&quot;&amp;[.D24]&amp;&quot;x&quot;&amp;[.E24]" office:value-type="string" office:string-value="LED_O_6x2" calcext:value-type="string">
            <text:p>LED_O_6x2</text:p>
          </table:table-cell>
          <table:table-cell table:formula="of:=&quot;const int &quot;&amp;[.F24]&amp;&quot; = &quot;&amp;[.A24]&amp;&quot;;&quot;" office:value-type="string" office:string-value="const int LED_O_6x2 = 22;" calcext:value-type="string">
            <text:p>const int LED_O_6x2 = 22;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O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&quot;LED_&quot;&amp;[.B25]&amp;&quot;_&quot;&amp;[.D25]&amp;&quot;x&quot;&amp;[.E25]" office:value-type="string" office:string-value="LED_O_6x1" calcext:value-type="string">
            <text:p>LED_O_6x1</text:p>
          </table:table-cell>
          <table:table-cell table:formula="of:=&quot;const int &quot;&amp;[.F25]&amp;&quot; = &quot;&amp;[.A25]&amp;&quot;;&quot;" office:value-type="string" office:string-value="const int LED_O_6x1 = 23;" calcext:value-type="string">
            <text:p>const int LED_O_6x1 = 23;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O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formula="of:=&quot;LED_&quot;&amp;[.B26]&amp;&quot;_&quot;&amp;[.D26]&amp;&quot;x&quot;&amp;[.E26]" office:value-type="string" office:string-value="LED_O_5x8" calcext:value-type="string">
            <text:p>LED_O_5x8</text:p>
          </table:table-cell>
          <table:table-cell table:formula="of:=&quot;const int &quot;&amp;[.F26]&amp;&quot; = &quot;&amp;[.A26]&amp;&quot;;&quot;" office:value-type="string" office:string-value="const int LED_O_5x8 = 24;" calcext:value-type="string">
            <text:p>const int LED_O_5x8 = 24;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O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&quot;LED_&quot;&amp;[.B27]&amp;&quot;_&quot;&amp;[.D27]&amp;&quot;x&quot;&amp;[.E27]" office:value-type="string" office:string-value="LED_O_5x7" calcext:value-type="string">
            <text:p>LED_O_5x7</text:p>
          </table:table-cell>
          <table:table-cell table:formula="of:=&quot;const int &quot;&amp;[.F27]&amp;&quot; = &quot;&amp;[.A27]&amp;&quot;;&quot;" office:value-type="string" office:string-value="const int LED_O_5x7 = 25;" calcext:value-type="string">
            <text:p>const int LED_O_5x7 = 25;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O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&quot;LED_&quot;&amp;[.B28]&amp;&quot;_&quot;&amp;[.D28]&amp;&quot;x&quot;&amp;[.E28]" office:value-type="string" office:string-value="LED_O_5x6" calcext:value-type="string">
            <text:p>LED_O_5x6</text:p>
          </table:table-cell>
          <table:table-cell table:formula="of:=&quot;const int &quot;&amp;[.F28]&amp;&quot; = &quot;&amp;[.A28]&amp;&quot;;&quot;" office:value-type="string" office:string-value="const int LED_O_5x6 = 26;" calcext:value-type="string">
            <text:p>const int LED_O_5x6 = 26;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O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&quot;LED_&quot;&amp;[.B29]&amp;&quot;_&quot;&amp;[.D29]&amp;&quot;x&quot;&amp;[.E29]" office:value-type="string" office:string-value="LED_O_5x5" calcext:value-type="string">
            <text:p>LED_O_5x5</text:p>
          </table:table-cell>
          <table:table-cell table:formula="of:=&quot;const int &quot;&amp;[.F29]&amp;&quot; = &quot;&amp;[.A29]&amp;&quot;;&quot;" office:value-type="string" office:string-value="const int LED_O_5x5 = 27;" calcext:value-type="string">
            <text:p>const int LED_O_5x5 = 27;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O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&quot;LED_&quot;&amp;[.B30]&amp;&quot;_&quot;&amp;[.D30]&amp;&quot;x&quot;&amp;[.E30]" office:value-type="string" office:string-value="LED_O_5x4" calcext:value-type="string">
            <text:p>LED_O_5x4</text:p>
          </table:table-cell>
          <table:table-cell table:formula="of:=&quot;const int &quot;&amp;[.F30]&amp;&quot; = &quot;&amp;[.A30]&amp;&quot;;&quot;" office:value-type="string" office:string-value="const int LED_O_5x4 = 28;" calcext:value-type="string">
            <text:p>const int LED_O_5x4 = 28;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O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&quot;LED_&quot;&amp;[.B31]&amp;&quot;_&quot;&amp;[.D31]&amp;&quot;x&quot;&amp;[.E31]" office:value-type="string" office:string-value="LED_O_5x3" calcext:value-type="string">
            <text:p>LED_O_5x3</text:p>
          </table:table-cell>
          <table:table-cell table:formula="of:=&quot;const int &quot;&amp;[.F31]&amp;&quot; = &quot;&amp;[.A31]&amp;&quot;;&quot;" office:value-type="string" office:string-value="const int LED_O_5x3 = 29;" calcext:value-type="string">
            <text:p>const int LED_O_5x3 = 29;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O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&quot;LED_&quot;&amp;[.B32]&amp;&quot;_&quot;&amp;[.D32]&amp;&quot;x&quot;&amp;[.E32]" office:value-type="string" office:string-value="LED_O_5x2" calcext:value-type="string">
            <text:p>LED_O_5x2</text:p>
          </table:table-cell>
          <table:table-cell table:formula="of:=&quot;const int &quot;&amp;[.F32]&amp;&quot; = &quot;&amp;[.A32]&amp;&quot;;&quot;" office:value-type="string" office:string-value="const int LED_O_5x2 = 30;" calcext:value-type="string">
            <text:p>const int LED_O_5x2 = 30;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O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&quot;LED_&quot;&amp;[.B33]&amp;&quot;_&quot;&amp;[.D33]&amp;&quot;x&quot;&amp;[.E33]" office:value-type="string" office:string-value="LED_O_5x1" calcext:value-type="string">
            <text:p>LED_O_5x1</text:p>
          </table:table-cell>
          <table:table-cell table:formula="of:=&quot;const int &quot;&amp;[.F33]&amp;&quot; = &quot;&amp;[.A33]&amp;&quot;;&quot;" office:value-type="string" office:string-value="const int LED_O_5x1 = 31;" calcext:value-type="string">
            <text:p>const int LED_O_5x1 = 31;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O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formula="of:=&quot;LED_&quot;&amp;[.B34]&amp;&quot;_&quot;&amp;[.D34]&amp;&quot;x&quot;&amp;[.E34]" office:value-type="string" office:string-value="LED_O_4x8" calcext:value-type="string">
            <text:p>LED_O_4x8</text:p>
          </table:table-cell>
          <table:table-cell table:formula="of:=&quot;const int &quot;&amp;[.F34]&amp;&quot; = &quot;&amp;[.A34]&amp;&quot;;&quot;" office:value-type="string" office:string-value="const int LED_O_4x8 = 32;" calcext:value-type="string">
            <text:p>const int LED_O_4x8 = 32;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O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formula="of:=&quot;LED_&quot;&amp;[.B35]&amp;&quot;_&quot;&amp;[.D35]&amp;&quot;x&quot;&amp;[.E35]" office:value-type="string" office:string-value="LED_O_4x7" calcext:value-type="string">
            <text:p>LED_O_4x7</text:p>
          </table:table-cell>
          <table:table-cell table:formula="of:=&quot;const int &quot;&amp;[.F35]&amp;&quot; = &quot;&amp;[.A35]&amp;&quot;;&quot;" office:value-type="string" office:string-value="const int LED_O_4x7 = 33;" calcext:value-type="string">
            <text:p>const int LED_O_4x7 = 33;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O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&quot;LED_&quot;&amp;[.B36]&amp;&quot;_&quot;&amp;[.D36]&amp;&quot;x&quot;&amp;[.E36]" office:value-type="string" office:string-value="LED_O_4x6" calcext:value-type="string">
            <text:p>LED_O_4x6</text:p>
          </table:table-cell>
          <table:table-cell table:formula="of:=&quot;const int &quot;&amp;[.F36]&amp;&quot; = &quot;&amp;[.A36]&amp;&quot;;&quot;" office:value-type="string" office:string-value="const int LED_O_4x6 = 34;" calcext:value-type="string">
            <text:p>const int LED_O_4x6 = 34;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O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&quot;LED_&quot;&amp;[.B37]&amp;&quot;_&quot;&amp;[.D37]&amp;&quot;x&quot;&amp;[.E37]" office:value-type="string" office:string-value="LED_O_4x5" calcext:value-type="string">
            <text:p>LED_O_4x5</text:p>
          </table:table-cell>
          <table:table-cell table:formula="of:=&quot;const int &quot;&amp;[.F37]&amp;&quot; = &quot;&amp;[.A37]&amp;&quot;;&quot;" office:value-type="string" office:string-value="const int LED_O_4x5 = 35;" calcext:value-type="string">
            <text:p>const int LED_O_4x5 = 35;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O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&quot;LED_&quot;&amp;[.B38]&amp;&quot;_&quot;&amp;[.D38]&amp;&quot;x&quot;&amp;[.E38]" office:value-type="string" office:string-value="LED_O_4x4" calcext:value-type="string">
            <text:p>LED_O_4x4</text:p>
          </table:table-cell>
          <table:table-cell table:formula="of:=&quot;const int &quot;&amp;[.F38]&amp;&quot; = &quot;&amp;[.A38]&amp;&quot;;&quot;" office:value-type="string" office:string-value="const int LED_O_4x4 = 36;" calcext:value-type="string">
            <text:p>const int LED_O_4x4 = 36;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O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&quot;LED_&quot;&amp;[.B39]&amp;&quot;_&quot;&amp;[.D39]&amp;&quot;x&quot;&amp;[.E39]" office:value-type="string" office:string-value="LED_O_4x3" calcext:value-type="string">
            <text:p>LED_O_4x3</text:p>
          </table:table-cell>
          <table:table-cell table:formula="of:=&quot;const int &quot;&amp;[.F39]&amp;&quot; = &quot;&amp;[.A39]&amp;&quot;;&quot;" office:value-type="string" office:string-value="const int LED_O_4x3 = 37;" calcext:value-type="string">
            <text:p>const int LED_O_4x3 = 37;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O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&quot;LED_&quot;&amp;[.B40]&amp;&quot;_&quot;&amp;[.D40]&amp;&quot;x&quot;&amp;[.E40]" office:value-type="string" office:string-value="LED_O_4x2" calcext:value-type="string">
            <text:p>LED_O_4x2</text:p>
          </table:table-cell>
          <table:table-cell table:formula="of:=&quot;const int &quot;&amp;[.F40]&amp;&quot; = &quot;&amp;[.A40]&amp;&quot;;&quot;" office:value-type="string" office:string-value="const int LED_O_4x2 = 38;" calcext:value-type="string">
            <text:p>const int LED_O_4x2 = 38;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O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&quot;LED_&quot;&amp;[.B41]&amp;&quot;_&quot;&amp;[.D41]&amp;&quot;x&quot;&amp;[.E41]" office:value-type="string" office:string-value="LED_O_4x1" calcext:value-type="string">
            <text:p>LED_O_4x1</text:p>
          </table:table-cell>
          <table:table-cell table:formula="of:=&quot;const int &quot;&amp;[.F41]&amp;&quot; = &quot;&amp;[.A41]&amp;&quot;;&quot;" office:value-type="string" office:string-value="const int LED_O_4x1 = 39;" calcext:value-type="string">
            <text:p>const int LED_O_4x1 = 39;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O</text:p>
          </table:table-cell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formula="of:=&quot;LED_&quot;&amp;[.B42]&amp;&quot;_&quot;&amp;[.D42]&amp;&quot;x&quot;&amp;[.E42]" office:value-type="string" office:string-value="LED_O_3x8" calcext:value-type="string">
            <text:p>LED_O_3x8</text:p>
          </table:table-cell>
          <table:table-cell table:formula="of:=&quot;const int &quot;&amp;[.F42]&amp;&quot; = &quot;&amp;[.A42]&amp;&quot;;&quot;" office:value-type="string" office:string-value="const int LED_O_3x8 = 40;" calcext:value-type="string">
            <text:p>const int LED_O_3x8 = 40;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O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&quot;LED_&quot;&amp;[.B43]&amp;&quot;_&quot;&amp;[.D43]&amp;&quot;x&quot;&amp;[.E43]" office:value-type="string" office:string-value="LED_O_3x7" calcext:value-type="string">
            <text:p>LED_O_3x7</text:p>
          </table:table-cell>
          <table:table-cell table:formula="of:=&quot;const int &quot;&amp;[.F43]&amp;&quot; = &quot;&amp;[.A43]&amp;&quot;;&quot;" office:value-type="string" office:string-value="const int LED_O_3x7 = 41;" calcext:value-type="string">
            <text:p>const int LED_O_3x7 = 41;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O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&quot;LED_&quot;&amp;[.B44]&amp;&quot;_&quot;&amp;[.D44]&amp;&quot;x&quot;&amp;[.E44]" office:value-type="string" office:string-value="LED_O_3x6" calcext:value-type="string">
            <text:p>LED_O_3x6</text:p>
          </table:table-cell>
          <table:table-cell table:formula="of:=&quot;const int &quot;&amp;[.F44]&amp;&quot; = &quot;&amp;[.A44]&amp;&quot;;&quot;" office:value-type="string" office:string-value="const int LED_O_3x6 = 42;" calcext:value-type="string">
            <text:p>const int LED_O_3x6 = 42;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O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&quot;LED_&quot;&amp;[.B45]&amp;&quot;_&quot;&amp;[.D45]&amp;&quot;x&quot;&amp;[.E45]" office:value-type="string" office:string-value="LED_O_3x5" calcext:value-type="string">
            <text:p>LED_O_3x5</text:p>
          </table:table-cell>
          <table:table-cell table:formula="of:=&quot;const int &quot;&amp;[.F45]&amp;&quot; = &quot;&amp;[.A45]&amp;&quot;;&quot;" office:value-type="string" office:string-value="const int LED_O_3x5 = 43;" calcext:value-type="string">
            <text:p>const int LED_O_3x5 = 43;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O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&quot;LED_&quot;&amp;[.B46]&amp;&quot;_&quot;&amp;[.D46]&amp;&quot;x&quot;&amp;[.E46]" office:value-type="string" office:string-value="LED_O_3x4" calcext:value-type="string">
            <text:p>LED_O_3x4</text:p>
          </table:table-cell>
          <table:table-cell table:formula="of:=&quot;const int &quot;&amp;[.F46]&amp;&quot; = &quot;&amp;[.A46]&amp;&quot;;&quot;" office:value-type="string" office:string-value="const int LED_O_3x4 = 44;" calcext:value-type="string">
            <text:p>const int LED_O_3x4 = 44;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O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&quot;LED_&quot;&amp;[.B47]&amp;&quot;_&quot;&amp;[.D47]&amp;&quot;x&quot;&amp;[.E47]" office:value-type="string" office:string-value="LED_O_3x3" calcext:value-type="string">
            <text:p>LED_O_3x3</text:p>
          </table:table-cell>
          <table:table-cell table:formula="of:=&quot;const int &quot;&amp;[.F47]&amp;&quot; = &quot;&amp;[.A47]&amp;&quot;;&quot;" office:value-type="string" office:string-value="const int LED_O_3x3 = 45;" calcext:value-type="string">
            <text:p>const int LED_O_3x3 = 45;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O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&quot;LED_&quot;&amp;[.B48]&amp;&quot;_&quot;&amp;[.D48]&amp;&quot;x&quot;&amp;[.E48]" office:value-type="string" office:string-value="LED_O_3x2" calcext:value-type="string">
            <text:p>LED_O_3x2</text:p>
          </table:table-cell>
          <table:table-cell table:formula="of:=&quot;const int &quot;&amp;[.F48]&amp;&quot; = &quot;&amp;[.A48]&amp;&quot;;&quot;" office:value-type="string" office:string-value="const int LED_O_3x2 = 46;" calcext:value-type="string">
            <text:p>const int LED_O_3x2 = 46;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O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&quot;LED_&quot;&amp;[.B49]&amp;&quot;_&quot;&amp;[.D49]&amp;&quot;x&quot;&amp;[.E49]" office:value-type="string" office:string-value="LED_O_3x1" calcext:value-type="string">
            <text:p>LED_O_3x1</text:p>
          </table:table-cell>
          <table:table-cell table:formula="of:=&quot;const int &quot;&amp;[.F49]&amp;&quot; = &quot;&amp;[.A49]&amp;&quot;;&quot;" office:value-type="string" office:string-value="const int LED_O_3x1 = 47;" calcext:value-type="string">
            <text:p>const int LED_O_3x1 = 47;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O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&quot;LED_&quot;&amp;[.B50]&amp;&quot;_&quot;&amp;[.D50]&amp;&quot;x&quot;&amp;[.E50]" office:value-type="string" office:string-value="LED_O_2x8" calcext:value-type="string">
            <text:p>LED_O_2x8</text:p>
          </table:table-cell>
          <table:table-cell table:formula="of:=&quot;const int &quot;&amp;[.F50]&amp;&quot; = &quot;&amp;[.A50]&amp;&quot;;&quot;" office:value-type="string" office:string-value="const int LED_O_2x8 = 48;" calcext:value-type="string">
            <text:p>const int LED_O_2x8 = 48;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O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&quot;LED_&quot;&amp;[.B51]&amp;&quot;_&quot;&amp;[.D51]&amp;&quot;x&quot;&amp;[.E51]" office:value-type="string" office:string-value="LED_O_2x7" calcext:value-type="string">
            <text:p>LED_O_2x7</text:p>
          </table:table-cell>
          <table:table-cell table:formula="of:=&quot;const int &quot;&amp;[.F51]&amp;&quot; = &quot;&amp;[.A51]&amp;&quot;;&quot;" office:value-type="string" office:string-value="const int LED_O_2x7 = 49;" calcext:value-type="string">
            <text:p>const int LED_O_2x7 = 49;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O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&quot;LED_&quot;&amp;[.B52]&amp;&quot;_&quot;&amp;[.D52]&amp;&quot;x&quot;&amp;[.E52]" office:value-type="string" office:string-value="LED_O_2x6" calcext:value-type="string">
            <text:p>LED_O_2x6</text:p>
          </table:table-cell>
          <table:table-cell table:formula="of:=&quot;const int &quot;&amp;[.F52]&amp;&quot; = &quot;&amp;[.A52]&amp;&quot;;&quot;" office:value-type="string" office:string-value="const int LED_O_2x6 = 50;" calcext:value-type="string">
            <text:p>const int LED_O_2x6 = 50;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O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&quot;LED_&quot;&amp;[.B53]&amp;&quot;_&quot;&amp;[.D53]&amp;&quot;x&quot;&amp;[.E53]" office:value-type="string" office:string-value="LED_O_2x5" calcext:value-type="string">
            <text:p>LED_O_2x5</text:p>
          </table:table-cell>
          <table:table-cell table:formula="of:=&quot;const int &quot;&amp;[.F53]&amp;&quot; = &quot;&amp;[.A53]&amp;&quot;;&quot;" office:value-type="string" office:string-value="const int LED_O_2x5 = 51;" calcext:value-type="string">
            <text:p>const int LED_O_2x5 = 51;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O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&quot;LED_&quot;&amp;[.B54]&amp;&quot;_&quot;&amp;[.D54]&amp;&quot;x&quot;&amp;[.E54]" office:value-type="string" office:string-value="LED_O_2x4" calcext:value-type="string">
            <text:p>LED_O_2x4</text:p>
          </table:table-cell>
          <table:table-cell table:formula="of:=&quot;const int &quot;&amp;[.F54]&amp;&quot; = &quot;&amp;[.A54]&amp;&quot;;&quot;" office:value-type="string" office:string-value="const int LED_O_2x4 = 52;" calcext:value-type="string">
            <text:p>const int LED_O_2x4 = 52;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O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&quot;LED_&quot;&amp;[.B55]&amp;&quot;_&quot;&amp;[.D55]&amp;&quot;x&quot;&amp;[.E55]" office:value-type="string" office:string-value="LED_O_2x3" calcext:value-type="string">
            <text:p>LED_O_2x3</text:p>
          </table:table-cell>
          <table:table-cell table:formula="of:=&quot;const int &quot;&amp;[.F55]&amp;&quot; = &quot;&amp;[.A55]&amp;&quot;;&quot;" office:value-type="string" office:string-value="const int LED_O_2x3 = 53;" calcext:value-type="string">
            <text:p>const int LED_O_2x3 = 53;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O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&quot;LED_&quot;&amp;[.B56]&amp;&quot;_&quot;&amp;[.D56]&amp;&quot;x&quot;&amp;[.E56]" office:value-type="string" office:string-value="LED_O_2x2" calcext:value-type="string">
            <text:p>LED_O_2x2</text:p>
          </table:table-cell>
          <table:table-cell table:formula="of:=&quot;const int &quot;&amp;[.F56]&amp;&quot; = &quot;&amp;[.A56]&amp;&quot;;&quot;" office:value-type="string" office:string-value="const int LED_O_2x2 = 54;" calcext:value-type="string">
            <text:p>const int LED_O_2x2 = 54;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O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&quot;LED_&quot;&amp;[.B57]&amp;&quot;_&quot;&amp;[.D57]&amp;&quot;x&quot;&amp;[.E57]" office:value-type="string" office:string-value="LED_O_2x1" calcext:value-type="string">
            <text:p>LED_O_2x1</text:p>
          </table:table-cell>
          <table:table-cell table:formula="of:=&quot;const int &quot;&amp;[.F57]&amp;&quot; = &quot;&amp;[.A57]&amp;&quot;;&quot;" office:value-type="string" office:string-value="const int LED_O_2x1 = 55;" calcext:value-type="string">
            <text:p>const int LED_O_2x1 = 55;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O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&quot;LED_&quot;&amp;[.B58]&amp;&quot;_&quot;&amp;[.D58]&amp;&quot;x&quot;&amp;[.E58]" office:value-type="string" office:string-value="LED_O_1x8" calcext:value-type="string">
            <text:p>LED_O_1x8</text:p>
          </table:table-cell>
          <table:table-cell table:formula="of:=&quot;const int &quot;&amp;[.F58]&amp;&quot; = &quot;&amp;[.A58]&amp;&quot;;&quot;" office:value-type="string" office:string-value="const int LED_O_1x8 = 56;" calcext:value-type="string">
            <text:p>const int LED_O_1x8 = 56;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O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&quot;LED_&quot;&amp;[.B59]&amp;&quot;_&quot;&amp;[.D59]&amp;&quot;x&quot;&amp;[.E59]" office:value-type="string" office:string-value="LED_O_1x7" calcext:value-type="string">
            <text:p>LED_O_1x7</text:p>
          </table:table-cell>
          <table:table-cell table:formula="of:=&quot;const int &quot;&amp;[.F59]&amp;&quot; = &quot;&amp;[.A59]&amp;&quot;;&quot;" office:value-type="string" office:string-value="const int LED_O_1x7 = 57;" calcext:value-type="string">
            <text:p>const int LED_O_1x7 = 57;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O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&quot;LED_&quot;&amp;[.B60]&amp;&quot;_&quot;&amp;[.D60]&amp;&quot;x&quot;&amp;[.E60]" office:value-type="string" office:string-value="LED_O_1x6" calcext:value-type="string">
            <text:p>LED_O_1x6</text:p>
          </table:table-cell>
          <table:table-cell table:formula="of:=&quot;const int &quot;&amp;[.F60]&amp;&quot; = &quot;&amp;[.A60]&amp;&quot;;&quot;" office:value-type="string" office:string-value="const int LED_O_1x6 = 58;" calcext:value-type="string">
            <text:p>const int LED_O_1x6 = 58;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O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&quot;LED_&quot;&amp;[.B61]&amp;&quot;_&quot;&amp;[.D61]&amp;&quot;x&quot;&amp;[.E61]" office:value-type="string" office:string-value="LED_O_1x5" calcext:value-type="string">
            <text:p>LED_O_1x5</text:p>
          </table:table-cell>
          <table:table-cell table:formula="of:=&quot;const int &quot;&amp;[.F61]&amp;&quot; = &quot;&amp;[.A61]&amp;&quot;;&quot;" office:value-type="string" office:string-value="const int LED_O_1x5 = 59;" calcext:value-type="string">
            <text:p>const int LED_O_1x5 = 59;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O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&quot;LED_&quot;&amp;[.B62]&amp;&quot;_&quot;&amp;[.D62]&amp;&quot;x&quot;&amp;[.E62]" office:value-type="string" office:string-value="LED_O_1x4" calcext:value-type="string">
            <text:p>LED_O_1x4</text:p>
          </table:table-cell>
          <table:table-cell table:formula="of:=&quot;const int &quot;&amp;[.F62]&amp;&quot; = &quot;&amp;[.A62]&amp;&quot;;&quot;" office:value-type="string" office:string-value="const int LED_O_1x4 = 60;" calcext:value-type="string">
            <text:p>const int LED_O_1x4 = 60;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O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&quot;LED_&quot;&amp;[.B63]&amp;&quot;_&quot;&amp;[.D63]&amp;&quot;x&quot;&amp;[.E63]" office:value-type="string" office:string-value="LED_O_1x3" calcext:value-type="string">
            <text:p>LED_O_1x3</text:p>
          </table:table-cell>
          <table:table-cell table:formula="of:=&quot;const int &quot;&amp;[.F63]&amp;&quot; = &quot;&amp;[.A63]&amp;&quot;;&quot;" office:value-type="string" office:string-value="const int LED_O_1x3 = 61;" calcext:value-type="string">
            <text:p>const int LED_O_1x3 = 61;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O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&quot;LED_&quot;&amp;[.B64]&amp;&quot;_&quot;&amp;[.D64]&amp;&quot;x&quot;&amp;[.E64]" office:value-type="string" office:string-value="LED_O_1x2" calcext:value-type="string">
            <text:p>LED_O_1x2</text:p>
          </table:table-cell>
          <table:table-cell table:formula="of:=&quot;const int &quot;&amp;[.F64]&amp;&quot; = &quot;&amp;[.A64]&amp;&quot;;&quot;" office:value-type="string" office:string-value="const int LED_O_1x2 = 62;" calcext:value-type="string">
            <text:p>const int LED_O_1x2 = 62;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O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&quot;LED_&quot;&amp;[.B65]&amp;&quot;_&quot;&amp;[.D65]&amp;&quot;x&quot;&amp;[.E65]" office:value-type="string" office:string-value="LED_O_1x1" calcext:value-type="string">
            <text:p>LED_O_1x1</text:p>
          </table:table-cell>
          <table:table-cell table:formula="of:=&quot;const int &quot;&amp;[.F65]&amp;&quot; = &quot;&amp;[.A65]&amp;&quot;;&quot;" office:value-type="string" office:string-value="const int LED_O_1x1 = 63;" calcext:value-type="string">
            <text:p>const int LED_O_1x1 = 63;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&quot;LED_&quot;&amp;[.B66]&amp;&quot;_&quot;&amp;[.D66]&amp;&quot;x&quot;&amp;[.E66]" office:value-type="string" office:string-value="LED_V_8x8" calcext:value-type="string">
            <text:p>LED_V_8x8</text:p>
          </table:table-cell>
          <table:table-cell table:formula="of:=&quot;const int &quot;&amp;[.F66]&amp;&quot; = &quot;&amp;[.A66]&amp;&quot;;&quot;" office:value-type="string" office:string-value="const int LED_V_8x8 = 64;" calcext:value-type="string">
            <text:p>const int LED_V_8x8 = 64;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V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&quot;LED_&quot;&amp;[.B67]&amp;&quot;_&quot;&amp;[.D67]&amp;&quot;x&quot;&amp;[.E67]" office:value-type="string" office:string-value="LED_V_8x7" calcext:value-type="string">
            <text:p>LED_V_8x7</text:p>
          </table:table-cell>
          <table:table-cell table:formula="of:=&quot;const int &quot;&amp;[.F67]&amp;&quot; = &quot;&amp;[.A67]&amp;&quot;;&quot;" office:value-type="string" office:string-value="const int LED_V_8x7 = 65;" calcext:value-type="string">
            <text:p>const int LED_V_8x7 = 65;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V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&quot;LED_&quot;&amp;[.B68]&amp;&quot;_&quot;&amp;[.D68]&amp;&quot;x&quot;&amp;[.E68]" office:value-type="string" office:string-value="LED_V_8x6" calcext:value-type="string">
            <text:p>LED_V_8x6</text:p>
          </table:table-cell>
          <table:table-cell table:formula="of:=&quot;const int &quot;&amp;[.F68]&amp;&quot; = &quot;&amp;[.A68]&amp;&quot;;&quot;" office:value-type="string" office:string-value="const int LED_V_8x6 = 66;" calcext:value-type="string">
            <text:p>const int LED_V_8x6 = 66;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V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&quot;LED_&quot;&amp;[.B69]&amp;&quot;_&quot;&amp;[.D69]&amp;&quot;x&quot;&amp;[.E69]" office:value-type="string" office:string-value="LED_V_8x5" calcext:value-type="string">
            <text:p>LED_V_8x5</text:p>
          </table:table-cell>
          <table:table-cell table:formula="of:=&quot;const int &quot;&amp;[.F69]&amp;&quot; = &quot;&amp;[.A69]&amp;&quot;;&quot;" office:value-type="string" office:string-value="const int LED_V_8x5 = 67;" calcext:value-type="string">
            <text:p>const int LED_V_8x5 = 67;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V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&quot;LED_&quot;&amp;[.B70]&amp;&quot;_&quot;&amp;[.D70]&amp;&quot;x&quot;&amp;[.E70]" office:value-type="string" office:string-value="LED_V_8x4" calcext:value-type="string">
            <text:p>LED_V_8x4</text:p>
          </table:table-cell>
          <table:table-cell table:formula="of:=&quot;const int &quot;&amp;[.F70]&amp;&quot; = &quot;&amp;[.A70]&amp;&quot;;&quot;" office:value-type="string" office:string-value="const int LED_V_8x4 = 68;" calcext:value-type="string">
            <text:p>const int LED_V_8x4 = 68;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V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&quot;LED_&quot;&amp;[.B71]&amp;&quot;_&quot;&amp;[.D71]&amp;&quot;x&quot;&amp;[.E71]" office:value-type="string" office:string-value="LED_V_8x3" calcext:value-type="string">
            <text:p>LED_V_8x3</text:p>
          </table:table-cell>
          <table:table-cell table:formula="of:=&quot;const int &quot;&amp;[.F71]&amp;&quot; = &quot;&amp;[.A71]&amp;&quot;;&quot;" office:value-type="string" office:string-value="const int LED_V_8x3 = 69;" calcext:value-type="string">
            <text:p>const int LED_V_8x3 = 69;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V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&quot;LED_&quot;&amp;[.B72]&amp;&quot;_&quot;&amp;[.D72]&amp;&quot;x&quot;&amp;[.E72]" office:value-type="string" office:string-value="LED_V_8x2" calcext:value-type="string">
            <text:p>LED_V_8x2</text:p>
          </table:table-cell>
          <table:table-cell table:formula="of:=&quot;const int &quot;&amp;[.F72]&amp;&quot; = &quot;&amp;[.A72]&amp;&quot;;&quot;" office:value-type="string" office:string-value="const int LED_V_8x2 = 70;" calcext:value-type="string">
            <text:p>const int LED_V_8x2 = 70;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V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&quot;LED_&quot;&amp;[.B73]&amp;&quot;_&quot;&amp;[.D73]&amp;&quot;x&quot;&amp;[.E73]" office:value-type="string" office:string-value="LED_V_8x1" calcext:value-type="string">
            <text:p>LED_V_8x1</text:p>
          </table:table-cell>
          <table:table-cell table:formula="of:=&quot;const int &quot;&amp;[.F73]&amp;&quot; = &quot;&amp;[.A73]&amp;&quot;;&quot;" office:value-type="string" office:string-value="const int LED_V_8x1 = 71;" calcext:value-type="string">
            <text:p>const int LED_V_8x1 = 71;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V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&quot;LED_&quot;&amp;[.B74]&amp;&quot;_&quot;&amp;[.D74]&amp;&quot;x&quot;&amp;[.E74]" office:value-type="string" office:string-value="LED_V_7x8" calcext:value-type="string">
            <text:p>LED_V_7x8</text:p>
          </table:table-cell>
          <table:table-cell table:formula="of:=&quot;const int &quot;&amp;[.F74]&amp;&quot; = &quot;&amp;[.A74]&amp;&quot;;&quot;" office:value-type="string" office:string-value="const int LED_V_7x8 = 72;" calcext:value-type="string">
            <text:p>const int LED_V_7x8 = 72;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V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&quot;LED_&quot;&amp;[.B75]&amp;&quot;_&quot;&amp;[.D75]&amp;&quot;x&quot;&amp;[.E75]" office:value-type="string" office:string-value="LED_V_7x7" calcext:value-type="string">
            <text:p>LED_V_7x7</text:p>
          </table:table-cell>
          <table:table-cell table:formula="of:=&quot;const int &quot;&amp;[.F75]&amp;&quot; = &quot;&amp;[.A75]&amp;&quot;;&quot;" office:value-type="string" office:string-value="const int LED_V_7x7 = 73;" calcext:value-type="string">
            <text:p>const int LED_V_7x7 = 73;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V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&quot;LED_&quot;&amp;[.B76]&amp;&quot;_&quot;&amp;[.D76]&amp;&quot;x&quot;&amp;[.E76]" office:value-type="string" office:string-value="LED_V_7x6" calcext:value-type="string">
            <text:p>LED_V_7x6</text:p>
          </table:table-cell>
          <table:table-cell table:formula="of:=&quot;const int &quot;&amp;[.F76]&amp;&quot; = &quot;&amp;[.A76]&amp;&quot;;&quot;" office:value-type="string" office:string-value="const int LED_V_7x6 = 74;" calcext:value-type="string">
            <text:p>const int LED_V_7x6 = 74;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V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&quot;LED_&quot;&amp;[.B77]&amp;&quot;_&quot;&amp;[.D77]&amp;&quot;x&quot;&amp;[.E77]" office:value-type="string" office:string-value="LED_V_7x5" calcext:value-type="string">
            <text:p>LED_V_7x5</text:p>
          </table:table-cell>
          <table:table-cell table:formula="of:=&quot;const int &quot;&amp;[.F77]&amp;&quot; = &quot;&amp;[.A77]&amp;&quot;;&quot;" office:value-type="string" office:string-value="const int LED_V_7x5 = 75;" calcext:value-type="string">
            <text:p>const int LED_V_7x5 = 75;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V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formula="of:=&quot;LED_&quot;&amp;[.B78]&amp;&quot;_&quot;&amp;[.D78]&amp;&quot;x&quot;&amp;[.E78]" office:value-type="string" office:string-value="LED_V_7x4" calcext:value-type="string">
            <text:p>LED_V_7x4</text:p>
          </table:table-cell>
          <table:table-cell table:formula="of:=&quot;const int &quot;&amp;[.F78]&amp;&quot; = &quot;&amp;[.A78]&amp;&quot;;&quot;" office:value-type="string" office:string-value="const int LED_V_7x4 = 76;" calcext:value-type="string">
            <text:p>const int LED_V_7x4 = 76;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V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&quot;LED_&quot;&amp;[.B79]&amp;&quot;_&quot;&amp;[.D79]&amp;&quot;x&quot;&amp;[.E79]" office:value-type="string" office:string-value="LED_V_7x3" calcext:value-type="string">
            <text:p>LED_V_7x3</text:p>
          </table:table-cell>
          <table:table-cell table:formula="of:=&quot;const int &quot;&amp;[.F79]&amp;&quot; = &quot;&amp;[.A79]&amp;&quot;;&quot;" office:value-type="string" office:string-value="const int LED_V_7x3 = 77;" calcext:value-type="string">
            <text:p>const int LED_V_7x3 = 77;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V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&quot;LED_&quot;&amp;[.B80]&amp;&quot;_&quot;&amp;[.D80]&amp;&quot;x&quot;&amp;[.E80]" office:value-type="string" office:string-value="LED_V_7x2" calcext:value-type="string">
            <text:p>LED_V_7x2</text:p>
          </table:table-cell>
          <table:table-cell table:formula="of:=&quot;const int &quot;&amp;[.F80]&amp;&quot; = &quot;&amp;[.A80]&amp;&quot;;&quot;" office:value-type="string" office:string-value="const int LED_V_7x2 = 78;" calcext:value-type="string">
            <text:p>const int LED_V_7x2 = 78;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&quot;LED_&quot;&amp;[.B81]&amp;&quot;_&quot;&amp;[.D81]&amp;&quot;x&quot;&amp;[.E81]" office:value-type="string" office:string-value="LED_V_7x1" calcext:value-type="string">
            <text:p>LED_V_7x1</text:p>
          </table:table-cell>
          <table:table-cell table:formula="of:=&quot;const int &quot;&amp;[.F81]&amp;&quot; = &quot;&amp;[.A81]&amp;&quot;;&quot;" office:value-type="string" office:string-value="const int LED_V_7x1 = 79;" calcext:value-type="string">
            <text:p>const int LED_V_7x1 = 79;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V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&quot;LED_&quot;&amp;[.B82]&amp;&quot;_&quot;&amp;[.D82]&amp;&quot;x&quot;&amp;[.E82]" office:value-type="string" office:string-value="LED_V_6x8" calcext:value-type="string">
            <text:p>LED_V_6x8</text:p>
          </table:table-cell>
          <table:table-cell table:formula="of:=&quot;const int &quot;&amp;[.F82]&amp;&quot; = &quot;&amp;[.A82]&amp;&quot;;&quot;" office:value-type="string" office:string-value="const int LED_V_6x8 = 80;" calcext:value-type="string">
            <text:p>const int LED_V_6x8 = 80;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V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&quot;LED_&quot;&amp;[.B83]&amp;&quot;_&quot;&amp;[.D83]&amp;&quot;x&quot;&amp;[.E83]" office:value-type="string" office:string-value="LED_V_6x7" calcext:value-type="string">
            <text:p>LED_V_6x7</text:p>
          </table:table-cell>
          <table:table-cell table:formula="of:=&quot;const int &quot;&amp;[.F83]&amp;&quot; = &quot;&amp;[.A83]&amp;&quot;;&quot;" office:value-type="string" office:string-value="const int LED_V_6x7 = 81;" calcext:value-type="string">
            <text:p>const int LED_V_6x7 = 81;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V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&quot;LED_&quot;&amp;[.B84]&amp;&quot;_&quot;&amp;[.D84]&amp;&quot;x&quot;&amp;[.E84]" office:value-type="string" office:string-value="LED_V_6x6" calcext:value-type="string">
            <text:p>LED_V_6x6</text:p>
          </table:table-cell>
          <table:table-cell table:formula="of:=&quot;const int &quot;&amp;[.F84]&amp;&quot; = &quot;&amp;[.A84]&amp;&quot;;&quot;" office:value-type="string" office:string-value="const int LED_V_6x6 = 82;" calcext:value-type="string">
            <text:p>const int LED_V_6x6 = 82;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V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&quot;LED_&quot;&amp;[.B85]&amp;&quot;_&quot;&amp;[.D85]&amp;&quot;x&quot;&amp;[.E85]" office:value-type="string" office:string-value="LED_V_6x5" calcext:value-type="string">
            <text:p>LED_V_6x5</text:p>
          </table:table-cell>
          <table:table-cell table:formula="of:=&quot;const int &quot;&amp;[.F85]&amp;&quot; = &quot;&amp;[.A85]&amp;&quot;;&quot;" office:value-type="string" office:string-value="const int LED_V_6x5 = 83;" calcext:value-type="string">
            <text:p>const int LED_V_6x5 = 83;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V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&quot;LED_&quot;&amp;[.B86]&amp;&quot;_&quot;&amp;[.D86]&amp;&quot;x&quot;&amp;[.E86]" office:value-type="string" office:string-value="LED_V_6x4" calcext:value-type="string">
            <text:p>LED_V_6x4</text:p>
          </table:table-cell>
          <table:table-cell table:formula="of:=&quot;const int &quot;&amp;[.F86]&amp;&quot; = &quot;&amp;[.A86]&amp;&quot;;&quot;" office:value-type="string" office:string-value="const int LED_V_6x4 = 84;" calcext:value-type="string">
            <text:p>const int LED_V_6x4 = 84;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V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&quot;LED_&quot;&amp;[.B87]&amp;&quot;_&quot;&amp;[.D87]&amp;&quot;x&quot;&amp;[.E87]" office:value-type="string" office:string-value="LED_V_6x3" calcext:value-type="string">
            <text:p>LED_V_6x3</text:p>
          </table:table-cell>
          <table:table-cell table:formula="of:=&quot;const int &quot;&amp;[.F87]&amp;&quot; = &quot;&amp;[.A87]&amp;&quot;;&quot;" office:value-type="string" office:string-value="const int LED_V_6x3 = 85;" calcext:value-type="string">
            <text:p>const int LED_V_6x3 = 85;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V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&quot;LED_&quot;&amp;[.B88]&amp;&quot;_&quot;&amp;[.D88]&amp;&quot;x&quot;&amp;[.E88]" office:value-type="string" office:string-value="LED_V_6x2" calcext:value-type="string">
            <text:p>LED_V_6x2</text:p>
          </table:table-cell>
          <table:table-cell table:formula="of:=&quot;const int &quot;&amp;[.F88]&amp;&quot; = &quot;&amp;[.A88]&amp;&quot;;&quot;" office:value-type="string" office:string-value="const int LED_V_6x2 = 86;" calcext:value-type="string">
            <text:p>const int LED_V_6x2 = 86;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V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&quot;LED_&quot;&amp;[.B89]&amp;&quot;_&quot;&amp;[.D89]&amp;&quot;x&quot;&amp;[.E89]" office:value-type="string" office:string-value="LED_V_6x1" calcext:value-type="string">
            <text:p>LED_V_6x1</text:p>
          </table:table-cell>
          <table:table-cell table:formula="of:=&quot;const int &quot;&amp;[.F89]&amp;&quot; = &quot;&amp;[.A89]&amp;&quot;;&quot;" office:value-type="string" office:string-value="const int LED_V_6x1 = 87;" calcext:value-type="string">
            <text:p>const int LED_V_6x1 = 87;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V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formula="of:=&quot;LED_&quot;&amp;[.B90]&amp;&quot;_&quot;&amp;[.D90]&amp;&quot;x&quot;&amp;[.E90]" office:value-type="string" office:string-value="LED_V_5x8" calcext:value-type="string">
            <text:p>LED_V_5x8</text:p>
          </table:table-cell>
          <table:table-cell table:formula="of:=&quot;const int &quot;&amp;[.F90]&amp;&quot; = &quot;&amp;[.A90]&amp;&quot;;&quot;" office:value-type="string" office:string-value="const int LED_V_5x8 = 88;" calcext:value-type="string">
            <text:p>const int LED_V_5x8 = 88;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V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&quot;LED_&quot;&amp;[.B91]&amp;&quot;_&quot;&amp;[.D91]&amp;&quot;x&quot;&amp;[.E91]" office:value-type="string" office:string-value="LED_V_5x7" calcext:value-type="string">
            <text:p>LED_V_5x7</text:p>
          </table:table-cell>
          <table:table-cell table:formula="of:=&quot;const int &quot;&amp;[.F91]&amp;&quot; = &quot;&amp;[.A91]&amp;&quot;;&quot;" office:value-type="string" office:string-value="const int LED_V_5x7 = 89;" calcext:value-type="string">
            <text:p>const int LED_V_5x7 = 89;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V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&quot;LED_&quot;&amp;[.B92]&amp;&quot;_&quot;&amp;[.D92]&amp;&quot;x&quot;&amp;[.E92]" office:value-type="string" office:string-value="LED_V_5x6" calcext:value-type="string">
            <text:p>LED_V_5x6</text:p>
          </table:table-cell>
          <table:table-cell table:formula="of:=&quot;const int &quot;&amp;[.F92]&amp;&quot; = &quot;&amp;[.A92]&amp;&quot;;&quot;" office:value-type="string" office:string-value="const int LED_V_5x6 = 90;" calcext:value-type="string">
            <text:p>const int LED_V_5x6 = 90;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V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&quot;LED_&quot;&amp;[.B93]&amp;&quot;_&quot;&amp;[.D93]&amp;&quot;x&quot;&amp;[.E93]" office:value-type="string" office:string-value="LED_V_5x5" calcext:value-type="string">
            <text:p>LED_V_5x5</text:p>
          </table:table-cell>
          <table:table-cell table:formula="of:=&quot;const int &quot;&amp;[.F93]&amp;&quot; = &quot;&amp;[.A93]&amp;&quot;;&quot;" office:value-type="string" office:string-value="const int LED_V_5x5 = 91;" calcext:value-type="string">
            <text:p>const int LED_V_5x5 = 91;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&quot;LED_&quot;&amp;[.B94]&amp;&quot;_&quot;&amp;[.D94]&amp;&quot;x&quot;&amp;[.E94]" office:value-type="string" office:string-value="LED_V_5x4" calcext:value-type="string">
            <text:p>LED_V_5x4</text:p>
          </table:table-cell>
          <table:table-cell table:formula="of:=&quot;const int &quot;&amp;[.F94]&amp;&quot; = &quot;&amp;[.A94]&amp;&quot;;&quot;" office:value-type="string" office:string-value="const int LED_V_5x4 = 92;" calcext:value-type="string">
            <text:p>const int LED_V_5x4 = 92;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V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&quot;LED_&quot;&amp;[.B95]&amp;&quot;_&quot;&amp;[.D95]&amp;&quot;x&quot;&amp;[.E95]" office:value-type="string" office:string-value="LED_V_5x3" calcext:value-type="string">
            <text:p>LED_V_5x3</text:p>
          </table:table-cell>
          <table:table-cell table:formula="of:=&quot;const int &quot;&amp;[.F95]&amp;&quot; = &quot;&amp;[.A95]&amp;&quot;;&quot;" office:value-type="string" office:string-value="const int LED_V_5x3 = 93;" calcext:value-type="string">
            <text:p>const int LED_V_5x3 = 93;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V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&quot;LED_&quot;&amp;[.B96]&amp;&quot;_&quot;&amp;[.D96]&amp;&quot;x&quot;&amp;[.E96]" office:value-type="string" office:string-value="LED_V_5x2" calcext:value-type="string">
            <text:p>LED_V_5x2</text:p>
          </table:table-cell>
          <table:table-cell table:formula="of:=&quot;const int &quot;&amp;[.F96]&amp;&quot; = &quot;&amp;[.A96]&amp;&quot;;&quot;" office:value-type="string" office:string-value="const int LED_V_5x2 = 94;" calcext:value-type="string">
            <text:p>const int LED_V_5x2 = 94;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V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&quot;LED_&quot;&amp;[.B97]&amp;&quot;_&quot;&amp;[.D97]&amp;&quot;x&quot;&amp;[.E97]" office:value-type="string" office:string-value="LED_V_5x1" calcext:value-type="string">
            <text:p>LED_V_5x1</text:p>
          </table:table-cell>
          <table:table-cell table:formula="of:=&quot;const int &quot;&amp;[.F97]&amp;&quot; = &quot;&amp;[.A97]&amp;&quot;;&quot;" office:value-type="string" office:string-value="const int LED_V_5x1 = 95;" calcext:value-type="string">
            <text:p>const int LED_V_5x1 = 95;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V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formula="of:=&quot;LED_&quot;&amp;[.B98]&amp;&quot;_&quot;&amp;[.D98]&amp;&quot;x&quot;&amp;[.E98]" office:value-type="string" office:string-value="LED_V_4x8" calcext:value-type="string">
            <text:p>LED_V_4x8</text:p>
          </table:table-cell>
          <table:table-cell table:formula="of:=&quot;const int &quot;&amp;[.F98]&amp;&quot; = &quot;&amp;[.A98]&amp;&quot;;&quot;" office:value-type="string" office:string-value="const int LED_V_4x8 = 96;" calcext:value-type="string">
            <text:p>const int LED_V_4x8 = 96;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V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formula="of:=&quot;LED_&quot;&amp;[.B99]&amp;&quot;_&quot;&amp;[.D99]&amp;&quot;x&quot;&amp;[.E99]" office:value-type="string" office:string-value="LED_V_4x7" calcext:value-type="string">
            <text:p>LED_V_4x7</text:p>
          </table:table-cell>
          <table:table-cell table:formula="of:=&quot;const int &quot;&amp;[.F99]&amp;&quot; = &quot;&amp;[.A99]&amp;&quot;;&quot;" office:value-type="string" office:string-value="const int LED_V_4x7 = 97;" calcext:value-type="string">
            <text:p>const int LED_V_4x7 = 97;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V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&quot;LED_&quot;&amp;[.B100]&amp;&quot;_&quot;&amp;[.D100]&amp;&quot;x&quot;&amp;[.E100]" office:value-type="string" office:string-value="LED_V_4x6" calcext:value-type="string">
            <text:p>LED_V_4x6</text:p>
          </table:table-cell>
          <table:table-cell table:formula="of:=&quot;const int &quot;&amp;[.F100]&amp;&quot; = &quot;&amp;[.A100]&amp;&quot;;&quot;" office:value-type="string" office:string-value="const int LED_V_4x6 = 98;" calcext:value-type="string">
            <text:p>const int LED_V_4x6 = 98;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V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&quot;LED_&quot;&amp;[.B101]&amp;&quot;_&quot;&amp;[.D101]&amp;&quot;x&quot;&amp;[.E101]" office:value-type="string" office:string-value="LED_V_4x5" calcext:value-type="string">
            <text:p>LED_V_4x5</text:p>
          </table:table-cell>
          <table:table-cell table:formula="of:=&quot;const int &quot;&amp;[.F101]&amp;&quot; = &quot;&amp;[.A101]&amp;&quot;;&quot;" office:value-type="string" office:string-value="const int LED_V_4x5 = 99;" calcext:value-type="string">
            <text:p>const int LED_V_4x5 = 99;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V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&quot;LED_&quot;&amp;[.B102]&amp;&quot;_&quot;&amp;[.D102]&amp;&quot;x&quot;&amp;[.E102]" office:value-type="string" office:string-value="LED_V_4x4" calcext:value-type="string">
            <text:p>LED_V_4x4</text:p>
          </table:table-cell>
          <table:table-cell table:formula="of:=&quot;const int &quot;&amp;[.F102]&amp;&quot; = &quot;&amp;[.A102]&amp;&quot;;&quot;" office:value-type="string" office:string-value="const int LED_V_4x4 = 100;" calcext:value-type="string">
            <text:p>const int LED_V_4x4 = 100;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V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&quot;LED_&quot;&amp;[.B103]&amp;&quot;_&quot;&amp;[.D103]&amp;&quot;x&quot;&amp;[.E103]" office:value-type="string" office:string-value="LED_V_4x3" calcext:value-type="string">
            <text:p>LED_V_4x3</text:p>
          </table:table-cell>
          <table:table-cell table:formula="of:=&quot;const int &quot;&amp;[.F103]&amp;&quot; = &quot;&amp;[.A103]&amp;&quot;;&quot;" office:value-type="string" office:string-value="const int LED_V_4x3 = 101;" calcext:value-type="string">
            <text:p>const int LED_V_4x3 = 101;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V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&quot;LED_&quot;&amp;[.B104]&amp;&quot;_&quot;&amp;[.D104]&amp;&quot;x&quot;&amp;[.E104]" office:value-type="string" office:string-value="LED_V_4x2" calcext:value-type="string">
            <text:p>LED_V_4x2</text:p>
          </table:table-cell>
          <table:table-cell table:formula="of:=&quot;const int &quot;&amp;[.F104]&amp;&quot; = &quot;&amp;[.A104]&amp;&quot;;&quot;" office:value-type="string" office:string-value="const int LED_V_4x2 = 102;" calcext:value-type="string">
            <text:p>const int LED_V_4x2 = 102;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V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&quot;LED_&quot;&amp;[.B105]&amp;&quot;_&quot;&amp;[.D105]&amp;&quot;x&quot;&amp;[.E105]" office:value-type="string" office:string-value="LED_V_4x1" calcext:value-type="string">
            <text:p>LED_V_4x1</text:p>
          </table:table-cell>
          <table:table-cell table:formula="of:=&quot;const int &quot;&amp;[.F105]&amp;&quot; = &quot;&amp;[.A105]&amp;&quot;;&quot;" office:value-type="string" office:string-value="const int LED_V_4x1 = 103;" calcext:value-type="string">
            <text:p>const int LED_V_4x1 = 103;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V</text:p>
          </table:table-cell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formula="of:=&quot;LED_&quot;&amp;[.B106]&amp;&quot;_&quot;&amp;[.D106]&amp;&quot;x&quot;&amp;[.E106]" office:value-type="string" office:string-value="LED_V_3x8" calcext:value-type="string">
            <text:p>LED_V_3x8</text:p>
          </table:table-cell>
          <table:table-cell table:formula="of:=&quot;const int &quot;&amp;[.F106]&amp;&quot; = &quot;&amp;[.A106]&amp;&quot;;&quot;" office:value-type="string" office:string-value="const int LED_V_3x8 = 104;" calcext:value-type="string">
            <text:p>const int LED_V_3x8 = 104;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V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&quot;LED_&quot;&amp;[.B107]&amp;&quot;_&quot;&amp;[.D107]&amp;&quot;x&quot;&amp;[.E107]" office:value-type="string" office:string-value="LED_V_3x7" calcext:value-type="string">
            <text:p>LED_V_3x7</text:p>
          </table:table-cell>
          <table:table-cell table:formula="of:=&quot;const int &quot;&amp;[.F107]&amp;&quot; = &quot;&amp;[.A107]&amp;&quot;;&quot;" office:value-type="string" office:string-value="const int LED_V_3x7 = 105;" calcext:value-type="string">
            <text:p>const int LED_V_3x7 = 105;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V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&quot;LED_&quot;&amp;[.B108]&amp;&quot;_&quot;&amp;[.D108]&amp;&quot;x&quot;&amp;[.E108]" office:value-type="string" office:string-value="LED_V_3x6" calcext:value-type="string">
            <text:p>LED_V_3x6</text:p>
          </table:table-cell>
          <table:table-cell table:formula="of:=&quot;const int &quot;&amp;[.F108]&amp;&quot; = &quot;&amp;[.A108]&amp;&quot;;&quot;" office:value-type="string" office:string-value="const int LED_V_3x6 = 106;" calcext:value-type="string">
            <text:p>const int LED_V_3x6 = 106;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V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&quot;LED_&quot;&amp;[.B109]&amp;&quot;_&quot;&amp;[.D109]&amp;&quot;x&quot;&amp;[.E109]" office:value-type="string" office:string-value="LED_V_3x5" calcext:value-type="string">
            <text:p>LED_V_3x5</text:p>
          </table:table-cell>
          <table:table-cell table:formula="of:=&quot;const int &quot;&amp;[.F109]&amp;&quot; = &quot;&amp;[.A109]&amp;&quot;;&quot;" office:value-type="string" office:string-value="const int LED_V_3x5 = 107;" calcext:value-type="string">
            <text:p>const int LED_V_3x5 = 107;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V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&quot;LED_&quot;&amp;[.B110]&amp;&quot;_&quot;&amp;[.D110]&amp;&quot;x&quot;&amp;[.E110]" office:value-type="string" office:string-value="LED_V_3x4" calcext:value-type="string">
            <text:p>LED_V_3x4</text:p>
          </table:table-cell>
          <table:table-cell table:formula="of:=&quot;const int &quot;&amp;[.F110]&amp;&quot; = &quot;&amp;[.A110]&amp;&quot;;&quot;" office:value-type="string" office:string-value="const int LED_V_3x4 = 108;" calcext:value-type="string">
            <text:p>const int LED_V_3x4 = 108;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V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&quot;LED_&quot;&amp;[.B111]&amp;&quot;_&quot;&amp;[.D111]&amp;&quot;x&quot;&amp;[.E111]" office:value-type="string" office:string-value="LED_V_3x3" calcext:value-type="string">
            <text:p>LED_V_3x3</text:p>
          </table:table-cell>
          <table:table-cell table:formula="of:=&quot;const int &quot;&amp;[.F111]&amp;&quot; = &quot;&amp;[.A111]&amp;&quot;;&quot;" office:value-type="string" office:string-value="const int LED_V_3x3 = 109;" calcext:value-type="string">
            <text:p>const int LED_V_3x3 = 109;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V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&quot;LED_&quot;&amp;[.B112]&amp;&quot;_&quot;&amp;[.D112]&amp;&quot;x&quot;&amp;[.E112]" office:value-type="string" office:string-value="LED_V_3x2" calcext:value-type="string">
            <text:p>LED_V_3x2</text:p>
          </table:table-cell>
          <table:table-cell table:formula="of:=&quot;const int &quot;&amp;[.F112]&amp;&quot; = &quot;&amp;[.A112]&amp;&quot;;&quot;" office:value-type="string" office:string-value="const int LED_V_3x2 = 110;" calcext:value-type="string">
            <text:p>const int LED_V_3x2 = 110;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V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&quot;LED_&quot;&amp;[.B113]&amp;&quot;_&quot;&amp;[.D113]&amp;&quot;x&quot;&amp;[.E113]" office:value-type="string" office:string-value="LED_V_3x1" calcext:value-type="string">
            <text:p>LED_V_3x1</text:p>
          </table:table-cell>
          <table:table-cell table:formula="of:=&quot;const int &quot;&amp;[.F113]&amp;&quot; = &quot;&amp;[.A113]&amp;&quot;;&quot;" office:value-type="string" office:string-value="const int LED_V_3x1 = 111;" calcext:value-type="string">
            <text:p>const int LED_V_3x1 = 111;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V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&quot;LED_&quot;&amp;[.B114]&amp;&quot;_&quot;&amp;[.D114]&amp;&quot;x&quot;&amp;[.E114]" office:value-type="string" office:string-value="LED_V_2x8" calcext:value-type="string">
            <text:p>LED_V_2x8</text:p>
          </table:table-cell>
          <table:table-cell table:formula="of:=&quot;const int &quot;&amp;[.F114]&amp;&quot; = &quot;&amp;[.A114]&amp;&quot;;&quot;" office:value-type="string" office:string-value="const int LED_V_2x8 = 112;" calcext:value-type="string">
            <text:p>const int LED_V_2x8 = 112;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V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&quot;LED_&quot;&amp;[.B115]&amp;&quot;_&quot;&amp;[.D115]&amp;&quot;x&quot;&amp;[.E115]" office:value-type="string" office:string-value="LED_V_2x7" calcext:value-type="string">
            <text:p>LED_V_2x7</text:p>
          </table:table-cell>
          <table:table-cell table:formula="of:=&quot;const int &quot;&amp;[.F115]&amp;&quot; = &quot;&amp;[.A115]&amp;&quot;;&quot;" office:value-type="string" office:string-value="const int LED_V_2x7 = 113;" calcext:value-type="string">
            <text:p>const int LED_V_2x7 = 113;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V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&quot;LED_&quot;&amp;[.B116]&amp;&quot;_&quot;&amp;[.D116]&amp;&quot;x&quot;&amp;[.E116]" office:value-type="string" office:string-value="LED_V_2x6" calcext:value-type="string">
            <text:p>LED_V_2x6</text:p>
          </table:table-cell>
          <table:table-cell table:formula="of:=&quot;const int &quot;&amp;[.F116]&amp;&quot; = &quot;&amp;[.A116]&amp;&quot;;&quot;" office:value-type="string" office:string-value="const int LED_V_2x6 = 114;" calcext:value-type="string">
            <text:p>const int LED_V_2x6 = 114;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V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&quot;LED_&quot;&amp;[.B117]&amp;&quot;_&quot;&amp;[.D117]&amp;&quot;x&quot;&amp;[.E117]" office:value-type="string" office:string-value="LED_V_2x5" calcext:value-type="string">
            <text:p>LED_V_2x5</text:p>
          </table:table-cell>
          <table:table-cell table:formula="of:=&quot;const int &quot;&amp;[.F117]&amp;&quot; = &quot;&amp;[.A117]&amp;&quot;;&quot;" office:value-type="string" office:string-value="const int LED_V_2x5 = 115;" calcext:value-type="string">
            <text:p>const int LED_V_2x5 = 115;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V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&quot;LED_&quot;&amp;[.B118]&amp;&quot;_&quot;&amp;[.D118]&amp;&quot;x&quot;&amp;[.E118]" office:value-type="string" office:string-value="LED_V_2x4" calcext:value-type="string">
            <text:p>LED_V_2x4</text:p>
          </table:table-cell>
          <table:table-cell table:formula="of:=&quot;const int &quot;&amp;[.F118]&amp;&quot; = &quot;&amp;[.A118]&amp;&quot;;&quot;" office:value-type="string" office:string-value="const int LED_V_2x4 = 116;" calcext:value-type="string">
            <text:p>const int LED_V_2x4 = 116;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V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&quot;LED_&quot;&amp;[.B119]&amp;&quot;_&quot;&amp;[.D119]&amp;&quot;x&quot;&amp;[.E119]" office:value-type="string" office:string-value="LED_V_2x3" calcext:value-type="string">
            <text:p>LED_V_2x3</text:p>
          </table:table-cell>
          <table:table-cell table:formula="of:=&quot;const int &quot;&amp;[.F119]&amp;&quot; = &quot;&amp;[.A119]&amp;&quot;;&quot;" office:value-type="string" office:string-value="const int LED_V_2x3 = 117;" calcext:value-type="string">
            <text:p>const int LED_V_2x3 = 117;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V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&quot;LED_&quot;&amp;[.B120]&amp;&quot;_&quot;&amp;[.D120]&amp;&quot;x&quot;&amp;[.E120]" office:value-type="string" office:string-value="LED_V_2x2" calcext:value-type="string">
            <text:p>LED_V_2x2</text:p>
          </table:table-cell>
          <table:table-cell table:formula="of:=&quot;const int &quot;&amp;[.F120]&amp;&quot; = &quot;&amp;[.A120]&amp;&quot;;&quot;" office:value-type="string" office:string-value="const int LED_V_2x2 = 118;" calcext:value-type="string">
            <text:p>const int LED_V_2x2 = 118;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V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&quot;LED_&quot;&amp;[.B121]&amp;&quot;_&quot;&amp;[.D121]&amp;&quot;x&quot;&amp;[.E121]" office:value-type="string" office:string-value="LED_V_2x1" calcext:value-type="string">
            <text:p>LED_V_2x1</text:p>
          </table:table-cell>
          <table:table-cell table:formula="of:=&quot;const int &quot;&amp;[.F121]&amp;&quot; = &quot;&amp;[.A121]&amp;&quot;;&quot;" office:value-type="string" office:string-value="const int LED_V_2x1 = 119;" calcext:value-type="string">
            <text:p>const int LED_V_2x1 = 119;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V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&quot;LED_&quot;&amp;[.B122]&amp;&quot;_&quot;&amp;[.D122]&amp;&quot;x&quot;&amp;[.E122]" office:value-type="string" office:string-value="LED_V_1x8" calcext:value-type="string">
            <text:p>LED_V_1x8</text:p>
          </table:table-cell>
          <table:table-cell table:formula="of:=&quot;const int &quot;&amp;[.F122]&amp;&quot; = &quot;&amp;[.A122]&amp;&quot;;&quot;" office:value-type="string" office:string-value="const int LED_V_1x8 = 120;" calcext:value-type="string">
            <text:p>const int LED_V_1x8 = 120;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V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&quot;LED_&quot;&amp;[.B123]&amp;&quot;_&quot;&amp;[.D123]&amp;&quot;x&quot;&amp;[.E123]" office:value-type="string" office:string-value="LED_V_1x7" calcext:value-type="string">
            <text:p>LED_V_1x7</text:p>
          </table:table-cell>
          <table:table-cell table:formula="of:=&quot;const int &quot;&amp;[.F123]&amp;&quot; = &quot;&amp;[.A123]&amp;&quot;;&quot;" office:value-type="string" office:string-value="const int LED_V_1x7 = 121;" calcext:value-type="string">
            <text:p>const int LED_V_1x7 = 121;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V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&quot;LED_&quot;&amp;[.B124]&amp;&quot;_&quot;&amp;[.D124]&amp;&quot;x&quot;&amp;[.E124]" office:value-type="string" office:string-value="LED_V_1x6" calcext:value-type="string">
            <text:p>LED_V_1x6</text:p>
          </table:table-cell>
          <table:table-cell table:formula="of:=&quot;const int &quot;&amp;[.F124]&amp;&quot; = &quot;&amp;[.A124]&amp;&quot;;&quot;" office:value-type="string" office:string-value="const int LED_V_1x6 = 122;" calcext:value-type="string">
            <text:p>const int LED_V_1x6 = 122;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V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&quot;LED_&quot;&amp;[.B125]&amp;&quot;_&quot;&amp;[.D125]&amp;&quot;x&quot;&amp;[.E125]" office:value-type="string" office:string-value="LED_V_1x5" calcext:value-type="string">
            <text:p>LED_V_1x5</text:p>
          </table:table-cell>
          <table:table-cell table:formula="of:=&quot;const int &quot;&amp;[.F125]&amp;&quot; = &quot;&amp;[.A125]&amp;&quot;;&quot;" office:value-type="string" office:string-value="const int LED_V_1x5 = 123;" calcext:value-type="string">
            <text:p>const int LED_V_1x5 = 123;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V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&quot;LED_&quot;&amp;[.B126]&amp;&quot;_&quot;&amp;[.D126]&amp;&quot;x&quot;&amp;[.E126]" office:value-type="string" office:string-value="LED_V_1x4" calcext:value-type="string">
            <text:p>LED_V_1x4</text:p>
          </table:table-cell>
          <table:table-cell table:formula="of:=&quot;const int &quot;&amp;[.F126]&amp;&quot; = &quot;&amp;[.A126]&amp;&quot;;&quot;" office:value-type="string" office:string-value="const int LED_V_1x4 = 124;" calcext:value-type="string">
            <text:p>const int LED_V_1x4 = 124;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V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&quot;LED_&quot;&amp;[.B127]&amp;&quot;_&quot;&amp;[.D127]&amp;&quot;x&quot;&amp;[.E127]" office:value-type="string" office:string-value="LED_V_1x3" calcext:value-type="string">
            <text:p>LED_V_1x3</text:p>
          </table:table-cell>
          <table:table-cell table:formula="of:=&quot;const int &quot;&amp;[.F127]&amp;&quot; = &quot;&amp;[.A127]&amp;&quot;;&quot;" office:value-type="string" office:string-value="const int LED_V_1x3 = 125;" calcext:value-type="string">
            <text:p>const int LED_V_1x3 = 125;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V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&quot;LED_&quot;&amp;[.B128]&amp;&quot;_&quot;&amp;[.D128]&amp;&quot;x&quot;&amp;[.E128]" office:value-type="string" office:string-value="LED_V_1x2" calcext:value-type="string">
            <text:p>LED_V_1x2</text:p>
          </table:table-cell>
          <table:table-cell table:formula="of:=&quot;const int &quot;&amp;[.F128]&amp;&quot; = &quot;&amp;[.A128]&amp;&quot;;&quot;" office:value-type="string" office:string-value="const int LED_V_1x2 = 126;" calcext:value-type="string">
            <text:p>const int LED_V_1x2 = 126;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V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&quot;LED_&quot;&amp;[.B129]&amp;&quot;_&quot;&amp;[.D129]&amp;&quot;x&quot;&amp;[.E129]" office:value-type="string" office:string-value="LED_V_1x1" calcext:value-type="string">
            <text:p>LED_V_1x1</text:p>
          </table:table-cell>
          <table:table-cell table:formula="of:=&quot;const int &quot;&amp;[.F129]&amp;&quot; = &quot;&amp;[.A129]&amp;&quot;;&quot;" office:value-type="string" office:string-value="const int LED_V_1x1 = 127;" calcext:value-type="string">
            <text:p>const int LED_V_1x1 = 127;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&quot;LED_&quot;&amp;[.B130]&amp;&quot;_&quot;&amp;[.D130]&amp;&quot;x&quot;&amp;[.E130]" office:value-type="string" office:string-value="LED_R_8x8" calcext:value-type="string">
            <text:p>LED_R_8x8</text:p>
          </table:table-cell>
          <table:table-cell table:formula="of:=&quot;const int &quot;&amp;[.F130]&amp;&quot; = &quot;&amp;[.A130]&amp;&quot;;&quot;" office:value-type="string" office:string-value="const int LED_R_8x8 = 128;" calcext:value-type="string">
            <text:p>const int LED_R_8x8 = 128;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&quot;LED_&quot;&amp;[.B131]&amp;&quot;_&quot;&amp;[.D131]&amp;&quot;x&quot;&amp;[.E131]" office:value-type="string" office:string-value="LED_R_8x7" calcext:value-type="string">
            <text:p>LED_R_8x7</text:p>
          </table:table-cell>
          <table:table-cell table:formula="of:=&quot;const int &quot;&amp;[.F131]&amp;&quot; = &quot;&amp;[.A131]&amp;&quot;;&quot;" office:value-type="string" office:string-value="const int LED_R_8x7 = 129;" calcext:value-type="string">
            <text:p>const int LED_R_8x7 = 129;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R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&quot;LED_&quot;&amp;[.B132]&amp;&quot;_&quot;&amp;[.D132]&amp;&quot;x&quot;&amp;[.E132]" office:value-type="string" office:string-value="LED_R_8x6" calcext:value-type="string">
            <text:p>LED_R_8x6</text:p>
          </table:table-cell>
          <table:table-cell table:formula="of:=&quot;const int &quot;&amp;[.F132]&amp;&quot; = &quot;&amp;[.A132]&amp;&quot;;&quot;" office:value-type="string" office:string-value="const int LED_R_8x6 = 130;" calcext:value-type="string">
            <text:p>const int LED_R_8x6 = 130;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R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&quot;LED_&quot;&amp;[.B133]&amp;&quot;_&quot;&amp;[.D133]&amp;&quot;x&quot;&amp;[.E133]" office:value-type="string" office:string-value="LED_R_8x5" calcext:value-type="string">
            <text:p>LED_R_8x5</text:p>
          </table:table-cell>
          <table:table-cell table:formula="of:=&quot;const int &quot;&amp;[.F133]&amp;&quot; = &quot;&amp;[.A133]&amp;&quot;;&quot;" office:value-type="string" office:string-value="const int LED_R_8x5 = 131;" calcext:value-type="string">
            <text:p>const int LED_R_8x5 = 131;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R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&quot;LED_&quot;&amp;[.B134]&amp;&quot;_&quot;&amp;[.D134]&amp;&quot;x&quot;&amp;[.E134]" office:value-type="string" office:string-value="LED_R_8x4" calcext:value-type="string">
            <text:p>LED_R_8x4</text:p>
          </table:table-cell>
          <table:table-cell table:formula="of:=&quot;const int &quot;&amp;[.F134]&amp;&quot; = &quot;&amp;[.A134]&amp;&quot;;&quot;" office:value-type="string" office:string-value="const int LED_R_8x4 = 132;" calcext:value-type="string">
            <text:p>const int LED_R_8x4 = 132;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R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&quot;LED_&quot;&amp;[.B135]&amp;&quot;_&quot;&amp;[.D135]&amp;&quot;x&quot;&amp;[.E135]" office:value-type="string" office:string-value="LED_R_8x3" calcext:value-type="string">
            <text:p>LED_R_8x3</text:p>
          </table:table-cell>
          <table:table-cell table:formula="of:=&quot;const int &quot;&amp;[.F135]&amp;&quot; = &quot;&amp;[.A135]&amp;&quot;;&quot;" office:value-type="string" office:string-value="const int LED_R_8x3 = 133;" calcext:value-type="string">
            <text:p>const int LED_R_8x3 = 133;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R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&quot;LED_&quot;&amp;[.B136]&amp;&quot;_&quot;&amp;[.D136]&amp;&quot;x&quot;&amp;[.E136]" office:value-type="string" office:string-value="LED_R_8x2" calcext:value-type="string">
            <text:p>LED_R_8x2</text:p>
          </table:table-cell>
          <table:table-cell table:formula="of:=&quot;const int &quot;&amp;[.F136]&amp;&quot; = &quot;&amp;[.A136]&amp;&quot;;&quot;" office:value-type="string" office:string-value="const int LED_R_8x2 = 134;" calcext:value-type="string">
            <text:p>const int LED_R_8x2 = 134;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R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&quot;LED_&quot;&amp;[.B137]&amp;&quot;_&quot;&amp;[.D137]&amp;&quot;x&quot;&amp;[.E137]" office:value-type="string" office:string-value="LED_R_8x1" calcext:value-type="string">
            <text:p>LED_R_8x1</text:p>
          </table:table-cell>
          <table:table-cell table:formula="of:=&quot;const int &quot;&amp;[.F137]&amp;&quot; = &quot;&amp;[.A137]&amp;&quot;;&quot;" office:value-type="string" office:string-value="const int LED_R_8x1 = 135;" calcext:value-type="string">
            <text:p>const int LED_R_8x1 = 135;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R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&quot;LED_&quot;&amp;[.B138]&amp;&quot;_&quot;&amp;[.D138]&amp;&quot;x&quot;&amp;[.E138]" office:value-type="string" office:string-value="LED_R_7x8" calcext:value-type="string">
            <text:p>LED_R_7x8</text:p>
          </table:table-cell>
          <table:table-cell table:formula="of:=&quot;const int &quot;&amp;[.F138]&amp;&quot; = &quot;&amp;[.A138]&amp;&quot;;&quot;" office:value-type="string" office:string-value="const int LED_R_7x8 = 136;" calcext:value-type="string">
            <text:p>const int LED_R_7x8 = 136;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R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&quot;LED_&quot;&amp;[.B139]&amp;&quot;_&quot;&amp;[.D139]&amp;&quot;x&quot;&amp;[.E139]" office:value-type="string" office:string-value="LED_R_7x7" calcext:value-type="string">
            <text:p>LED_R_7x7</text:p>
          </table:table-cell>
          <table:table-cell table:formula="of:=&quot;const int &quot;&amp;[.F139]&amp;&quot; = &quot;&amp;[.A139]&amp;&quot;;&quot;" office:value-type="string" office:string-value="const int LED_R_7x7 = 137;" calcext:value-type="string">
            <text:p>const int LED_R_7x7 = 137;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R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&quot;LED_&quot;&amp;[.B140]&amp;&quot;_&quot;&amp;[.D140]&amp;&quot;x&quot;&amp;[.E140]" office:value-type="string" office:string-value="LED_R_7x6" calcext:value-type="string">
            <text:p>LED_R_7x6</text:p>
          </table:table-cell>
          <table:table-cell table:formula="of:=&quot;const int &quot;&amp;[.F140]&amp;&quot; = &quot;&amp;[.A140]&amp;&quot;;&quot;" office:value-type="string" office:string-value="const int LED_R_7x6 = 138;" calcext:value-type="string">
            <text:p>const int LED_R_7x6 = 138;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R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&quot;LED_&quot;&amp;[.B141]&amp;&quot;_&quot;&amp;[.D141]&amp;&quot;x&quot;&amp;[.E141]" office:value-type="string" office:string-value="LED_R_7x5" calcext:value-type="string">
            <text:p>LED_R_7x5</text:p>
          </table:table-cell>
          <table:table-cell table:formula="of:=&quot;const int &quot;&amp;[.F141]&amp;&quot; = &quot;&amp;[.A141]&amp;&quot;;&quot;" office:value-type="string" office:string-value="const int LED_R_7x5 = 139;" calcext:value-type="string">
            <text:p>const int LED_R_7x5 = 139;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R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formula="of:=&quot;LED_&quot;&amp;[.B142]&amp;&quot;_&quot;&amp;[.D142]&amp;&quot;x&quot;&amp;[.E142]" office:value-type="string" office:string-value="LED_R_7x4" calcext:value-type="string">
            <text:p>LED_R_7x4</text:p>
          </table:table-cell>
          <table:table-cell table:formula="of:=&quot;const int &quot;&amp;[.F142]&amp;&quot; = &quot;&amp;[.A142]&amp;&quot;;&quot;" office:value-type="string" office:string-value="const int LED_R_7x4 = 140;" calcext:value-type="string">
            <text:p>const int LED_R_7x4 = 140;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R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&quot;LED_&quot;&amp;[.B143]&amp;&quot;_&quot;&amp;[.D143]&amp;&quot;x&quot;&amp;[.E143]" office:value-type="string" office:string-value="LED_R_7x3" calcext:value-type="string">
            <text:p>LED_R_7x3</text:p>
          </table:table-cell>
          <table:table-cell table:formula="of:=&quot;const int &quot;&amp;[.F143]&amp;&quot; = &quot;&amp;[.A143]&amp;&quot;;&quot;" office:value-type="string" office:string-value="const int LED_R_7x3 = 141;" calcext:value-type="string">
            <text:p>const int LED_R_7x3 = 141;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R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&quot;LED_&quot;&amp;[.B144]&amp;&quot;_&quot;&amp;[.D144]&amp;&quot;x&quot;&amp;[.E144]" office:value-type="string" office:string-value="LED_R_7x2" calcext:value-type="string">
            <text:p>LED_R_7x2</text:p>
          </table:table-cell>
          <table:table-cell table:formula="of:=&quot;const int &quot;&amp;[.F144]&amp;&quot; = &quot;&amp;[.A144]&amp;&quot;;&quot;" office:value-type="string" office:string-value="const int LED_R_7x2 = 142;" calcext:value-type="string">
            <text:p>const int LED_R_7x2 = 142;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R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&quot;LED_&quot;&amp;[.B145]&amp;&quot;_&quot;&amp;[.D145]&amp;&quot;x&quot;&amp;[.E145]" office:value-type="string" office:string-value="LED_R_7x1" calcext:value-type="string">
            <text:p>LED_R_7x1</text:p>
          </table:table-cell>
          <table:table-cell table:formula="of:=&quot;const int &quot;&amp;[.F145]&amp;&quot; = &quot;&amp;[.A145]&amp;&quot;;&quot;" office:value-type="string" office:string-value="const int LED_R_7x1 = 143;" calcext:value-type="string">
            <text:p>const int LED_R_7x1 = 143;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R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&quot;LED_&quot;&amp;[.B146]&amp;&quot;_&quot;&amp;[.D146]&amp;&quot;x&quot;&amp;[.E146]" office:value-type="string" office:string-value="LED_R_6x8" calcext:value-type="string">
            <text:p>LED_R_6x8</text:p>
          </table:table-cell>
          <table:table-cell table:formula="of:=&quot;const int &quot;&amp;[.F146]&amp;&quot; = &quot;&amp;[.A146]&amp;&quot;;&quot;" office:value-type="string" office:string-value="const int LED_R_6x8 = 144;" calcext:value-type="string">
            <text:p>const int LED_R_6x8 = 144;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R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&quot;LED_&quot;&amp;[.B147]&amp;&quot;_&quot;&amp;[.D147]&amp;&quot;x&quot;&amp;[.E147]" office:value-type="string" office:string-value="LED_R_6x7" calcext:value-type="string">
            <text:p>LED_R_6x7</text:p>
          </table:table-cell>
          <table:table-cell table:formula="of:=&quot;const int &quot;&amp;[.F147]&amp;&quot; = &quot;&amp;[.A147]&amp;&quot;;&quot;" office:value-type="string" office:string-value="const int LED_R_6x7 = 145;" calcext:value-type="string">
            <text:p>const int LED_R_6x7 = 145;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R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&quot;LED_&quot;&amp;[.B148]&amp;&quot;_&quot;&amp;[.D148]&amp;&quot;x&quot;&amp;[.E148]" office:value-type="string" office:string-value="LED_R_6x6" calcext:value-type="string">
            <text:p>LED_R_6x6</text:p>
          </table:table-cell>
          <table:table-cell table:formula="of:=&quot;const int &quot;&amp;[.F148]&amp;&quot; = &quot;&amp;[.A148]&amp;&quot;;&quot;" office:value-type="string" office:string-value="const int LED_R_6x6 = 146;" calcext:value-type="string">
            <text:p>const int LED_R_6x6 = 146;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R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&quot;LED_&quot;&amp;[.B149]&amp;&quot;_&quot;&amp;[.D149]&amp;&quot;x&quot;&amp;[.E149]" office:value-type="string" office:string-value="LED_R_6x5" calcext:value-type="string">
            <text:p>LED_R_6x5</text:p>
          </table:table-cell>
          <table:table-cell table:formula="of:=&quot;const int &quot;&amp;[.F149]&amp;&quot; = &quot;&amp;[.A149]&amp;&quot;;&quot;" office:value-type="string" office:string-value="const int LED_R_6x5 = 147;" calcext:value-type="string">
            <text:p>const int LED_R_6x5 = 147;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R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&quot;LED_&quot;&amp;[.B150]&amp;&quot;_&quot;&amp;[.D150]&amp;&quot;x&quot;&amp;[.E150]" office:value-type="string" office:string-value="LED_R_6x4" calcext:value-type="string">
            <text:p>LED_R_6x4</text:p>
          </table:table-cell>
          <table:table-cell table:formula="of:=&quot;const int &quot;&amp;[.F150]&amp;&quot; = &quot;&amp;[.A150]&amp;&quot;;&quot;" office:value-type="string" office:string-value="const int LED_R_6x4 = 148;" calcext:value-type="string">
            <text:p>const int LED_R_6x4 = 148;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R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&quot;LED_&quot;&amp;[.B151]&amp;&quot;_&quot;&amp;[.D151]&amp;&quot;x&quot;&amp;[.E151]" office:value-type="string" office:string-value="LED_R_6x3" calcext:value-type="string">
            <text:p>LED_R_6x3</text:p>
          </table:table-cell>
          <table:table-cell table:formula="of:=&quot;const int &quot;&amp;[.F151]&amp;&quot; = &quot;&amp;[.A151]&amp;&quot;;&quot;" office:value-type="string" office:string-value="const int LED_R_6x3 = 149;" calcext:value-type="string">
            <text:p>const int LED_R_6x3 = 149;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R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&quot;LED_&quot;&amp;[.B152]&amp;&quot;_&quot;&amp;[.D152]&amp;&quot;x&quot;&amp;[.E152]" office:value-type="string" office:string-value="LED_R_6x2" calcext:value-type="string">
            <text:p>LED_R_6x2</text:p>
          </table:table-cell>
          <table:table-cell table:formula="of:=&quot;const int &quot;&amp;[.F152]&amp;&quot; = &quot;&amp;[.A152]&amp;&quot;;&quot;" office:value-type="string" office:string-value="const int LED_R_6x2 = 150;" calcext:value-type="string">
            <text:p>const int LED_R_6x2 = 150;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R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&quot;LED_&quot;&amp;[.B153]&amp;&quot;_&quot;&amp;[.D153]&amp;&quot;x&quot;&amp;[.E153]" office:value-type="string" office:string-value="LED_R_6x1" calcext:value-type="string">
            <text:p>LED_R_6x1</text:p>
          </table:table-cell>
          <table:table-cell table:formula="of:=&quot;const int &quot;&amp;[.F153]&amp;&quot; = &quot;&amp;[.A153]&amp;&quot;;&quot;" office:value-type="string" office:string-value="const int LED_R_6x1 = 151;" calcext:value-type="string">
            <text:p>const int LED_R_6x1 = 151;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R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formula="of:=&quot;LED_&quot;&amp;[.B154]&amp;&quot;_&quot;&amp;[.D154]&amp;&quot;x&quot;&amp;[.E154]" office:value-type="string" office:string-value="LED_R_5x8" calcext:value-type="string">
            <text:p>LED_R_5x8</text:p>
          </table:table-cell>
          <table:table-cell table:formula="of:=&quot;const int &quot;&amp;[.F154]&amp;&quot; = &quot;&amp;[.A154]&amp;&quot;;&quot;" office:value-type="string" office:string-value="const int LED_R_5x8 = 152;" calcext:value-type="string">
            <text:p>const int LED_R_5x8 = 152;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R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&quot;LED_&quot;&amp;[.B155]&amp;&quot;_&quot;&amp;[.D155]&amp;&quot;x&quot;&amp;[.E155]" office:value-type="string" office:string-value="LED_R_5x7" calcext:value-type="string">
            <text:p>LED_R_5x7</text:p>
          </table:table-cell>
          <table:table-cell table:formula="of:=&quot;const int &quot;&amp;[.F155]&amp;&quot; = &quot;&amp;[.A155]&amp;&quot;;&quot;" office:value-type="string" office:string-value="const int LED_R_5x7 = 153;" calcext:value-type="string">
            <text:p>const int LED_R_5x7 = 153;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R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&quot;LED_&quot;&amp;[.B156]&amp;&quot;_&quot;&amp;[.D156]&amp;&quot;x&quot;&amp;[.E156]" office:value-type="string" office:string-value="LED_R_5x6" calcext:value-type="string">
            <text:p>LED_R_5x6</text:p>
          </table:table-cell>
          <table:table-cell table:formula="of:=&quot;const int &quot;&amp;[.F156]&amp;&quot; = &quot;&amp;[.A156]&amp;&quot;;&quot;" office:value-type="string" office:string-value="const int LED_R_5x6 = 154;" calcext:value-type="string">
            <text:p>const int LED_R_5x6 = 154;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R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&quot;LED_&quot;&amp;[.B157]&amp;&quot;_&quot;&amp;[.D157]&amp;&quot;x&quot;&amp;[.E157]" office:value-type="string" office:string-value="LED_R_5x5" calcext:value-type="string">
            <text:p>LED_R_5x5</text:p>
          </table:table-cell>
          <table:table-cell table:formula="of:=&quot;const int &quot;&amp;[.F157]&amp;&quot; = &quot;&amp;[.A157]&amp;&quot;;&quot;" office:value-type="string" office:string-value="const int LED_R_5x5 = 155;" calcext:value-type="string">
            <text:p>const int LED_R_5x5 = 155;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R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&quot;LED_&quot;&amp;[.B158]&amp;&quot;_&quot;&amp;[.D158]&amp;&quot;x&quot;&amp;[.E158]" office:value-type="string" office:string-value="LED_R_5x4" calcext:value-type="string">
            <text:p>LED_R_5x4</text:p>
          </table:table-cell>
          <table:table-cell table:formula="of:=&quot;const int &quot;&amp;[.F158]&amp;&quot; = &quot;&amp;[.A158]&amp;&quot;;&quot;" office:value-type="string" office:string-value="const int LED_R_5x4 = 156;" calcext:value-type="string">
            <text:p>const int LED_R_5x4 = 156;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R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&quot;LED_&quot;&amp;[.B159]&amp;&quot;_&quot;&amp;[.D159]&amp;&quot;x&quot;&amp;[.E159]" office:value-type="string" office:string-value="LED_R_5x3" calcext:value-type="string">
            <text:p>LED_R_5x3</text:p>
          </table:table-cell>
          <table:table-cell table:formula="of:=&quot;const int &quot;&amp;[.F159]&amp;&quot; = &quot;&amp;[.A159]&amp;&quot;;&quot;" office:value-type="string" office:string-value="const int LED_R_5x3 = 157;" calcext:value-type="string">
            <text:p>const int LED_R_5x3 = 157;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R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&quot;LED_&quot;&amp;[.B160]&amp;&quot;_&quot;&amp;[.D160]&amp;&quot;x&quot;&amp;[.E160]" office:value-type="string" office:string-value="LED_R_5x2" calcext:value-type="string">
            <text:p>LED_R_5x2</text:p>
          </table:table-cell>
          <table:table-cell table:formula="of:=&quot;const int &quot;&amp;[.F160]&amp;&quot; = &quot;&amp;[.A160]&amp;&quot;;&quot;" office:value-type="string" office:string-value="const int LED_R_5x2 = 158;" calcext:value-type="string">
            <text:p>const int LED_R_5x2 = 158;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R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&quot;LED_&quot;&amp;[.B161]&amp;&quot;_&quot;&amp;[.D161]&amp;&quot;x&quot;&amp;[.E161]" office:value-type="string" office:string-value="LED_R_5x1" calcext:value-type="string">
            <text:p>LED_R_5x1</text:p>
          </table:table-cell>
          <table:table-cell table:formula="of:=&quot;const int &quot;&amp;[.F161]&amp;&quot; = &quot;&amp;[.A161]&amp;&quot;;&quot;" office:value-type="string" office:string-value="const int LED_R_5x1 = 159;" calcext:value-type="string">
            <text:p>const int LED_R_5x1 = 159;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R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formula="of:=&quot;LED_&quot;&amp;[.B162]&amp;&quot;_&quot;&amp;[.D162]&amp;&quot;x&quot;&amp;[.E162]" office:value-type="string" office:string-value="LED_R_4x8" calcext:value-type="string">
            <text:p>LED_R_4x8</text:p>
          </table:table-cell>
          <table:table-cell table:formula="of:=&quot;const int &quot;&amp;[.F162]&amp;&quot; = &quot;&amp;[.A162]&amp;&quot;;&quot;" office:value-type="string" office:string-value="const int LED_R_4x8 = 160;" calcext:value-type="string">
            <text:p>const int LED_R_4x8 = 160;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R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formula="of:=&quot;LED_&quot;&amp;[.B163]&amp;&quot;_&quot;&amp;[.D163]&amp;&quot;x&quot;&amp;[.E163]" office:value-type="string" office:string-value="LED_R_4x7" calcext:value-type="string">
            <text:p>LED_R_4x7</text:p>
          </table:table-cell>
          <table:table-cell table:formula="of:=&quot;const int &quot;&amp;[.F163]&amp;&quot; = &quot;&amp;[.A163]&amp;&quot;;&quot;" office:value-type="string" office:string-value="const int LED_R_4x7 = 161;" calcext:value-type="string">
            <text:p>const int LED_R_4x7 = 161;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R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&quot;LED_&quot;&amp;[.B164]&amp;&quot;_&quot;&amp;[.D164]&amp;&quot;x&quot;&amp;[.E164]" office:value-type="string" office:string-value="LED_R_4x6" calcext:value-type="string">
            <text:p>LED_R_4x6</text:p>
          </table:table-cell>
          <table:table-cell table:formula="of:=&quot;const int &quot;&amp;[.F164]&amp;&quot; = &quot;&amp;[.A164]&amp;&quot;;&quot;" office:value-type="string" office:string-value="const int LED_R_4x6 = 162;" calcext:value-type="string">
            <text:p>const int LED_R_4x6 = 162;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R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&quot;LED_&quot;&amp;[.B165]&amp;&quot;_&quot;&amp;[.D165]&amp;&quot;x&quot;&amp;[.E165]" office:value-type="string" office:string-value="LED_R_4x5" calcext:value-type="string">
            <text:p>LED_R_4x5</text:p>
          </table:table-cell>
          <table:table-cell table:formula="of:=&quot;const int &quot;&amp;[.F165]&amp;&quot; = &quot;&amp;[.A165]&amp;&quot;;&quot;" office:value-type="string" office:string-value="const int LED_R_4x5 = 163;" calcext:value-type="string">
            <text:p>const int LED_R_4x5 = 163;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R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&quot;LED_&quot;&amp;[.B166]&amp;&quot;_&quot;&amp;[.D166]&amp;&quot;x&quot;&amp;[.E166]" office:value-type="string" office:string-value="LED_R_4x4" calcext:value-type="string">
            <text:p>LED_R_4x4</text:p>
          </table:table-cell>
          <table:table-cell table:formula="of:=&quot;const int &quot;&amp;[.F166]&amp;&quot; = &quot;&amp;[.A166]&amp;&quot;;&quot;" office:value-type="string" office:string-value="const int LED_R_4x4 = 164;" calcext:value-type="string">
            <text:p>const int LED_R_4x4 = 164;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R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&quot;LED_&quot;&amp;[.B167]&amp;&quot;_&quot;&amp;[.D167]&amp;&quot;x&quot;&amp;[.E167]" office:value-type="string" office:string-value="LED_R_4x3" calcext:value-type="string">
            <text:p>LED_R_4x3</text:p>
          </table:table-cell>
          <table:table-cell table:formula="of:=&quot;const int &quot;&amp;[.F167]&amp;&quot; = &quot;&amp;[.A167]&amp;&quot;;&quot;" office:value-type="string" office:string-value="const int LED_R_4x3 = 165;" calcext:value-type="string">
            <text:p>const int LED_R_4x3 = 165;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R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&quot;LED_&quot;&amp;[.B168]&amp;&quot;_&quot;&amp;[.D168]&amp;&quot;x&quot;&amp;[.E168]" office:value-type="string" office:string-value="LED_R_4x2" calcext:value-type="string">
            <text:p>LED_R_4x2</text:p>
          </table:table-cell>
          <table:table-cell table:formula="of:=&quot;const int &quot;&amp;[.F168]&amp;&quot; = &quot;&amp;[.A168]&amp;&quot;;&quot;" office:value-type="string" office:string-value="const int LED_R_4x2 = 166;" calcext:value-type="string">
            <text:p>const int LED_R_4x2 = 166;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R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&quot;LED_&quot;&amp;[.B169]&amp;&quot;_&quot;&amp;[.D169]&amp;&quot;x&quot;&amp;[.E169]" office:value-type="string" office:string-value="LED_R_4x1" calcext:value-type="string">
            <text:p>LED_R_4x1</text:p>
          </table:table-cell>
          <table:table-cell table:formula="of:=&quot;const int &quot;&amp;[.F169]&amp;&quot; = &quot;&amp;[.A169]&amp;&quot;;&quot;" office:value-type="string" office:string-value="const int LED_R_4x1 = 167;" calcext:value-type="string">
            <text:p>const int LED_R_4x1 = 167;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R</text:p>
          </table:table-cell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formula="of:=&quot;LED_&quot;&amp;[.B170]&amp;&quot;_&quot;&amp;[.D170]&amp;&quot;x&quot;&amp;[.E170]" office:value-type="string" office:string-value="LED_R_3x8" calcext:value-type="string">
            <text:p>LED_R_3x8</text:p>
          </table:table-cell>
          <table:table-cell table:formula="of:=&quot;const int &quot;&amp;[.F170]&amp;&quot; = &quot;&amp;[.A170]&amp;&quot;;&quot;" office:value-type="string" office:string-value="const int LED_R_3x8 = 168;" calcext:value-type="string">
            <text:p>const int LED_R_3x8 = 168;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R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&quot;LED_&quot;&amp;[.B171]&amp;&quot;_&quot;&amp;[.D171]&amp;&quot;x&quot;&amp;[.E171]" office:value-type="string" office:string-value="LED_R_3x7" calcext:value-type="string">
            <text:p>LED_R_3x7</text:p>
          </table:table-cell>
          <table:table-cell table:formula="of:=&quot;const int &quot;&amp;[.F171]&amp;&quot; = &quot;&amp;[.A171]&amp;&quot;;&quot;" office:value-type="string" office:string-value="const int LED_R_3x7 = 169;" calcext:value-type="string">
            <text:p>const int LED_R_3x7 = 169;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R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&quot;LED_&quot;&amp;[.B172]&amp;&quot;_&quot;&amp;[.D172]&amp;&quot;x&quot;&amp;[.E172]" office:value-type="string" office:string-value="LED_R_3x6" calcext:value-type="string">
            <text:p>LED_R_3x6</text:p>
          </table:table-cell>
          <table:table-cell table:formula="of:=&quot;const int &quot;&amp;[.F172]&amp;&quot; = &quot;&amp;[.A172]&amp;&quot;;&quot;" office:value-type="string" office:string-value="const int LED_R_3x6 = 170;" calcext:value-type="string">
            <text:p>const int LED_R_3x6 = 170;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R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&quot;LED_&quot;&amp;[.B173]&amp;&quot;_&quot;&amp;[.D173]&amp;&quot;x&quot;&amp;[.E173]" office:value-type="string" office:string-value="LED_R_3x5" calcext:value-type="string">
            <text:p>LED_R_3x5</text:p>
          </table:table-cell>
          <table:table-cell table:formula="of:=&quot;const int &quot;&amp;[.F173]&amp;&quot; = &quot;&amp;[.A173]&amp;&quot;;&quot;" office:value-type="string" office:string-value="const int LED_R_3x5 = 171;" calcext:value-type="string">
            <text:p>const int LED_R_3x5 = 171;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R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&quot;LED_&quot;&amp;[.B174]&amp;&quot;_&quot;&amp;[.D174]&amp;&quot;x&quot;&amp;[.E174]" office:value-type="string" office:string-value="LED_R_3x4" calcext:value-type="string">
            <text:p>LED_R_3x4</text:p>
          </table:table-cell>
          <table:table-cell table:formula="of:=&quot;const int &quot;&amp;[.F174]&amp;&quot; = &quot;&amp;[.A174]&amp;&quot;;&quot;" office:value-type="string" office:string-value="const int LED_R_3x4 = 172;" calcext:value-type="string">
            <text:p>const int LED_R_3x4 = 172;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R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&quot;LED_&quot;&amp;[.B175]&amp;&quot;_&quot;&amp;[.D175]&amp;&quot;x&quot;&amp;[.E175]" office:value-type="string" office:string-value="LED_R_3x3" calcext:value-type="string">
            <text:p>LED_R_3x3</text:p>
          </table:table-cell>
          <table:table-cell table:formula="of:=&quot;const int &quot;&amp;[.F175]&amp;&quot; = &quot;&amp;[.A175]&amp;&quot;;&quot;" office:value-type="string" office:string-value="const int LED_R_3x3 = 173;" calcext:value-type="string">
            <text:p>const int LED_R_3x3 = 173;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R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&quot;LED_&quot;&amp;[.B176]&amp;&quot;_&quot;&amp;[.D176]&amp;&quot;x&quot;&amp;[.E176]" office:value-type="string" office:string-value="LED_R_3x2" calcext:value-type="string">
            <text:p>LED_R_3x2</text:p>
          </table:table-cell>
          <table:table-cell table:formula="of:=&quot;const int &quot;&amp;[.F176]&amp;&quot; = &quot;&amp;[.A176]&amp;&quot;;&quot;" office:value-type="string" office:string-value="const int LED_R_3x2 = 174;" calcext:value-type="string">
            <text:p>const int LED_R_3x2 = 174;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R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&quot;LED_&quot;&amp;[.B177]&amp;&quot;_&quot;&amp;[.D177]&amp;&quot;x&quot;&amp;[.E177]" office:value-type="string" office:string-value="LED_R_3x1" calcext:value-type="string">
            <text:p>LED_R_3x1</text:p>
          </table:table-cell>
          <table:table-cell table:formula="of:=&quot;const int &quot;&amp;[.F177]&amp;&quot; = &quot;&amp;[.A177]&amp;&quot;;&quot;" office:value-type="string" office:string-value="const int LED_R_3x1 = 175;" calcext:value-type="string">
            <text:p>const int LED_R_3x1 = 175;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R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&quot;LED_&quot;&amp;[.B178]&amp;&quot;_&quot;&amp;[.D178]&amp;&quot;x&quot;&amp;[.E178]" office:value-type="string" office:string-value="LED_R_2x8" calcext:value-type="string">
            <text:p>LED_R_2x8</text:p>
          </table:table-cell>
          <table:table-cell table:formula="of:=&quot;const int &quot;&amp;[.F178]&amp;&quot; = &quot;&amp;[.A178]&amp;&quot;;&quot;" office:value-type="string" office:string-value="const int LED_R_2x8 = 176;" calcext:value-type="string">
            <text:p>const int LED_R_2x8 = 176;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R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&quot;LED_&quot;&amp;[.B179]&amp;&quot;_&quot;&amp;[.D179]&amp;&quot;x&quot;&amp;[.E179]" office:value-type="string" office:string-value="LED_R_2x7" calcext:value-type="string">
            <text:p>LED_R_2x7</text:p>
          </table:table-cell>
          <table:table-cell table:formula="of:=&quot;const int &quot;&amp;[.F179]&amp;&quot; = &quot;&amp;[.A179]&amp;&quot;;&quot;" office:value-type="string" office:string-value="const int LED_R_2x7 = 177;" calcext:value-type="string">
            <text:p>const int LED_R_2x7 = 177;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R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&quot;LED_&quot;&amp;[.B180]&amp;&quot;_&quot;&amp;[.D180]&amp;&quot;x&quot;&amp;[.E180]" office:value-type="string" office:string-value="LED_R_2x6" calcext:value-type="string">
            <text:p>LED_R_2x6</text:p>
          </table:table-cell>
          <table:table-cell table:formula="of:=&quot;const int &quot;&amp;[.F180]&amp;&quot; = &quot;&amp;[.A180]&amp;&quot;;&quot;" office:value-type="string" office:string-value="const int LED_R_2x6 = 178;" calcext:value-type="string">
            <text:p>const int LED_R_2x6 = 178;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R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&quot;LED_&quot;&amp;[.B181]&amp;&quot;_&quot;&amp;[.D181]&amp;&quot;x&quot;&amp;[.E181]" office:value-type="string" office:string-value="LED_R_2x5" calcext:value-type="string">
            <text:p>LED_R_2x5</text:p>
          </table:table-cell>
          <table:table-cell table:formula="of:=&quot;const int &quot;&amp;[.F181]&amp;&quot; = &quot;&amp;[.A181]&amp;&quot;;&quot;" office:value-type="string" office:string-value="const int LED_R_2x5 = 179;" calcext:value-type="string">
            <text:p>const int LED_R_2x5 = 179;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R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&quot;LED_&quot;&amp;[.B182]&amp;&quot;_&quot;&amp;[.D182]&amp;&quot;x&quot;&amp;[.E182]" office:value-type="string" office:string-value="LED_R_2x4" calcext:value-type="string">
            <text:p>LED_R_2x4</text:p>
          </table:table-cell>
          <table:table-cell table:formula="of:=&quot;const int &quot;&amp;[.F182]&amp;&quot; = &quot;&amp;[.A182]&amp;&quot;;&quot;" office:value-type="string" office:string-value="const int LED_R_2x4 = 180;" calcext:value-type="string">
            <text:p>const int LED_R_2x4 = 180;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R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&quot;LED_&quot;&amp;[.B183]&amp;&quot;_&quot;&amp;[.D183]&amp;&quot;x&quot;&amp;[.E183]" office:value-type="string" office:string-value="LED_R_2x3" calcext:value-type="string">
            <text:p>LED_R_2x3</text:p>
          </table:table-cell>
          <table:table-cell table:formula="of:=&quot;const int &quot;&amp;[.F183]&amp;&quot; = &quot;&amp;[.A183]&amp;&quot;;&quot;" office:value-type="string" office:string-value="const int LED_R_2x3 = 181;" calcext:value-type="string">
            <text:p>const int LED_R_2x3 = 181;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R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&quot;LED_&quot;&amp;[.B184]&amp;&quot;_&quot;&amp;[.D184]&amp;&quot;x&quot;&amp;[.E184]" office:value-type="string" office:string-value="LED_R_2x2" calcext:value-type="string">
            <text:p>LED_R_2x2</text:p>
          </table:table-cell>
          <table:table-cell table:formula="of:=&quot;const int &quot;&amp;[.F184]&amp;&quot; = &quot;&amp;[.A184]&amp;&quot;;&quot;" office:value-type="string" office:string-value="const int LED_R_2x2 = 182;" calcext:value-type="string">
            <text:p>const int LED_R_2x2 = 182;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R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&quot;LED_&quot;&amp;[.B185]&amp;&quot;_&quot;&amp;[.D185]&amp;&quot;x&quot;&amp;[.E185]" office:value-type="string" office:string-value="LED_R_2x1" calcext:value-type="string">
            <text:p>LED_R_2x1</text:p>
          </table:table-cell>
          <table:table-cell table:formula="of:=&quot;const int &quot;&amp;[.F185]&amp;&quot; = &quot;&amp;[.A185]&amp;&quot;;&quot;" office:value-type="string" office:string-value="const int LED_R_2x1 = 183;" calcext:value-type="string">
            <text:p>const int LED_R_2x1 = 183;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R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&quot;LED_&quot;&amp;[.B186]&amp;&quot;_&quot;&amp;[.D186]&amp;&quot;x&quot;&amp;[.E186]" office:value-type="string" office:string-value="LED_R_1x8" calcext:value-type="string">
            <text:p>LED_R_1x8</text:p>
          </table:table-cell>
          <table:table-cell table:formula="of:=&quot;const int &quot;&amp;[.F186]&amp;&quot; = &quot;&amp;[.A186]&amp;&quot;;&quot;" office:value-type="string" office:string-value="const int LED_R_1x8 = 184;" calcext:value-type="string">
            <text:p>const int LED_R_1x8 = 184;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R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&quot;LED_&quot;&amp;[.B187]&amp;&quot;_&quot;&amp;[.D187]&amp;&quot;x&quot;&amp;[.E187]" office:value-type="string" office:string-value="LED_R_1x7" calcext:value-type="string">
            <text:p>LED_R_1x7</text:p>
          </table:table-cell>
          <table:table-cell table:formula="of:=&quot;const int &quot;&amp;[.F187]&amp;&quot; = &quot;&amp;[.A187]&amp;&quot;;&quot;" office:value-type="string" office:string-value="const int LED_R_1x7 = 185;" calcext:value-type="string">
            <text:p>const int LED_R_1x7 = 185;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R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&quot;LED_&quot;&amp;[.B188]&amp;&quot;_&quot;&amp;[.D188]&amp;&quot;x&quot;&amp;[.E188]" office:value-type="string" office:string-value="LED_R_1x6" calcext:value-type="string">
            <text:p>LED_R_1x6</text:p>
          </table:table-cell>
          <table:table-cell table:formula="of:=&quot;const int &quot;&amp;[.F188]&amp;&quot; = &quot;&amp;[.A188]&amp;&quot;;&quot;" office:value-type="string" office:string-value="const int LED_R_1x6 = 186;" calcext:value-type="string">
            <text:p>const int LED_R_1x6 = 186;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R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&quot;LED_&quot;&amp;[.B189]&amp;&quot;_&quot;&amp;[.D189]&amp;&quot;x&quot;&amp;[.E189]" office:value-type="string" office:string-value="LED_R_1x5" calcext:value-type="string">
            <text:p>LED_R_1x5</text:p>
          </table:table-cell>
          <table:table-cell table:formula="of:=&quot;const int &quot;&amp;[.F189]&amp;&quot; = &quot;&amp;[.A189]&amp;&quot;;&quot;" office:value-type="string" office:string-value="const int LED_R_1x5 = 187;" calcext:value-type="string">
            <text:p>const int LED_R_1x5 = 187;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R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&quot;LED_&quot;&amp;[.B190]&amp;&quot;_&quot;&amp;[.D190]&amp;&quot;x&quot;&amp;[.E190]" office:value-type="string" office:string-value="LED_R_1x4" calcext:value-type="string">
            <text:p>LED_R_1x4</text:p>
          </table:table-cell>
          <table:table-cell table:formula="of:=&quot;const int &quot;&amp;[.F190]&amp;&quot; = &quot;&amp;[.A190]&amp;&quot;;&quot;" office:value-type="string" office:string-value="const int LED_R_1x4 = 188;" calcext:value-type="string">
            <text:p>const int LED_R_1x4 = 188;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R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&quot;LED_&quot;&amp;[.B191]&amp;&quot;_&quot;&amp;[.D191]&amp;&quot;x&quot;&amp;[.E191]" office:value-type="string" office:string-value="LED_R_1x3" calcext:value-type="string">
            <text:p>LED_R_1x3</text:p>
          </table:table-cell>
          <table:table-cell table:formula="of:=&quot;const int &quot;&amp;[.F191]&amp;&quot; = &quot;&amp;[.A191]&amp;&quot;;&quot;" office:value-type="string" office:string-value="const int LED_R_1x3 = 189;" calcext:value-type="string">
            <text:p>const int LED_R_1x3 = 189;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R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&quot;LED_&quot;&amp;[.B192]&amp;&quot;_&quot;&amp;[.D192]&amp;&quot;x&quot;&amp;[.E192]" office:value-type="string" office:string-value="LED_R_1x2" calcext:value-type="string">
            <text:p>LED_R_1x2</text:p>
          </table:table-cell>
          <table:table-cell table:formula="of:=&quot;const int &quot;&amp;[.F192]&amp;&quot; = &quot;&amp;[.A192]&amp;&quot;;&quot;" office:value-type="string" office:string-value="const int LED_R_1x2 = 190;" calcext:value-type="string">
            <text:p>const int LED_R_1x2 = 190;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R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&quot;LED_&quot;&amp;[.B193]&amp;&quot;_&quot;&amp;[.D193]&amp;&quot;x&quot;&amp;[.E193]" office:value-type="string" office:string-value="LED_R_1x1" calcext:value-type="string">
            <text:p>LED_R_1x1</text:p>
          </table:table-cell>
          <table:table-cell table:formula="of:=&quot;const int &quot;&amp;[.F193]&amp;&quot; = &quot;&amp;[.A193]&amp;&quot;;&quot;" office:value-type="string" office:string-value="const int LED_R_1x1 = 191;" calcext:value-type="string">
            <text:p>const int LED_R_1x1 = 191;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&quot;LED_&quot;&amp;[.B194]&amp;&quot;_&quot;&amp;[.D194]&amp;&quot;x&quot;&amp;[.E194]" office:value-type="string" office:string-value="LED_H_8x8" calcext:value-type="string">
            <text:p>LED_H_8x8</text:p>
          </table:table-cell>
          <table:table-cell table:formula="of:=&quot;const int &quot;&amp;[.F194]&amp;&quot; = &quot;&amp;[.A194]&amp;&quot;;&quot;" office:value-type="string" office:string-value="const int LED_H_8x8 = 192;" calcext:value-type="string">
            <text:p>const int LED_H_8x8 = 192;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&quot;LED_&quot;&amp;[.B195]&amp;&quot;_&quot;&amp;[.D195]&amp;&quot;x&quot;&amp;[.E195]" office:value-type="string" office:string-value="LED_H_8x7" calcext:value-type="string">
            <text:p>LED_H_8x7</text:p>
          </table:table-cell>
          <table:table-cell table:formula="of:=&quot;const int &quot;&amp;[.F195]&amp;&quot; = &quot;&amp;[.A195]&amp;&quot;;&quot;" office:value-type="string" office:string-value="const int LED_H_8x7 = 193;" calcext:value-type="string">
            <text:p>const int LED_H_8x7 = 193;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&quot;LED_&quot;&amp;[.B196]&amp;&quot;_&quot;&amp;[.D196]&amp;&quot;x&quot;&amp;[.E196]" office:value-type="string" office:string-value="LED_H_8x6" calcext:value-type="string">
            <text:p>LED_H_8x6</text:p>
          </table:table-cell>
          <table:table-cell table:formula="of:=&quot;const int &quot;&amp;[.F196]&amp;&quot; = &quot;&amp;[.A196]&amp;&quot;;&quot;" office:value-type="string" office:string-value="const int LED_H_8x6 = 194;" calcext:value-type="string">
            <text:p>const int LED_H_8x6 = 194;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H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&quot;LED_&quot;&amp;[.B197]&amp;&quot;_&quot;&amp;[.D197]&amp;&quot;x&quot;&amp;[.E197]" office:value-type="string" office:string-value="LED_H_8x5" calcext:value-type="string">
            <text:p>LED_H_8x5</text:p>
          </table:table-cell>
          <table:table-cell table:formula="of:=&quot;const int &quot;&amp;[.F197]&amp;&quot; = &quot;&amp;[.A197]&amp;&quot;;&quot;" office:value-type="string" office:string-value="const int LED_H_8x5 = 195;" calcext:value-type="string">
            <text:p>const int LED_H_8x5 = 195;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H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&quot;LED_&quot;&amp;[.B198]&amp;&quot;_&quot;&amp;[.D198]&amp;&quot;x&quot;&amp;[.E198]" office:value-type="string" office:string-value="LED_H_8x4" calcext:value-type="string">
            <text:p>LED_H_8x4</text:p>
          </table:table-cell>
          <table:table-cell table:formula="of:=&quot;const int &quot;&amp;[.F198]&amp;&quot; = &quot;&amp;[.A198]&amp;&quot;;&quot;" office:value-type="string" office:string-value="const int LED_H_8x4 = 196;" calcext:value-type="string">
            <text:p>const int LED_H_8x4 = 196;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H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&quot;LED_&quot;&amp;[.B199]&amp;&quot;_&quot;&amp;[.D199]&amp;&quot;x&quot;&amp;[.E199]" office:value-type="string" office:string-value="LED_H_8x3" calcext:value-type="string">
            <text:p>LED_H_8x3</text:p>
          </table:table-cell>
          <table:table-cell table:formula="of:=&quot;const int &quot;&amp;[.F199]&amp;&quot; = &quot;&amp;[.A199]&amp;&quot;;&quot;" office:value-type="string" office:string-value="const int LED_H_8x3 = 197;" calcext:value-type="string">
            <text:p>const int LED_H_8x3 = 197;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H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&quot;LED_&quot;&amp;[.B200]&amp;&quot;_&quot;&amp;[.D200]&amp;&quot;x&quot;&amp;[.E200]" office:value-type="string" office:string-value="LED_H_8x2" calcext:value-type="string">
            <text:p>LED_H_8x2</text:p>
          </table:table-cell>
          <table:table-cell table:formula="of:=&quot;const int &quot;&amp;[.F200]&amp;&quot; = &quot;&amp;[.A200]&amp;&quot;;&quot;" office:value-type="string" office:string-value="const int LED_H_8x2 = 198;" calcext:value-type="string">
            <text:p>const int LED_H_8x2 = 198;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H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&quot;LED_&quot;&amp;[.B201]&amp;&quot;_&quot;&amp;[.D201]&amp;&quot;x&quot;&amp;[.E201]" office:value-type="string" office:string-value="LED_H_8x1" calcext:value-type="string">
            <text:p>LED_H_8x1</text:p>
          </table:table-cell>
          <table:table-cell table:formula="of:=&quot;const int &quot;&amp;[.F201]&amp;&quot; = &quot;&amp;[.A201]&amp;&quot;;&quot;" office:value-type="string" office:string-value="const int LED_H_8x1 = 199;" calcext:value-type="string">
            <text:p>const int LED_H_8x1 = 199;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&quot;LED_&quot;&amp;[.B202]&amp;&quot;_&quot;&amp;[.D202]&amp;&quot;x&quot;&amp;[.E202]" office:value-type="string" office:string-value="LED_H_7x8" calcext:value-type="string">
            <text:p>LED_H_7x8</text:p>
          </table:table-cell>
          <table:table-cell table:formula="of:=&quot;const int &quot;&amp;[.F202]&amp;&quot; = &quot;&amp;[.A202]&amp;&quot;;&quot;" office:value-type="string" office:string-value="const int LED_H_7x8 = 200;" calcext:value-type="string">
            <text:p>const int LED_H_7x8 = 200;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H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&quot;LED_&quot;&amp;[.B203]&amp;&quot;_&quot;&amp;[.D203]&amp;&quot;x&quot;&amp;[.E203]" office:value-type="string" office:string-value="LED_H_7x7" calcext:value-type="string">
            <text:p>LED_H_7x7</text:p>
          </table:table-cell>
          <table:table-cell table:formula="of:=&quot;const int &quot;&amp;[.F203]&amp;&quot; = &quot;&amp;[.A203]&amp;&quot;;&quot;" office:value-type="string" office:string-value="const int LED_H_7x7 = 201;" calcext:value-type="string">
            <text:p>const int LED_H_7x7 = 201;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H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&quot;LED_&quot;&amp;[.B204]&amp;&quot;_&quot;&amp;[.D204]&amp;&quot;x&quot;&amp;[.E204]" office:value-type="string" office:string-value="LED_H_7x6" calcext:value-type="string">
            <text:p>LED_H_7x6</text:p>
          </table:table-cell>
          <table:table-cell table:formula="of:=&quot;const int &quot;&amp;[.F204]&amp;&quot; = &quot;&amp;[.A204]&amp;&quot;;&quot;" office:value-type="string" office:string-value="const int LED_H_7x6 = 202;" calcext:value-type="string">
            <text:p>const int LED_H_7x6 = 202;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H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&quot;LED_&quot;&amp;[.B205]&amp;&quot;_&quot;&amp;[.D205]&amp;&quot;x&quot;&amp;[.E205]" office:value-type="string" office:string-value="LED_H_7x5" calcext:value-type="string">
            <text:p>LED_H_7x5</text:p>
          </table:table-cell>
          <table:table-cell table:formula="of:=&quot;const int &quot;&amp;[.F205]&amp;&quot; = &quot;&amp;[.A205]&amp;&quot;;&quot;" office:value-type="string" office:string-value="const int LED_H_7x5 = 203;" calcext:value-type="string">
            <text:p>const int LED_H_7x5 = 203;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H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formula="of:=&quot;LED_&quot;&amp;[.B206]&amp;&quot;_&quot;&amp;[.D206]&amp;&quot;x&quot;&amp;[.E206]" office:value-type="string" office:string-value="LED_H_7x4" calcext:value-type="string">
            <text:p>LED_H_7x4</text:p>
          </table:table-cell>
          <table:table-cell table:formula="of:=&quot;const int &quot;&amp;[.F206]&amp;&quot; = &quot;&amp;[.A206]&amp;&quot;;&quot;" office:value-type="string" office:string-value="const int LED_H_7x4 = 204;" calcext:value-type="string">
            <text:p>const int LED_H_7x4 = 204;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H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&quot;LED_&quot;&amp;[.B207]&amp;&quot;_&quot;&amp;[.D207]&amp;&quot;x&quot;&amp;[.E207]" office:value-type="string" office:string-value="LED_H_7x3" calcext:value-type="string">
            <text:p>LED_H_7x3</text:p>
          </table:table-cell>
          <table:table-cell table:formula="of:=&quot;const int &quot;&amp;[.F207]&amp;&quot; = &quot;&amp;[.A207]&amp;&quot;;&quot;" office:value-type="string" office:string-value="const int LED_H_7x3 = 205;" calcext:value-type="string">
            <text:p>const int LED_H_7x3 = 205;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H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&quot;LED_&quot;&amp;[.B208]&amp;&quot;_&quot;&amp;[.D208]&amp;&quot;x&quot;&amp;[.E208]" office:value-type="string" office:string-value="LED_H_7x2" calcext:value-type="string">
            <text:p>LED_H_7x2</text:p>
          </table:table-cell>
          <table:table-cell table:formula="of:=&quot;const int &quot;&amp;[.F208]&amp;&quot; = &quot;&amp;[.A208]&amp;&quot;;&quot;" office:value-type="string" office:string-value="const int LED_H_7x2 = 206;" calcext:value-type="string">
            <text:p>const int LED_H_7x2 = 206;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H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&quot;LED_&quot;&amp;[.B209]&amp;&quot;_&quot;&amp;[.D209]&amp;&quot;x&quot;&amp;[.E209]" office:value-type="string" office:string-value="LED_H_7x1" calcext:value-type="string">
            <text:p>LED_H_7x1</text:p>
          </table:table-cell>
          <table:table-cell table:formula="of:=&quot;const int &quot;&amp;[.F209]&amp;&quot; = &quot;&amp;[.A209]&amp;&quot;;&quot;" office:value-type="string" office:string-value="const int LED_H_7x1 = 207;" calcext:value-type="string">
            <text:p>const int LED_H_7x1 = 207;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H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&quot;LED_&quot;&amp;[.B210]&amp;&quot;_&quot;&amp;[.D210]&amp;&quot;x&quot;&amp;[.E210]" office:value-type="string" office:string-value="LED_H_6x8" calcext:value-type="string">
            <text:p>LED_H_6x8</text:p>
          </table:table-cell>
          <table:table-cell table:formula="of:=&quot;const int &quot;&amp;[.F210]&amp;&quot; = &quot;&amp;[.A210]&amp;&quot;;&quot;" office:value-type="string" office:string-value="const int LED_H_6x8 = 208;" calcext:value-type="string">
            <text:p>const int LED_H_6x8 = 208;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H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&quot;LED_&quot;&amp;[.B211]&amp;&quot;_&quot;&amp;[.D211]&amp;&quot;x&quot;&amp;[.E211]" office:value-type="string" office:string-value="LED_H_6x7" calcext:value-type="string">
            <text:p>LED_H_6x7</text:p>
          </table:table-cell>
          <table:table-cell table:formula="of:=&quot;const int &quot;&amp;[.F211]&amp;&quot; = &quot;&amp;[.A211]&amp;&quot;;&quot;" office:value-type="string" office:string-value="const int LED_H_6x7 = 209;" calcext:value-type="string">
            <text:p>const int LED_H_6x7 = 209;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H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&quot;LED_&quot;&amp;[.B212]&amp;&quot;_&quot;&amp;[.D212]&amp;&quot;x&quot;&amp;[.E212]" office:value-type="string" office:string-value="LED_H_6x6" calcext:value-type="string">
            <text:p>LED_H_6x6</text:p>
          </table:table-cell>
          <table:table-cell table:formula="of:=&quot;const int &quot;&amp;[.F212]&amp;&quot; = &quot;&amp;[.A212]&amp;&quot;;&quot;" office:value-type="string" office:string-value="const int LED_H_6x6 = 210;" calcext:value-type="string">
            <text:p>const int LED_H_6x6 = 210;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H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&quot;LED_&quot;&amp;[.B213]&amp;&quot;_&quot;&amp;[.D213]&amp;&quot;x&quot;&amp;[.E213]" office:value-type="string" office:string-value="LED_H_6x5" calcext:value-type="string">
            <text:p>LED_H_6x5</text:p>
          </table:table-cell>
          <table:table-cell table:formula="of:=&quot;const int &quot;&amp;[.F213]&amp;&quot; = &quot;&amp;[.A213]&amp;&quot;;&quot;" office:value-type="string" office:string-value="const int LED_H_6x5 = 211;" calcext:value-type="string">
            <text:p>const int LED_H_6x5 = 211;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H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&quot;LED_&quot;&amp;[.B214]&amp;&quot;_&quot;&amp;[.D214]&amp;&quot;x&quot;&amp;[.E214]" office:value-type="string" office:string-value="LED_H_6x4" calcext:value-type="string">
            <text:p>LED_H_6x4</text:p>
          </table:table-cell>
          <table:table-cell table:formula="of:=&quot;const int &quot;&amp;[.F214]&amp;&quot; = &quot;&amp;[.A214]&amp;&quot;;&quot;" office:value-type="string" office:string-value="const int LED_H_6x4 = 212;" calcext:value-type="string">
            <text:p>const int LED_H_6x4 = 212;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H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&quot;LED_&quot;&amp;[.B215]&amp;&quot;_&quot;&amp;[.D215]&amp;&quot;x&quot;&amp;[.E215]" office:value-type="string" office:string-value="LED_H_6x3" calcext:value-type="string">
            <text:p>LED_H_6x3</text:p>
          </table:table-cell>
          <table:table-cell table:formula="of:=&quot;const int &quot;&amp;[.F215]&amp;&quot; = &quot;&amp;[.A215]&amp;&quot;;&quot;" office:value-type="string" office:string-value="const int LED_H_6x3 = 213;" calcext:value-type="string">
            <text:p>const int LED_H_6x3 = 213;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H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&quot;LED_&quot;&amp;[.B216]&amp;&quot;_&quot;&amp;[.D216]&amp;&quot;x&quot;&amp;[.E216]" office:value-type="string" office:string-value="LED_H_6x2" calcext:value-type="string">
            <text:p>LED_H_6x2</text:p>
          </table:table-cell>
          <table:table-cell table:formula="of:=&quot;const int &quot;&amp;[.F216]&amp;&quot; = &quot;&amp;[.A216]&amp;&quot;;&quot;" office:value-type="string" office:string-value="const int LED_H_6x2 = 214;" calcext:value-type="string">
            <text:p>const int LED_H_6x2 = 214;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H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&quot;LED_&quot;&amp;[.B217]&amp;&quot;_&quot;&amp;[.D217]&amp;&quot;x&quot;&amp;[.E217]" office:value-type="string" office:string-value="LED_H_6x1" calcext:value-type="string">
            <text:p>LED_H_6x1</text:p>
          </table:table-cell>
          <table:table-cell table:formula="of:=&quot;const int &quot;&amp;[.F217]&amp;&quot; = &quot;&amp;[.A217]&amp;&quot;;&quot;" office:value-type="string" office:string-value="const int LED_H_6x1 = 215;" calcext:value-type="string">
            <text:p>const int LED_H_6x1 = 215;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H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formula="of:=&quot;LED_&quot;&amp;[.B218]&amp;&quot;_&quot;&amp;[.D218]&amp;&quot;x&quot;&amp;[.E218]" office:value-type="string" office:string-value="LED_H_5x8" calcext:value-type="string">
            <text:p>LED_H_5x8</text:p>
          </table:table-cell>
          <table:table-cell table:formula="of:=&quot;const int &quot;&amp;[.F218]&amp;&quot; = &quot;&amp;[.A218]&amp;&quot;;&quot;" office:value-type="string" office:string-value="const int LED_H_5x8 = 216;" calcext:value-type="string">
            <text:p>const int LED_H_5x8 = 216;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H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&quot;LED_&quot;&amp;[.B219]&amp;&quot;_&quot;&amp;[.D219]&amp;&quot;x&quot;&amp;[.E219]" office:value-type="string" office:string-value="LED_H_5x7" calcext:value-type="string">
            <text:p>LED_H_5x7</text:p>
          </table:table-cell>
          <table:table-cell table:formula="of:=&quot;const int &quot;&amp;[.F219]&amp;&quot; = &quot;&amp;[.A219]&amp;&quot;;&quot;" office:value-type="string" office:string-value="const int LED_H_5x7 = 217;" calcext:value-type="string">
            <text:p>const int LED_H_5x7 = 217;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H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&quot;LED_&quot;&amp;[.B220]&amp;&quot;_&quot;&amp;[.D220]&amp;&quot;x&quot;&amp;[.E220]" office:value-type="string" office:string-value="LED_H_5x6" calcext:value-type="string">
            <text:p>LED_H_5x6</text:p>
          </table:table-cell>
          <table:table-cell table:formula="of:=&quot;const int &quot;&amp;[.F220]&amp;&quot; = &quot;&amp;[.A220]&amp;&quot;;&quot;" office:value-type="string" office:string-value="const int LED_H_5x6 = 218;" calcext:value-type="string">
            <text:p>const int LED_H_5x6 = 218;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H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&quot;LED_&quot;&amp;[.B221]&amp;&quot;_&quot;&amp;[.D221]&amp;&quot;x&quot;&amp;[.E221]" office:value-type="string" office:string-value="LED_H_5x5" calcext:value-type="string">
            <text:p>LED_H_5x5</text:p>
          </table:table-cell>
          <table:table-cell table:formula="of:=&quot;const int &quot;&amp;[.F221]&amp;&quot; = &quot;&amp;[.A221]&amp;&quot;;&quot;" office:value-type="string" office:string-value="const int LED_H_5x5 = 219;" calcext:value-type="string">
            <text:p>const int LED_H_5x5 = 219;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H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&quot;LED_&quot;&amp;[.B222]&amp;&quot;_&quot;&amp;[.D222]&amp;&quot;x&quot;&amp;[.E222]" office:value-type="string" office:string-value="LED_H_5x4" calcext:value-type="string">
            <text:p>LED_H_5x4</text:p>
          </table:table-cell>
          <table:table-cell table:formula="of:=&quot;const int &quot;&amp;[.F222]&amp;&quot; = &quot;&amp;[.A222]&amp;&quot;;&quot;" office:value-type="string" office:string-value="const int LED_H_5x4 = 220;" calcext:value-type="string">
            <text:p>const int LED_H_5x4 = 220;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H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&quot;LED_&quot;&amp;[.B223]&amp;&quot;_&quot;&amp;[.D223]&amp;&quot;x&quot;&amp;[.E223]" office:value-type="string" office:string-value="LED_H_5x3" calcext:value-type="string">
            <text:p>LED_H_5x3</text:p>
          </table:table-cell>
          <table:table-cell table:formula="of:=&quot;const int &quot;&amp;[.F223]&amp;&quot; = &quot;&amp;[.A223]&amp;&quot;;&quot;" office:value-type="string" office:string-value="const int LED_H_5x3 = 221;" calcext:value-type="string">
            <text:p>const int LED_H_5x3 = 221;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H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&quot;LED_&quot;&amp;[.B224]&amp;&quot;_&quot;&amp;[.D224]&amp;&quot;x&quot;&amp;[.E224]" office:value-type="string" office:string-value="LED_H_5x2" calcext:value-type="string">
            <text:p>LED_H_5x2</text:p>
          </table:table-cell>
          <table:table-cell table:formula="of:=&quot;const int &quot;&amp;[.F224]&amp;&quot; = &quot;&amp;[.A224]&amp;&quot;;&quot;" office:value-type="string" office:string-value="const int LED_H_5x2 = 222;" calcext:value-type="string">
            <text:p>const int LED_H_5x2 = 222;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H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&quot;LED_&quot;&amp;[.B225]&amp;&quot;_&quot;&amp;[.D225]&amp;&quot;x&quot;&amp;[.E225]" office:value-type="string" office:string-value="LED_H_5x1" calcext:value-type="string">
            <text:p>LED_H_5x1</text:p>
          </table:table-cell>
          <table:table-cell table:formula="of:=&quot;const int &quot;&amp;[.F225]&amp;&quot; = &quot;&amp;[.A225]&amp;&quot;;&quot;" office:value-type="string" office:string-value="const int LED_H_5x1 = 223;" calcext:value-type="string">
            <text:p>const int LED_H_5x1 = 223;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H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formula="of:=&quot;LED_&quot;&amp;[.B226]&amp;&quot;_&quot;&amp;[.D226]&amp;&quot;x&quot;&amp;[.E226]" office:value-type="string" office:string-value="LED_H_4x8" calcext:value-type="string">
            <text:p>LED_H_4x8</text:p>
          </table:table-cell>
          <table:table-cell table:formula="of:=&quot;const int &quot;&amp;[.F226]&amp;&quot; = &quot;&amp;[.A226]&amp;&quot;;&quot;" office:value-type="string" office:string-value="const int LED_H_4x8 = 224;" calcext:value-type="string">
            <text:p>const int LED_H_4x8 = 224;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H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formula="of:=&quot;LED_&quot;&amp;[.B227]&amp;&quot;_&quot;&amp;[.D227]&amp;&quot;x&quot;&amp;[.E227]" office:value-type="string" office:string-value="LED_H_4x7" calcext:value-type="string">
            <text:p>LED_H_4x7</text:p>
          </table:table-cell>
          <table:table-cell table:formula="of:=&quot;const int &quot;&amp;[.F227]&amp;&quot; = &quot;&amp;[.A227]&amp;&quot;;&quot;" office:value-type="string" office:string-value="const int LED_H_4x7 = 225;" calcext:value-type="string">
            <text:p>const int LED_H_4x7 = 225;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H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&quot;LED_&quot;&amp;[.B228]&amp;&quot;_&quot;&amp;[.D228]&amp;&quot;x&quot;&amp;[.E228]" office:value-type="string" office:string-value="LED_H_4x6" calcext:value-type="string">
            <text:p>LED_H_4x6</text:p>
          </table:table-cell>
          <table:table-cell table:formula="of:=&quot;const int &quot;&amp;[.F228]&amp;&quot; = &quot;&amp;[.A228]&amp;&quot;;&quot;" office:value-type="string" office:string-value="const int LED_H_4x6 = 226;" calcext:value-type="string">
            <text:p>const int LED_H_4x6 = 226;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H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&quot;LED_&quot;&amp;[.B229]&amp;&quot;_&quot;&amp;[.D229]&amp;&quot;x&quot;&amp;[.E229]" office:value-type="string" office:string-value="LED_H_4x5" calcext:value-type="string">
            <text:p>LED_H_4x5</text:p>
          </table:table-cell>
          <table:table-cell table:formula="of:=&quot;const int &quot;&amp;[.F229]&amp;&quot; = &quot;&amp;[.A229]&amp;&quot;;&quot;" office:value-type="string" office:string-value="const int LED_H_4x5 = 227;" calcext:value-type="string">
            <text:p>const int LED_H_4x5 = 227;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H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&quot;LED_&quot;&amp;[.B230]&amp;&quot;_&quot;&amp;[.D230]&amp;&quot;x&quot;&amp;[.E230]" office:value-type="string" office:string-value="LED_H_4x4" calcext:value-type="string">
            <text:p>LED_H_4x4</text:p>
          </table:table-cell>
          <table:table-cell table:formula="of:=&quot;const int &quot;&amp;[.F230]&amp;&quot; = &quot;&amp;[.A230]&amp;&quot;;&quot;" office:value-type="string" office:string-value="const int LED_H_4x4 = 228;" calcext:value-type="string">
            <text:p>const int LED_H_4x4 = 228;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H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&quot;LED_&quot;&amp;[.B231]&amp;&quot;_&quot;&amp;[.D231]&amp;&quot;x&quot;&amp;[.E231]" office:value-type="string" office:string-value="LED_H_4x3" calcext:value-type="string">
            <text:p>LED_H_4x3</text:p>
          </table:table-cell>
          <table:table-cell table:formula="of:=&quot;const int &quot;&amp;[.F231]&amp;&quot; = &quot;&amp;[.A231]&amp;&quot;;&quot;" office:value-type="string" office:string-value="const int LED_H_4x3 = 229;" calcext:value-type="string">
            <text:p>const int LED_H_4x3 = 229;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H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&quot;LED_&quot;&amp;[.B232]&amp;&quot;_&quot;&amp;[.D232]&amp;&quot;x&quot;&amp;[.E232]" office:value-type="string" office:string-value="LED_H_4x2" calcext:value-type="string">
            <text:p>LED_H_4x2</text:p>
          </table:table-cell>
          <table:table-cell table:formula="of:=&quot;const int &quot;&amp;[.F232]&amp;&quot; = &quot;&amp;[.A232]&amp;&quot;;&quot;" office:value-type="string" office:string-value="const int LED_H_4x2 = 230;" calcext:value-type="string">
            <text:p>const int LED_H_4x2 = 230;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H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&quot;LED_&quot;&amp;[.B233]&amp;&quot;_&quot;&amp;[.D233]&amp;&quot;x&quot;&amp;[.E233]" office:value-type="string" office:string-value="LED_H_4x1" calcext:value-type="string">
            <text:p>LED_H_4x1</text:p>
          </table:table-cell>
          <table:table-cell table:formula="of:=&quot;const int &quot;&amp;[.F233]&amp;&quot; = &quot;&amp;[.A233]&amp;&quot;;&quot;" office:value-type="string" office:string-value="const int LED_H_4x1 = 231;" calcext:value-type="string">
            <text:p>const int LED_H_4x1 = 231;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H</text:p>
          </table:table-cell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formula="of:=&quot;LED_&quot;&amp;[.B234]&amp;&quot;_&quot;&amp;[.D234]&amp;&quot;x&quot;&amp;[.E234]" office:value-type="string" office:string-value="LED_H_3x8" calcext:value-type="string">
            <text:p>LED_H_3x8</text:p>
          </table:table-cell>
          <table:table-cell table:formula="of:=&quot;const int &quot;&amp;[.F234]&amp;&quot; = &quot;&amp;[.A234]&amp;&quot;;&quot;" office:value-type="string" office:string-value="const int LED_H_3x8 = 232;" calcext:value-type="string">
            <text:p>const int LED_H_3x8 = 232;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H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&quot;LED_&quot;&amp;[.B235]&amp;&quot;_&quot;&amp;[.D235]&amp;&quot;x&quot;&amp;[.E235]" office:value-type="string" office:string-value="LED_H_3x7" calcext:value-type="string">
            <text:p>LED_H_3x7</text:p>
          </table:table-cell>
          <table:table-cell table:formula="of:=&quot;const int &quot;&amp;[.F235]&amp;&quot; = &quot;&amp;[.A235]&amp;&quot;;&quot;" office:value-type="string" office:string-value="const int LED_H_3x7 = 233;" calcext:value-type="string">
            <text:p>const int LED_H_3x7 = 233;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H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&quot;LED_&quot;&amp;[.B236]&amp;&quot;_&quot;&amp;[.D236]&amp;&quot;x&quot;&amp;[.E236]" office:value-type="string" office:string-value="LED_H_3x6" calcext:value-type="string">
            <text:p>LED_H_3x6</text:p>
          </table:table-cell>
          <table:table-cell table:formula="of:=&quot;const int &quot;&amp;[.F236]&amp;&quot; = &quot;&amp;[.A236]&amp;&quot;;&quot;" office:value-type="string" office:string-value="const int LED_H_3x6 = 234;" calcext:value-type="string">
            <text:p>const int LED_H_3x6 = 234;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H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&quot;LED_&quot;&amp;[.B237]&amp;&quot;_&quot;&amp;[.D237]&amp;&quot;x&quot;&amp;[.E237]" office:value-type="string" office:string-value="LED_H_3x5" calcext:value-type="string">
            <text:p>LED_H_3x5</text:p>
          </table:table-cell>
          <table:table-cell table:formula="of:=&quot;const int &quot;&amp;[.F237]&amp;&quot; = &quot;&amp;[.A237]&amp;&quot;;&quot;" office:value-type="string" office:string-value="const int LED_H_3x5 = 235;" calcext:value-type="string">
            <text:p>const int LED_H_3x5 = 235;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H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&quot;LED_&quot;&amp;[.B238]&amp;&quot;_&quot;&amp;[.D238]&amp;&quot;x&quot;&amp;[.E238]" office:value-type="string" office:string-value="LED_H_3x4" calcext:value-type="string">
            <text:p>LED_H_3x4</text:p>
          </table:table-cell>
          <table:table-cell table:formula="of:=&quot;const int &quot;&amp;[.F238]&amp;&quot; = &quot;&amp;[.A238]&amp;&quot;;&quot;" office:value-type="string" office:string-value="const int LED_H_3x4 = 236;" calcext:value-type="string">
            <text:p>const int LED_H_3x4 = 236;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H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&quot;LED_&quot;&amp;[.B239]&amp;&quot;_&quot;&amp;[.D239]&amp;&quot;x&quot;&amp;[.E239]" office:value-type="string" office:string-value="LED_H_3x3" calcext:value-type="string">
            <text:p>LED_H_3x3</text:p>
          </table:table-cell>
          <table:table-cell table:formula="of:=&quot;const int &quot;&amp;[.F239]&amp;&quot; = &quot;&amp;[.A239]&amp;&quot;;&quot;" office:value-type="string" office:string-value="const int LED_H_3x3 = 237;" calcext:value-type="string">
            <text:p>const int LED_H_3x3 = 237;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H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&quot;LED_&quot;&amp;[.B240]&amp;&quot;_&quot;&amp;[.D240]&amp;&quot;x&quot;&amp;[.E240]" office:value-type="string" office:string-value="LED_H_3x2" calcext:value-type="string">
            <text:p>LED_H_3x2</text:p>
          </table:table-cell>
          <table:table-cell table:formula="of:=&quot;const int &quot;&amp;[.F240]&amp;&quot; = &quot;&amp;[.A240]&amp;&quot;;&quot;" office:value-type="string" office:string-value="const int LED_H_3x2 = 238;" calcext:value-type="string">
            <text:p>const int LED_H_3x2 = 238;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H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&quot;LED_&quot;&amp;[.B241]&amp;&quot;_&quot;&amp;[.D241]&amp;&quot;x&quot;&amp;[.E241]" office:value-type="string" office:string-value="LED_H_3x1" calcext:value-type="string">
            <text:p>LED_H_3x1</text:p>
          </table:table-cell>
          <table:table-cell table:formula="of:=&quot;const int &quot;&amp;[.F241]&amp;&quot; = &quot;&amp;[.A241]&amp;&quot;;&quot;" office:value-type="string" office:string-value="const int LED_H_3x1 = 239;" calcext:value-type="string">
            <text:p>const int LED_H_3x1 = 239;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H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&quot;LED_&quot;&amp;[.B242]&amp;&quot;_&quot;&amp;[.D242]&amp;&quot;x&quot;&amp;[.E242]" office:value-type="string" office:string-value="LED_H_2x8" calcext:value-type="string">
            <text:p>LED_H_2x8</text:p>
          </table:table-cell>
          <table:table-cell table:formula="of:=&quot;const int &quot;&amp;[.F242]&amp;&quot; = &quot;&amp;[.A242]&amp;&quot;;&quot;" office:value-type="string" office:string-value="const int LED_H_2x8 = 240;" calcext:value-type="string">
            <text:p>const int LED_H_2x8 = 240;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H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&quot;LED_&quot;&amp;[.B243]&amp;&quot;_&quot;&amp;[.D243]&amp;&quot;x&quot;&amp;[.E243]" office:value-type="string" office:string-value="LED_H_2x7" calcext:value-type="string">
            <text:p>LED_H_2x7</text:p>
          </table:table-cell>
          <table:table-cell table:formula="of:=&quot;const int &quot;&amp;[.F243]&amp;&quot; = &quot;&amp;[.A243]&amp;&quot;;&quot;" office:value-type="string" office:string-value="const int LED_H_2x7 = 241;" calcext:value-type="string">
            <text:p>const int LED_H_2x7 = 241;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H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&quot;LED_&quot;&amp;[.B244]&amp;&quot;_&quot;&amp;[.D244]&amp;&quot;x&quot;&amp;[.E244]" office:value-type="string" office:string-value="LED_H_2x6" calcext:value-type="string">
            <text:p>LED_H_2x6</text:p>
          </table:table-cell>
          <table:table-cell table:formula="of:=&quot;const int &quot;&amp;[.F244]&amp;&quot; = &quot;&amp;[.A244]&amp;&quot;;&quot;" office:value-type="string" office:string-value="const int LED_H_2x6 = 242;" calcext:value-type="string">
            <text:p>const int LED_H_2x6 = 242;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H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&quot;LED_&quot;&amp;[.B245]&amp;&quot;_&quot;&amp;[.D245]&amp;&quot;x&quot;&amp;[.E245]" office:value-type="string" office:string-value="LED_H_2x5" calcext:value-type="string">
            <text:p>LED_H_2x5</text:p>
          </table:table-cell>
          <table:table-cell table:formula="of:=&quot;const int &quot;&amp;[.F245]&amp;&quot; = &quot;&amp;[.A245]&amp;&quot;;&quot;" office:value-type="string" office:string-value="const int LED_H_2x5 = 243;" calcext:value-type="string">
            <text:p>const int LED_H_2x5 = 243;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H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&quot;LED_&quot;&amp;[.B246]&amp;&quot;_&quot;&amp;[.D246]&amp;&quot;x&quot;&amp;[.E246]" office:value-type="string" office:string-value="LED_H_2x4" calcext:value-type="string">
            <text:p>LED_H_2x4</text:p>
          </table:table-cell>
          <table:table-cell table:formula="of:=&quot;const int &quot;&amp;[.F246]&amp;&quot; = &quot;&amp;[.A246]&amp;&quot;;&quot;" office:value-type="string" office:string-value="const int LED_H_2x4 = 244;" calcext:value-type="string">
            <text:p>const int LED_H_2x4 = 244;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H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&quot;LED_&quot;&amp;[.B247]&amp;&quot;_&quot;&amp;[.D247]&amp;&quot;x&quot;&amp;[.E247]" office:value-type="string" office:string-value="LED_H_2x3" calcext:value-type="string">
            <text:p>LED_H_2x3</text:p>
          </table:table-cell>
          <table:table-cell table:formula="of:=&quot;const int &quot;&amp;[.F247]&amp;&quot; = &quot;&amp;[.A247]&amp;&quot;;&quot;" office:value-type="string" office:string-value="const int LED_H_2x3 = 245;" calcext:value-type="string">
            <text:p>const int LED_H_2x3 = 245;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H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&quot;LED_&quot;&amp;[.B248]&amp;&quot;_&quot;&amp;[.D248]&amp;&quot;x&quot;&amp;[.E248]" office:value-type="string" office:string-value="LED_H_2x2" calcext:value-type="string">
            <text:p>LED_H_2x2</text:p>
          </table:table-cell>
          <table:table-cell table:formula="of:=&quot;const int &quot;&amp;[.F248]&amp;&quot; = &quot;&amp;[.A248]&amp;&quot;;&quot;" office:value-type="string" office:string-value="const int LED_H_2x2 = 246;" calcext:value-type="string">
            <text:p>const int LED_H_2x2 = 246;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H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&quot;LED_&quot;&amp;[.B249]&amp;&quot;_&quot;&amp;[.D249]&amp;&quot;x&quot;&amp;[.E249]" office:value-type="string" office:string-value="LED_H_2x1" calcext:value-type="string">
            <text:p>LED_H_2x1</text:p>
          </table:table-cell>
          <table:table-cell table:formula="of:=&quot;const int &quot;&amp;[.F249]&amp;&quot; = &quot;&amp;[.A249]&amp;&quot;;&quot;" office:value-type="string" office:string-value="const int LED_H_2x1 = 247;" calcext:value-type="string">
            <text:p>const int LED_H_2x1 = 247;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H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&quot;LED_&quot;&amp;[.B250]&amp;&quot;_&quot;&amp;[.D250]&amp;&quot;x&quot;&amp;[.E250]" office:value-type="string" office:string-value="LED_H_1x8" calcext:value-type="string">
            <text:p>LED_H_1x8</text:p>
          </table:table-cell>
          <table:table-cell table:formula="of:=&quot;const int &quot;&amp;[.F250]&amp;&quot; = &quot;&amp;[.A250]&amp;&quot;;&quot;" office:value-type="string" office:string-value="const int LED_H_1x8 = 248;" calcext:value-type="string">
            <text:p>const int LED_H_1x8 = 248;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H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&quot;LED_&quot;&amp;[.B251]&amp;&quot;_&quot;&amp;[.D251]&amp;&quot;x&quot;&amp;[.E251]" office:value-type="string" office:string-value="LED_H_1x7" calcext:value-type="string">
            <text:p>LED_H_1x7</text:p>
          </table:table-cell>
          <table:table-cell table:formula="of:=&quot;const int &quot;&amp;[.F251]&amp;&quot; = &quot;&amp;[.A251]&amp;&quot;;&quot;" office:value-type="string" office:string-value="const int LED_H_1x7 = 249;" calcext:value-type="string">
            <text:p>const int LED_H_1x7 = 249;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H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&quot;LED_&quot;&amp;[.B252]&amp;&quot;_&quot;&amp;[.D252]&amp;&quot;x&quot;&amp;[.E252]" office:value-type="string" office:string-value="LED_H_1x6" calcext:value-type="string">
            <text:p>LED_H_1x6</text:p>
          </table:table-cell>
          <table:table-cell table:formula="of:=&quot;const int &quot;&amp;[.F252]&amp;&quot; = &quot;&amp;[.A252]&amp;&quot;;&quot;" office:value-type="string" office:string-value="const int LED_H_1x6 = 250;" calcext:value-type="string">
            <text:p>const int LED_H_1x6 = 250;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H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&quot;LED_&quot;&amp;[.B253]&amp;&quot;_&quot;&amp;[.D253]&amp;&quot;x&quot;&amp;[.E253]" office:value-type="string" office:string-value="LED_H_1x5" calcext:value-type="string">
            <text:p>LED_H_1x5</text:p>
          </table:table-cell>
          <table:table-cell table:formula="of:=&quot;const int &quot;&amp;[.F253]&amp;&quot; = &quot;&amp;[.A253]&amp;&quot;;&quot;" office:value-type="string" office:string-value="const int LED_H_1x5 = 251;" calcext:value-type="string">
            <text:p>const int LED_H_1x5 = 251;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H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&quot;LED_&quot;&amp;[.B254]&amp;&quot;_&quot;&amp;[.D254]&amp;&quot;x&quot;&amp;[.E254]" office:value-type="string" office:string-value="LED_H_1x4" calcext:value-type="string">
            <text:p>LED_H_1x4</text:p>
          </table:table-cell>
          <table:table-cell table:formula="of:=&quot;const int &quot;&amp;[.F254]&amp;&quot; = &quot;&amp;[.A254]&amp;&quot;;&quot;" office:value-type="string" office:string-value="const int LED_H_1x4 = 252;" calcext:value-type="string">
            <text:p>const int LED_H_1x4 = 252;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H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&quot;LED_&quot;&amp;[.B255]&amp;&quot;_&quot;&amp;[.D255]&amp;&quot;x&quot;&amp;[.E255]" office:value-type="string" office:string-value="LED_H_1x3" calcext:value-type="string">
            <text:p>LED_H_1x3</text:p>
          </table:table-cell>
          <table:table-cell table:formula="of:=&quot;const int &quot;&amp;[.F255]&amp;&quot; = &quot;&amp;[.A255]&amp;&quot;;&quot;" office:value-type="string" office:string-value="const int LED_H_1x3 = 253;" calcext:value-type="string">
            <text:p>const int LED_H_1x3 = 253;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H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&quot;LED_&quot;&amp;[.B256]&amp;&quot;_&quot;&amp;[.D256]&amp;&quot;x&quot;&amp;[.E256]" office:value-type="string" office:string-value="LED_H_1x2" calcext:value-type="string">
            <text:p>LED_H_1x2</text:p>
          </table:table-cell>
          <table:table-cell table:formula="of:=&quot;const int &quot;&amp;[.F256]&amp;&quot; = &quot;&amp;[.A256]&amp;&quot;;&quot;" office:value-type="string" office:string-value="const int LED_H_1x2 = 254;" calcext:value-type="string">
            <text:p>const int LED_H_1x2 = 254;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H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&quot;LED_&quot;&amp;[.B257]&amp;&quot;_&quot;&amp;[.D257]&amp;&quot;x&quot;&amp;[.E257]" office:value-type="string" office:string-value="LED_H_1x1" calcext:value-type="string">
            <text:p>LED_H_1x1</text:p>
          </table:table-cell>
          <table:table-cell table:formula="of:=&quot;const int &quot;&amp;[.F257]&amp;&quot; = &quot;&amp;[.A257]&amp;&quot;;&quot;" office:value-type="string" office:string-value="const int LED_H_1x1 = 255;" calcext:value-type="string">
            <text:p>const int LED_H_1x1 = 255;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&quot;LED_&quot;&amp;[.B258]&amp;&quot;_&quot;&amp;[.D258]&amp;&quot;x&quot;&amp;[.E258]" office:value-type="string" office:string-value="LED_L_8x8" calcext:value-type="string">
            <text:p>LED_L_8x8</text:p>
          </table:table-cell>
          <table:table-cell table:formula="of:=&quot;const int &quot;&amp;[.F258]&amp;&quot; = &quot;&amp;[.A258]&amp;&quot;;&quot;" office:value-type="string" office:string-value="const int LED_L_8x8 = 256;" calcext:value-type="string">
            <text:p>const int LED_L_8x8 = 256;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&quot;LED_&quot;&amp;[.B259]&amp;&quot;_&quot;&amp;[.D259]&amp;&quot;x&quot;&amp;[.E259]" office:value-type="string" office:string-value="LED_L_8x7" calcext:value-type="string">
            <text:p>LED_L_8x7</text:p>
          </table:table-cell>
          <table:table-cell table:formula="of:=&quot;const int &quot;&amp;[.F259]&amp;&quot; = &quot;&amp;[.A259]&amp;&quot;;&quot;" office:value-type="string" office:string-value="const int LED_L_8x7 = 257;" calcext:value-type="string">
            <text:p>const int LED_L_8x7 = 257;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L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&quot;LED_&quot;&amp;[.B260]&amp;&quot;_&quot;&amp;[.D260]&amp;&quot;x&quot;&amp;[.E260]" office:value-type="string" office:string-value="LED_L_8x6" calcext:value-type="string">
            <text:p>LED_L_8x6</text:p>
          </table:table-cell>
          <table:table-cell table:formula="of:=&quot;const int &quot;&amp;[.F260]&amp;&quot; = &quot;&amp;[.A260]&amp;&quot;;&quot;" office:value-type="string" office:string-value="const int LED_L_8x6 = 258;" calcext:value-type="string">
            <text:p>const int LED_L_8x6 = 258;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L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&quot;LED_&quot;&amp;[.B261]&amp;&quot;_&quot;&amp;[.D261]&amp;&quot;x&quot;&amp;[.E261]" office:value-type="string" office:string-value="LED_L_8x5" calcext:value-type="string">
            <text:p>LED_L_8x5</text:p>
          </table:table-cell>
          <table:table-cell table:formula="of:=&quot;const int &quot;&amp;[.F261]&amp;&quot; = &quot;&amp;[.A261]&amp;&quot;;&quot;" office:value-type="string" office:string-value="const int LED_L_8x5 = 259;" calcext:value-type="string">
            <text:p>const int LED_L_8x5 = 259;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L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&quot;LED_&quot;&amp;[.B262]&amp;&quot;_&quot;&amp;[.D262]&amp;&quot;x&quot;&amp;[.E262]" office:value-type="string" office:string-value="LED_L_8x4" calcext:value-type="string">
            <text:p>LED_L_8x4</text:p>
          </table:table-cell>
          <table:table-cell table:formula="of:=&quot;const int &quot;&amp;[.F262]&amp;&quot; = &quot;&amp;[.A262]&amp;&quot;;&quot;" office:value-type="string" office:string-value="const int LED_L_8x4 = 260;" calcext:value-type="string">
            <text:p>const int LED_L_8x4 = 260;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L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&quot;LED_&quot;&amp;[.B263]&amp;&quot;_&quot;&amp;[.D263]&amp;&quot;x&quot;&amp;[.E263]" office:value-type="string" office:string-value="LED_L_8x3" calcext:value-type="string">
            <text:p>LED_L_8x3</text:p>
          </table:table-cell>
          <table:table-cell table:formula="of:=&quot;const int &quot;&amp;[.F263]&amp;&quot; = &quot;&amp;[.A263]&amp;&quot;;&quot;" office:value-type="string" office:string-value="const int LED_L_8x3 = 261;" calcext:value-type="string">
            <text:p>const int LED_L_8x3 = 261;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L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&quot;LED_&quot;&amp;[.B264]&amp;&quot;_&quot;&amp;[.D264]&amp;&quot;x&quot;&amp;[.E264]" office:value-type="string" office:string-value="LED_L_8x2" calcext:value-type="string">
            <text:p>LED_L_8x2</text:p>
          </table:table-cell>
          <table:table-cell table:formula="of:=&quot;const int &quot;&amp;[.F264]&amp;&quot; = &quot;&amp;[.A264]&amp;&quot;;&quot;" office:value-type="string" office:string-value="const int LED_L_8x2 = 262;" calcext:value-type="string">
            <text:p>const int LED_L_8x2 = 262;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L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&quot;LED_&quot;&amp;[.B265]&amp;&quot;_&quot;&amp;[.D265]&amp;&quot;x&quot;&amp;[.E265]" office:value-type="string" office:string-value="LED_L_8x1" calcext:value-type="string">
            <text:p>LED_L_8x1</text:p>
          </table:table-cell>
          <table:table-cell table:formula="of:=&quot;const int &quot;&amp;[.F265]&amp;&quot; = &quot;&amp;[.A265]&amp;&quot;;&quot;" office:value-type="string" office:string-value="const int LED_L_8x1 = 263;" calcext:value-type="string">
            <text:p>const int LED_L_8x1 = 263;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L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&quot;LED_&quot;&amp;[.B266]&amp;&quot;_&quot;&amp;[.D266]&amp;&quot;x&quot;&amp;[.E266]" office:value-type="string" office:string-value="LED_L_7x8" calcext:value-type="string">
            <text:p>LED_L_7x8</text:p>
          </table:table-cell>
          <table:table-cell table:formula="of:=&quot;const int &quot;&amp;[.F266]&amp;&quot; = &quot;&amp;[.A266]&amp;&quot;;&quot;" office:value-type="string" office:string-value="const int LED_L_7x8 = 264;" calcext:value-type="string">
            <text:p>const int LED_L_7x8 = 264;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L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&quot;LED_&quot;&amp;[.B267]&amp;&quot;_&quot;&amp;[.D267]&amp;&quot;x&quot;&amp;[.E267]" office:value-type="string" office:string-value="LED_L_7x7" calcext:value-type="string">
            <text:p>LED_L_7x7</text:p>
          </table:table-cell>
          <table:table-cell table:formula="of:=&quot;const int &quot;&amp;[.F267]&amp;&quot; = &quot;&amp;[.A267]&amp;&quot;;&quot;" office:value-type="string" office:string-value="const int LED_L_7x7 = 265;" calcext:value-type="string">
            <text:p>const int LED_L_7x7 = 265;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L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&quot;LED_&quot;&amp;[.B268]&amp;&quot;_&quot;&amp;[.D268]&amp;&quot;x&quot;&amp;[.E268]" office:value-type="string" office:string-value="LED_L_7x6" calcext:value-type="string">
            <text:p>LED_L_7x6</text:p>
          </table:table-cell>
          <table:table-cell table:formula="of:=&quot;const int &quot;&amp;[.F268]&amp;&quot; = &quot;&amp;[.A268]&amp;&quot;;&quot;" office:value-type="string" office:string-value="const int LED_L_7x6 = 266;" calcext:value-type="string">
            <text:p>const int LED_L_7x6 = 266;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L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&quot;LED_&quot;&amp;[.B269]&amp;&quot;_&quot;&amp;[.D269]&amp;&quot;x&quot;&amp;[.E269]" office:value-type="string" office:string-value="LED_L_7x5" calcext:value-type="string">
            <text:p>LED_L_7x5</text:p>
          </table:table-cell>
          <table:table-cell table:formula="of:=&quot;const int &quot;&amp;[.F269]&amp;&quot; = &quot;&amp;[.A269]&amp;&quot;;&quot;" office:value-type="string" office:string-value="const int LED_L_7x5 = 267;" calcext:value-type="string">
            <text:p>const int LED_L_7x5 = 267;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L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formula="of:=&quot;LED_&quot;&amp;[.B270]&amp;&quot;_&quot;&amp;[.D270]&amp;&quot;x&quot;&amp;[.E270]" office:value-type="string" office:string-value="LED_L_7x4" calcext:value-type="string">
            <text:p>LED_L_7x4</text:p>
          </table:table-cell>
          <table:table-cell table:formula="of:=&quot;const int &quot;&amp;[.F270]&amp;&quot; = &quot;&amp;[.A270]&amp;&quot;;&quot;" office:value-type="string" office:string-value="const int LED_L_7x4 = 268;" calcext:value-type="string">
            <text:p>const int LED_L_7x4 = 268;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L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&quot;LED_&quot;&amp;[.B271]&amp;&quot;_&quot;&amp;[.D271]&amp;&quot;x&quot;&amp;[.E271]" office:value-type="string" office:string-value="LED_L_7x3" calcext:value-type="string">
            <text:p>LED_L_7x3</text:p>
          </table:table-cell>
          <table:table-cell table:formula="of:=&quot;const int &quot;&amp;[.F271]&amp;&quot; = &quot;&amp;[.A271]&amp;&quot;;&quot;" office:value-type="string" office:string-value="const int LED_L_7x3 = 269;" calcext:value-type="string">
            <text:p>const int LED_L_7x3 = 269;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L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&quot;LED_&quot;&amp;[.B272]&amp;&quot;_&quot;&amp;[.D272]&amp;&quot;x&quot;&amp;[.E272]" office:value-type="string" office:string-value="LED_L_7x2" calcext:value-type="string">
            <text:p>LED_L_7x2</text:p>
          </table:table-cell>
          <table:table-cell table:formula="of:=&quot;const int &quot;&amp;[.F272]&amp;&quot; = &quot;&amp;[.A272]&amp;&quot;;&quot;" office:value-type="string" office:string-value="const int LED_L_7x2 = 270;" calcext:value-type="string">
            <text:p>const int LED_L_7x2 = 270;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L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&quot;LED_&quot;&amp;[.B273]&amp;&quot;_&quot;&amp;[.D273]&amp;&quot;x&quot;&amp;[.E273]" office:value-type="string" office:string-value="LED_L_7x1" calcext:value-type="string">
            <text:p>LED_L_7x1</text:p>
          </table:table-cell>
          <table:table-cell table:formula="of:=&quot;const int &quot;&amp;[.F273]&amp;&quot; = &quot;&amp;[.A273]&amp;&quot;;&quot;" office:value-type="string" office:string-value="const int LED_L_7x1 = 271;" calcext:value-type="string">
            <text:p>const int LED_L_7x1 = 271;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L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&quot;LED_&quot;&amp;[.B274]&amp;&quot;_&quot;&amp;[.D274]&amp;&quot;x&quot;&amp;[.E274]" office:value-type="string" office:string-value="LED_L_6x8" calcext:value-type="string">
            <text:p>LED_L_6x8</text:p>
          </table:table-cell>
          <table:table-cell table:formula="of:=&quot;const int &quot;&amp;[.F274]&amp;&quot; = &quot;&amp;[.A274]&amp;&quot;;&quot;" office:value-type="string" office:string-value="const int LED_L_6x8 = 272;" calcext:value-type="string">
            <text:p>const int LED_L_6x8 = 272;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L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&quot;LED_&quot;&amp;[.B275]&amp;&quot;_&quot;&amp;[.D275]&amp;&quot;x&quot;&amp;[.E275]" office:value-type="string" office:string-value="LED_L_6x7" calcext:value-type="string">
            <text:p>LED_L_6x7</text:p>
          </table:table-cell>
          <table:table-cell table:formula="of:=&quot;const int &quot;&amp;[.F275]&amp;&quot; = &quot;&amp;[.A275]&amp;&quot;;&quot;" office:value-type="string" office:string-value="const int LED_L_6x7 = 273;" calcext:value-type="string">
            <text:p>const int LED_L_6x7 = 273;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L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&quot;LED_&quot;&amp;[.B276]&amp;&quot;_&quot;&amp;[.D276]&amp;&quot;x&quot;&amp;[.E276]" office:value-type="string" office:string-value="LED_L_6x6" calcext:value-type="string">
            <text:p>LED_L_6x6</text:p>
          </table:table-cell>
          <table:table-cell table:formula="of:=&quot;const int &quot;&amp;[.F276]&amp;&quot; = &quot;&amp;[.A276]&amp;&quot;;&quot;" office:value-type="string" office:string-value="const int LED_L_6x6 = 274;" calcext:value-type="string">
            <text:p>const int LED_L_6x6 = 274;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L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&quot;LED_&quot;&amp;[.B277]&amp;&quot;_&quot;&amp;[.D277]&amp;&quot;x&quot;&amp;[.E277]" office:value-type="string" office:string-value="LED_L_6x5" calcext:value-type="string">
            <text:p>LED_L_6x5</text:p>
          </table:table-cell>
          <table:table-cell table:formula="of:=&quot;const int &quot;&amp;[.F277]&amp;&quot; = &quot;&amp;[.A277]&amp;&quot;;&quot;" office:value-type="string" office:string-value="const int LED_L_6x5 = 275;" calcext:value-type="string">
            <text:p>const int LED_L_6x5 = 275;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L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&quot;LED_&quot;&amp;[.B278]&amp;&quot;_&quot;&amp;[.D278]&amp;&quot;x&quot;&amp;[.E278]" office:value-type="string" office:string-value="LED_L_6x4" calcext:value-type="string">
            <text:p>LED_L_6x4</text:p>
          </table:table-cell>
          <table:table-cell table:formula="of:=&quot;const int &quot;&amp;[.F278]&amp;&quot; = &quot;&amp;[.A278]&amp;&quot;;&quot;" office:value-type="string" office:string-value="const int LED_L_6x4 = 276;" calcext:value-type="string">
            <text:p>const int LED_L_6x4 = 276;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L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&quot;LED_&quot;&amp;[.B279]&amp;&quot;_&quot;&amp;[.D279]&amp;&quot;x&quot;&amp;[.E279]" office:value-type="string" office:string-value="LED_L_6x3" calcext:value-type="string">
            <text:p>LED_L_6x3</text:p>
          </table:table-cell>
          <table:table-cell table:formula="of:=&quot;const int &quot;&amp;[.F279]&amp;&quot; = &quot;&amp;[.A279]&amp;&quot;;&quot;" office:value-type="string" office:string-value="const int LED_L_6x3 = 277;" calcext:value-type="string">
            <text:p>const int LED_L_6x3 = 277;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L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&quot;LED_&quot;&amp;[.B280]&amp;&quot;_&quot;&amp;[.D280]&amp;&quot;x&quot;&amp;[.E280]" office:value-type="string" office:string-value="LED_L_6x2" calcext:value-type="string">
            <text:p>LED_L_6x2</text:p>
          </table:table-cell>
          <table:table-cell table:formula="of:=&quot;const int &quot;&amp;[.F280]&amp;&quot; = &quot;&amp;[.A280]&amp;&quot;;&quot;" office:value-type="string" office:string-value="const int LED_L_6x2 = 278;" calcext:value-type="string">
            <text:p>const int LED_L_6x2 = 278;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L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&quot;LED_&quot;&amp;[.B281]&amp;&quot;_&quot;&amp;[.D281]&amp;&quot;x&quot;&amp;[.E281]" office:value-type="string" office:string-value="LED_L_6x1" calcext:value-type="string">
            <text:p>LED_L_6x1</text:p>
          </table:table-cell>
          <table:table-cell table:formula="of:=&quot;const int &quot;&amp;[.F281]&amp;&quot; = &quot;&amp;[.A281]&amp;&quot;;&quot;" office:value-type="string" office:string-value="const int LED_L_6x1 = 279;" calcext:value-type="string">
            <text:p>const int LED_L_6x1 = 279;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L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formula="of:=&quot;LED_&quot;&amp;[.B282]&amp;&quot;_&quot;&amp;[.D282]&amp;&quot;x&quot;&amp;[.E282]" office:value-type="string" office:string-value="LED_L_5x8" calcext:value-type="string">
            <text:p>LED_L_5x8</text:p>
          </table:table-cell>
          <table:table-cell table:formula="of:=&quot;const int &quot;&amp;[.F282]&amp;&quot; = &quot;&amp;[.A282]&amp;&quot;;&quot;" office:value-type="string" office:string-value="const int LED_L_5x8 = 280;" calcext:value-type="string">
            <text:p>const int LED_L_5x8 = 280;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L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&quot;LED_&quot;&amp;[.B283]&amp;&quot;_&quot;&amp;[.D283]&amp;&quot;x&quot;&amp;[.E283]" office:value-type="string" office:string-value="LED_L_5x7" calcext:value-type="string">
            <text:p>LED_L_5x7</text:p>
          </table:table-cell>
          <table:table-cell table:formula="of:=&quot;const int &quot;&amp;[.F283]&amp;&quot; = &quot;&amp;[.A283]&amp;&quot;;&quot;" office:value-type="string" office:string-value="const int LED_L_5x7 = 281;" calcext:value-type="string">
            <text:p>const int LED_L_5x7 = 281;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L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&quot;LED_&quot;&amp;[.B284]&amp;&quot;_&quot;&amp;[.D284]&amp;&quot;x&quot;&amp;[.E284]" office:value-type="string" office:string-value="LED_L_5x6" calcext:value-type="string">
            <text:p>LED_L_5x6</text:p>
          </table:table-cell>
          <table:table-cell table:formula="of:=&quot;const int &quot;&amp;[.F284]&amp;&quot; = &quot;&amp;[.A284]&amp;&quot;;&quot;" office:value-type="string" office:string-value="const int LED_L_5x6 = 282;" calcext:value-type="string">
            <text:p>const int LED_L_5x6 = 282;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L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&quot;LED_&quot;&amp;[.B285]&amp;&quot;_&quot;&amp;[.D285]&amp;&quot;x&quot;&amp;[.E285]" office:value-type="string" office:string-value="LED_L_5x5" calcext:value-type="string">
            <text:p>LED_L_5x5</text:p>
          </table:table-cell>
          <table:table-cell table:formula="of:=&quot;const int &quot;&amp;[.F285]&amp;&quot; = &quot;&amp;[.A285]&amp;&quot;;&quot;" office:value-type="string" office:string-value="const int LED_L_5x5 = 283;" calcext:value-type="string">
            <text:p>const int LED_L_5x5 = 283;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L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&quot;LED_&quot;&amp;[.B286]&amp;&quot;_&quot;&amp;[.D286]&amp;&quot;x&quot;&amp;[.E286]" office:value-type="string" office:string-value="LED_L_5x4" calcext:value-type="string">
            <text:p>LED_L_5x4</text:p>
          </table:table-cell>
          <table:table-cell table:formula="of:=&quot;const int &quot;&amp;[.F286]&amp;&quot; = &quot;&amp;[.A286]&amp;&quot;;&quot;" office:value-type="string" office:string-value="const int LED_L_5x4 = 284;" calcext:value-type="string">
            <text:p>const int LED_L_5x4 = 284;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L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&quot;LED_&quot;&amp;[.B287]&amp;&quot;_&quot;&amp;[.D287]&amp;&quot;x&quot;&amp;[.E287]" office:value-type="string" office:string-value="LED_L_5x3" calcext:value-type="string">
            <text:p>LED_L_5x3</text:p>
          </table:table-cell>
          <table:table-cell table:formula="of:=&quot;const int &quot;&amp;[.F287]&amp;&quot; = &quot;&amp;[.A287]&amp;&quot;;&quot;" office:value-type="string" office:string-value="const int LED_L_5x3 = 285;" calcext:value-type="string">
            <text:p>const int LED_L_5x3 = 285;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L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&quot;LED_&quot;&amp;[.B288]&amp;&quot;_&quot;&amp;[.D288]&amp;&quot;x&quot;&amp;[.E288]" office:value-type="string" office:string-value="LED_L_5x2" calcext:value-type="string">
            <text:p>LED_L_5x2</text:p>
          </table:table-cell>
          <table:table-cell table:formula="of:=&quot;const int &quot;&amp;[.F288]&amp;&quot; = &quot;&amp;[.A288]&amp;&quot;;&quot;" office:value-type="string" office:string-value="const int LED_L_5x2 = 286;" calcext:value-type="string">
            <text:p>const int LED_L_5x2 = 286;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L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&quot;LED_&quot;&amp;[.B289]&amp;&quot;_&quot;&amp;[.D289]&amp;&quot;x&quot;&amp;[.E289]" office:value-type="string" office:string-value="LED_L_5x1" calcext:value-type="string">
            <text:p>LED_L_5x1</text:p>
          </table:table-cell>
          <table:table-cell table:formula="of:=&quot;const int &quot;&amp;[.F289]&amp;&quot; = &quot;&amp;[.A289]&amp;&quot;;&quot;" office:value-type="string" office:string-value="const int LED_L_5x1 = 287;" calcext:value-type="string">
            <text:p>const int LED_L_5x1 = 287;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L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formula="of:=&quot;LED_&quot;&amp;[.B290]&amp;&quot;_&quot;&amp;[.D290]&amp;&quot;x&quot;&amp;[.E290]" office:value-type="string" office:string-value="LED_L_4x8" calcext:value-type="string">
            <text:p>LED_L_4x8</text:p>
          </table:table-cell>
          <table:table-cell table:formula="of:=&quot;const int &quot;&amp;[.F290]&amp;&quot; = &quot;&amp;[.A290]&amp;&quot;;&quot;" office:value-type="string" office:string-value="const int LED_L_4x8 = 288;" calcext:value-type="string">
            <text:p>const int LED_L_4x8 = 288;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L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formula="of:=&quot;LED_&quot;&amp;[.B291]&amp;&quot;_&quot;&amp;[.D291]&amp;&quot;x&quot;&amp;[.E291]" office:value-type="string" office:string-value="LED_L_4x7" calcext:value-type="string">
            <text:p>LED_L_4x7</text:p>
          </table:table-cell>
          <table:table-cell table:formula="of:=&quot;const int &quot;&amp;[.F291]&amp;&quot; = &quot;&amp;[.A291]&amp;&quot;;&quot;" office:value-type="string" office:string-value="const int LED_L_4x7 = 289;" calcext:value-type="string">
            <text:p>const int LED_L_4x7 = 289;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L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&quot;LED_&quot;&amp;[.B292]&amp;&quot;_&quot;&amp;[.D292]&amp;&quot;x&quot;&amp;[.E292]" office:value-type="string" office:string-value="LED_L_4x6" calcext:value-type="string">
            <text:p>LED_L_4x6</text:p>
          </table:table-cell>
          <table:table-cell table:formula="of:=&quot;const int &quot;&amp;[.F292]&amp;&quot; = &quot;&amp;[.A292]&amp;&quot;;&quot;" office:value-type="string" office:string-value="const int LED_L_4x6 = 290;" calcext:value-type="string">
            <text:p>const int LED_L_4x6 = 290;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L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&quot;LED_&quot;&amp;[.B293]&amp;&quot;_&quot;&amp;[.D293]&amp;&quot;x&quot;&amp;[.E293]" office:value-type="string" office:string-value="LED_L_4x5" calcext:value-type="string">
            <text:p>LED_L_4x5</text:p>
          </table:table-cell>
          <table:table-cell table:formula="of:=&quot;const int &quot;&amp;[.F293]&amp;&quot; = &quot;&amp;[.A293]&amp;&quot;;&quot;" office:value-type="string" office:string-value="const int LED_L_4x5 = 291;" calcext:value-type="string">
            <text:p>const int LED_L_4x5 = 291;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L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&quot;LED_&quot;&amp;[.B294]&amp;&quot;_&quot;&amp;[.D294]&amp;&quot;x&quot;&amp;[.E294]" office:value-type="string" office:string-value="LED_L_4x4" calcext:value-type="string">
            <text:p>LED_L_4x4</text:p>
          </table:table-cell>
          <table:table-cell table:formula="of:=&quot;const int &quot;&amp;[.F294]&amp;&quot; = &quot;&amp;[.A294]&amp;&quot;;&quot;" office:value-type="string" office:string-value="const int LED_L_4x4 = 292;" calcext:value-type="string">
            <text:p>const int LED_L_4x4 = 292;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L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&quot;LED_&quot;&amp;[.B295]&amp;&quot;_&quot;&amp;[.D295]&amp;&quot;x&quot;&amp;[.E295]" office:value-type="string" office:string-value="LED_L_4x3" calcext:value-type="string">
            <text:p>LED_L_4x3</text:p>
          </table:table-cell>
          <table:table-cell table:formula="of:=&quot;const int &quot;&amp;[.F295]&amp;&quot; = &quot;&amp;[.A295]&amp;&quot;;&quot;" office:value-type="string" office:string-value="const int LED_L_4x3 = 293;" calcext:value-type="string">
            <text:p>const int LED_L_4x3 = 293;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L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&quot;LED_&quot;&amp;[.B296]&amp;&quot;_&quot;&amp;[.D296]&amp;&quot;x&quot;&amp;[.E296]" office:value-type="string" office:string-value="LED_L_4x2" calcext:value-type="string">
            <text:p>LED_L_4x2</text:p>
          </table:table-cell>
          <table:table-cell table:formula="of:=&quot;const int &quot;&amp;[.F296]&amp;&quot; = &quot;&amp;[.A296]&amp;&quot;;&quot;" office:value-type="string" office:string-value="const int LED_L_4x2 = 294;" calcext:value-type="string">
            <text:p>const int LED_L_4x2 = 294;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L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&quot;LED_&quot;&amp;[.B297]&amp;&quot;_&quot;&amp;[.D297]&amp;&quot;x&quot;&amp;[.E297]" office:value-type="string" office:string-value="LED_L_4x1" calcext:value-type="string">
            <text:p>LED_L_4x1</text:p>
          </table:table-cell>
          <table:table-cell table:formula="of:=&quot;const int &quot;&amp;[.F297]&amp;&quot; = &quot;&amp;[.A297]&amp;&quot;;&quot;" office:value-type="string" office:string-value="const int LED_L_4x1 = 295;" calcext:value-type="string">
            <text:p>const int LED_L_4x1 = 295;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L</text:p>
          </table:table-cell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formula="of:=&quot;LED_&quot;&amp;[.B298]&amp;&quot;_&quot;&amp;[.D298]&amp;&quot;x&quot;&amp;[.E298]" office:value-type="string" office:string-value="LED_L_3x8" calcext:value-type="string">
            <text:p>LED_L_3x8</text:p>
          </table:table-cell>
          <table:table-cell table:formula="of:=&quot;const int &quot;&amp;[.F298]&amp;&quot; = &quot;&amp;[.A298]&amp;&quot;;&quot;" office:value-type="string" office:string-value="const int LED_L_3x8 = 296;" calcext:value-type="string">
            <text:p>const int LED_L_3x8 = 296;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L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&quot;LED_&quot;&amp;[.B299]&amp;&quot;_&quot;&amp;[.D299]&amp;&quot;x&quot;&amp;[.E299]" office:value-type="string" office:string-value="LED_L_3x7" calcext:value-type="string">
            <text:p>LED_L_3x7</text:p>
          </table:table-cell>
          <table:table-cell table:formula="of:=&quot;const int &quot;&amp;[.F299]&amp;&quot; = &quot;&amp;[.A299]&amp;&quot;;&quot;" office:value-type="string" office:string-value="const int LED_L_3x7 = 297;" calcext:value-type="string">
            <text:p>const int LED_L_3x7 = 297;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L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&quot;LED_&quot;&amp;[.B300]&amp;&quot;_&quot;&amp;[.D300]&amp;&quot;x&quot;&amp;[.E300]" office:value-type="string" office:string-value="LED_L_3x6" calcext:value-type="string">
            <text:p>LED_L_3x6</text:p>
          </table:table-cell>
          <table:table-cell table:formula="of:=&quot;const int &quot;&amp;[.F300]&amp;&quot; = &quot;&amp;[.A300]&amp;&quot;;&quot;" office:value-type="string" office:string-value="const int LED_L_3x6 = 298;" calcext:value-type="string">
            <text:p>const int LED_L_3x6 = 298;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L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&quot;LED_&quot;&amp;[.B301]&amp;&quot;_&quot;&amp;[.D301]&amp;&quot;x&quot;&amp;[.E301]" office:value-type="string" office:string-value="LED_L_3x5" calcext:value-type="string">
            <text:p>LED_L_3x5</text:p>
          </table:table-cell>
          <table:table-cell table:formula="of:=&quot;const int &quot;&amp;[.F301]&amp;&quot; = &quot;&amp;[.A301]&amp;&quot;;&quot;" office:value-type="string" office:string-value="const int LED_L_3x5 = 299;" calcext:value-type="string">
            <text:p>const int LED_L_3x5 = 299;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L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&quot;LED_&quot;&amp;[.B302]&amp;&quot;_&quot;&amp;[.D302]&amp;&quot;x&quot;&amp;[.E302]" office:value-type="string" office:string-value="LED_L_3x4" calcext:value-type="string">
            <text:p>LED_L_3x4</text:p>
          </table:table-cell>
          <table:table-cell table:formula="of:=&quot;const int &quot;&amp;[.F302]&amp;&quot; = &quot;&amp;[.A302]&amp;&quot;;&quot;" office:value-type="string" office:string-value="const int LED_L_3x4 = 300;" calcext:value-type="string">
            <text:p>const int LED_L_3x4 = 300;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L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&quot;LED_&quot;&amp;[.B303]&amp;&quot;_&quot;&amp;[.D303]&amp;&quot;x&quot;&amp;[.E303]" office:value-type="string" office:string-value="LED_L_3x3" calcext:value-type="string">
            <text:p>LED_L_3x3</text:p>
          </table:table-cell>
          <table:table-cell table:formula="of:=&quot;const int &quot;&amp;[.F303]&amp;&quot; = &quot;&amp;[.A303]&amp;&quot;;&quot;" office:value-type="string" office:string-value="const int LED_L_3x3 = 301;" calcext:value-type="string">
            <text:p>const int LED_L_3x3 = 301;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L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&quot;LED_&quot;&amp;[.B304]&amp;&quot;_&quot;&amp;[.D304]&amp;&quot;x&quot;&amp;[.E304]" office:value-type="string" office:string-value="LED_L_3x2" calcext:value-type="string">
            <text:p>LED_L_3x2</text:p>
          </table:table-cell>
          <table:table-cell table:formula="of:=&quot;const int &quot;&amp;[.F304]&amp;&quot; = &quot;&amp;[.A304]&amp;&quot;;&quot;" office:value-type="string" office:string-value="const int LED_L_3x2 = 302;" calcext:value-type="string">
            <text:p>const int LED_L_3x2 = 302;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L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&quot;LED_&quot;&amp;[.B305]&amp;&quot;_&quot;&amp;[.D305]&amp;&quot;x&quot;&amp;[.E305]" office:value-type="string" office:string-value="LED_L_3x1" calcext:value-type="string">
            <text:p>LED_L_3x1</text:p>
          </table:table-cell>
          <table:table-cell table:formula="of:=&quot;const int &quot;&amp;[.F305]&amp;&quot; = &quot;&amp;[.A305]&amp;&quot;;&quot;" office:value-type="string" office:string-value="const int LED_L_3x1 = 303;" calcext:value-type="string">
            <text:p>const int LED_L_3x1 = 303;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L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&quot;LED_&quot;&amp;[.B306]&amp;&quot;_&quot;&amp;[.D306]&amp;&quot;x&quot;&amp;[.E306]" office:value-type="string" office:string-value="LED_L_2x8" calcext:value-type="string">
            <text:p>LED_L_2x8</text:p>
          </table:table-cell>
          <table:table-cell table:formula="of:=&quot;const int &quot;&amp;[.F306]&amp;&quot; = &quot;&amp;[.A306]&amp;&quot;;&quot;" office:value-type="string" office:string-value="const int LED_L_2x8 = 304;" calcext:value-type="string">
            <text:p>const int LED_L_2x8 = 304;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L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&quot;LED_&quot;&amp;[.B307]&amp;&quot;_&quot;&amp;[.D307]&amp;&quot;x&quot;&amp;[.E307]" office:value-type="string" office:string-value="LED_L_2x7" calcext:value-type="string">
            <text:p>LED_L_2x7</text:p>
          </table:table-cell>
          <table:table-cell table:formula="of:=&quot;const int &quot;&amp;[.F307]&amp;&quot; = &quot;&amp;[.A307]&amp;&quot;;&quot;" office:value-type="string" office:string-value="const int LED_L_2x7 = 305;" calcext:value-type="string">
            <text:p>const int LED_L_2x7 = 305;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L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&quot;LED_&quot;&amp;[.B308]&amp;&quot;_&quot;&amp;[.D308]&amp;&quot;x&quot;&amp;[.E308]" office:value-type="string" office:string-value="LED_L_2x6" calcext:value-type="string">
            <text:p>LED_L_2x6</text:p>
          </table:table-cell>
          <table:table-cell table:formula="of:=&quot;const int &quot;&amp;[.F308]&amp;&quot; = &quot;&amp;[.A308]&amp;&quot;;&quot;" office:value-type="string" office:string-value="const int LED_L_2x6 = 306;" calcext:value-type="string">
            <text:p>const int LED_L_2x6 = 306;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L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&quot;LED_&quot;&amp;[.B309]&amp;&quot;_&quot;&amp;[.D309]&amp;&quot;x&quot;&amp;[.E309]" office:value-type="string" office:string-value="LED_L_2x5" calcext:value-type="string">
            <text:p>LED_L_2x5</text:p>
          </table:table-cell>
          <table:table-cell table:formula="of:=&quot;const int &quot;&amp;[.F309]&amp;&quot; = &quot;&amp;[.A309]&amp;&quot;;&quot;" office:value-type="string" office:string-value="const int LED_L_2x5 = 307;" calcext:value-type="string">
            <text:p>const int LED_L_2x5 = 307;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L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&quot;LED_&quot;&amp;[.B310]&amp;&quot;_&quot;&amp;[.D310]&amp;&quot;x&quot;&amp;[.E310]" office:value-type="string" office:string-value="LED_L_2x4" calcext:value-type="string">
            <text:p>LED_L_2x4</text:p>
          </table:table-cell>
          <table:table-cell table:formula="of:=&quot;const int &quot;&amp;[.F310]&amp;&quot; = &quot;&amp;[.A310]&amp;&quot;;&quot;" office:value-type="string" office:string-value="const int LED_L_2x4 = 308;" calcext:value-type="string">
            <text:p>const int LED_L_2x4 = 308;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L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&quot;LED_&quot;&amp;[.B311]&amp;&quot;_&quot;&amp;[.D311]&amp;&quot;x&quot;&amp;[.E311]" office:value-type="string" office:string-value="LED_L_2x3" calcext:value-type="string">
            <text:p>LED_L_2x3</text:p>
          </table:table-cell>
          <table:table-cell table:formula="of:=&quot;const int &quot;&amp;[.F311]&amp;&quot; = &quot;&amp;[.A311]&amp;&quot;;&quot;" office:value-type="string" office:string-value="const int LED_L_2x3 = 309;" calcext:value-type="string">
            <text:p>const int LED_L_2x3 = 309;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L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&quot;LED_&quot;&amp;[.B312]&amp;&quot;_&quot;&amp;[.D312]&amp;&quot;x&quot;&amp;[.E312]" office:value-type="string" office:string-value="LED_L_2x2" calcext:value-type="string">
            <text:p>LED_L_2x2</text:p>
          </table:table-cell>
          <table:table-cell table:formula="of:=&quot;const int &quot;&amp;[.F312]&amp;&quot; = &quot;&amp;[.A312]&amp;&quot;;&quot;" office:value-type="string" office:string-value="const int LED_L_2x2 = 310;" calcext:value-type="string">
            <text:p>const int LED_L_2x2 = 310;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L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&quot;LED_&quot;&amp;[.B313]&amp;&quot;_&quot;&amp;[.D313]&amp;&quot;x&quot;&amp;[.E313]" office:value-type="string" office:string-value="LED_L_2x1" calcext:value-type="string">
            <text:p>LED_L_2x1</text:p>
          </table:table-cell>
          <table:table-cell table:formula="of:=&quot;const int &quot;&amp;[.F313]&amp;&quot; = &quot;&amp;[.A313]&amp;&quot;;&quot;" office:value-type="string" office:string-value="const int LED_L_2x1 = 311;" calcext:value-type="string">
            <text:p>const int LED_L_2x1 = 311;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L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&quot;LED_&quot;&amp;[.B314]&amp;&quot;_&quot;&amp;[.D314]&amp;&quot;x&quot;&amp;[.E314]" office:value-type="string" office:string-value="LED_L_1x8" calcext:value-type="string">
            <text:p>LED_L_1x8</text:p>
          </table:table-cell>
          <table:table-cell table:formula="of:=&quot;const int &quot;&amp;[.F314]&amp;&quot; = &quot;&amp;[.A314]&amp;&quot;;&quot;" office:value-type="string" office:string-value="const int LED_L_1x8 = 312;" calcext:value-type="string">
            <text:p>const int LED_L_1x8 = 312;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L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&quot;LED_&quot;&amp;[.B315]&amp;&quot;_&quot;&amp;[.D315]&amp;&quot;x&quot;&amp;[.E315]" office:value-type="string" office:string-value="LED_L_1x7" calcext:value-type="string">
            <text:p>LED_L_1x7</text:p>
          </table:table-cell>
          <table:table-cell table:formula="of:=&quot;const int &quot;&amp;[.F315]&amp;&quot; = &quot;&amp;[.A315]&amp;&quot;;&quot;" office:value-type="string" office:string-value="const int LED_L_1x7 = 313;" calcext:value-type="string">
            <text:p>const int LED_L_1x7 = 313;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L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&quot;LED_&quot;&amp;[.B316]&amp;&quot;_&quot;&amp;[.D316]&amp;&quot;x&quot;&amp;[.E316]" office:value-type="string" office:string-value="LED_L_1x6" calcext:value-type="string">
            <text:p>LED_L_1x6</text:p>
          </table:table-cell>
          <table:table-cell table:formula="of:=&quot;const int &quot;&amp;[.F316]&amp;&quot; = &quot;&amp;[.A316]&amp;&quot;;&quot;" office:value-type="string" office:string-value="const int LED_L_1x6 = 314;" calcext:value-type="string">
            <text:p>const int LED_L_1x6 = 314;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L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&quot;LED_&quot;&amp;[.B317]&amp;&quot;_&quot;&amp;[.D317]&amp;&quot;x&quot;&amp;[.E317]" office:value-type="string" office:string-value="LED_L_1x5" calcext:value-type="string">
            <text:p>LED_L_1x5</text:p>
          </table:table-cell>
          <table:table-cell table:formula="of:=&quot;const int &quot;&amp;[.F317]&amp;&quot; = &quot;&amp;[.A317]&amp;&quot;;&quot;" office:value-type="string" office:string-value="const int LED_L_1x5 = 315;" calcext:value-type="string">
            <text:p>const int LED_L_1x5 = 315;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L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&quot;LED_&quot;&amp;[.B318]&amp;&quot;_&quot;&amp;[.D318]&amp;&quot;x&quot;&amp;[.E318]" office:value-type="string" office:string-value="LED_L_1x4" calcext:value-type="string">
            <text:p>LED_L_1x4</text:p>
          </table:table-cell>
          <table:table-cell table:formula="of:=&quot;const int &quot;&amp;[.F318]&amp;&quot; = &quot;&amp;[.A318]&amp;&quot;;&quot;" office:value-type="string" office:string-value="const int LED_L_1x4 = 316;" calcext:value-type="string">
            <text:p>const int LED_L_1x4 = 316;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L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&quot;LED_&quot;&amp;[.B319]&amp;&quot;_&quot;&amp;[.D319]&amp;&quot;x&quot;&amp;[.E319]" office:value-type="string" office:string-value="LED_L_1x3" calcext:value-type="string">
            <text:p>LED_L_1x3</text:p>
          </table:table-cell>
          <table:table-cell table:formula="of:=&quot;const int &quot;&amp;[.F319]&amp;&quot; = &quot;&amp;[.A319]&amp;&quot;;&quot;" office:value-type="string" office:string-value="const int LED_L_1x3 = 317;" calcext:value-type="string">
            <text:p>const int LED_L_1x3 = 317;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L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&quot;LED_&quot;&amp;[.B320]&amp;&quot;_&quot;&amp;[.D320]&amp;&quot;x&quot;&amp;[.E320]" office:value-type="string" office:string-value="LED_L_1x2" calcext:value-type="string">
            <text:p>LED_L_1x2</text:p>
          </table:table-cell>
          <table:table-cell table:formula="of:=&quot;const int &quot;&amp;[.F320]&amp;&quot; = &quot;&amp;[.A320]&amp;&quot;;&quot;" office:value-type="string" office:string-value="const int LED_L_1x2 = 318;" calcext:value-type="string">
            <text:p>const int LED_L_1x2 = 318;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L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&quot;LED_&quot;&amp;[.B321]&amp;&quot;_&quot;&amp;[.D321]&amp;&quot;x&quot;&amp;[.E321]" office:value-type="string" office:string-value="LED_L_1x1" calcext:value-type="string">
            <text:p>LED_L_1x1</text:p>
          </table:table-cell>
          <table:table-cell table:formula="of:=&quot;const int &quot;&amp;[.F321]&amp;&quot; = &quot;&amp;[.A321]&amp;&quot;;&quot;" office:value-type="string" office:string-value="const int LED_L_1x1 = 319;" calcext:value-type="string">
            <text:p>const int LED_L_1x1 = 319;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8T22:07:20.871323274</meta:creation-date>
    <dc:date>2023-05-28T23:33:55.662153705</dc:date>
    <meta:editing-duration>PT1H16M24S</meta:editing-duration>
    <meta:editing-cycles>6</meta:editing-cycles>
    <meta:generator>LibreOffice/7.0.4.2$Linux_X86_64 LibreOffice_project/00$Build-2</meta:generator>
    <meta:document-statistic meta:table-count="1" meta:cell-count="2247" meta:object-count="0"/>
  </office:meta>
</office:document-meta>
</file>